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ffff00" draw:textarea-horizontal-align="center" draw:textarea-vertical-align="middl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0000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ff8080" draw:textarea-vertical-align="middle" draw:auto-grow-height="false" fo:min-height="0.749cm" fo:min-width="0.499cm"/>
    </style:style>
    <style:style style:name="gr8" style:family="graphic" style:parent-style-name="standard">
      <style:graphic-properties draw:fill="solid" draw:fill-color="#ff0000" draw:textarea-vertical-align="middle" draw:auto-grow-height="false" fo:min-height="0.749cm" fo:min-width="0.499cm"/>
    </style:style>
    <style:style style:name="gr9" style:family="graphic" style:parent-style-name="standard">
      <style:graphic-properties draw:fill-color="#ffff00" draw:opacity="25%" draw:textarea-horizontal-align="center" draw:textarea-vertical-align="middle" draw:shadow-opacity="25%"/>
    </style:style>
    <style:style style:name="gr10" style:family="graphic" style:parent-style-name="standard">
      <style:graphic-properties draw:marker-end="Arrow" draw:marker-end-width="0.3cm" draw:fill="solid" draw:fill-color="#ff0000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918cm"/>
    </style:style>
    <style:style style:name="gr12" style:family="graphic" style:parent-style-name="standard">
      <style:graphic-properties draw:fill="solid" draw:fill-color="#ffff00" draw:opacity="100%" draw:textarea-horizontal-align="center" draw:textarea-vertical-align="middle" draw:shadow-opacity="100%"/>
    </style:style>
    <style:style style:name="gr13" style:family="graphic" style:parent-style-name="standard">
      <style:graphic-properties draw:fill="solid" draw:fill-color="#ff6633" draw:opacity="100%" draw:textarea-horizontal-align="center" draw:textarea-vertical-align="middle" draw:shadow-opacity="100%"/>
    </style:style>
    <style:style style:name="gr14" style:family="graphic" style:parent-style-name="standard">
      <style:graphic-properties draw:opacity="25%" draw:textarea-horizontal-align="center" draw:textarea-vertical-align="middle" draw:shadow-opacity="25%"/>
    </style:style>
    <style:style style:name="gr15" style:family="graphic" style:parent-style-name="standard">
      <style:graphic-properties draw:fill="solid" draw:fill-color="#33cc66" draw:opacity="100%" draw:textarea-horizontal-align="center" draw:textarea-vertical-align="middle" draw:shadow-opacity="100%"/>
    </style:style>
    <style:style style:name="gr16" style:family="graphic" style:parent-style-name="standard">
      <style:graphic-properties draw:fill="solid" draw:fill-color="#ffff00" draw:textarea-horizontal-align="center" draw:textarea-vertical-align="middle"/>
    </style:style>
    <style:style style:name="gr17" style:family="graphic" style:parent-style-name="standard">
      <style:graphic-properties draw:fill="solid" draw:fill-color="#ff0000" draw:opacity="100%" draw:textarea-horizontal-align="center" draw:textarea-vertical-align="middle" draw:shadow-opacity="10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text-properties style:text-blinking="true"/>
    </style:style>
    <style:style style:name="gr19" style:family="graphic" style:parent-style-name="standard">
      <style:graphic-properties draw:fill="solid" draw:fill-color="#ffff00" draw:opacity="25%" draw:textarea-horizontal-align="center" draw:textarea-vertical-align="middle" draw:shadow-opacity="25%"/>
    </style:style>
    <style:style style:name="gr20" style:family="graphic" style:parent-style-name="standard">
      <style:graphic-properties draw:fill="solid" draw:fill-color="#ffff00" draw:opacity="50%" draw:textarea-horizontal-align="center" draw:textarea-vertical-align="middle" draw:shadow-opacity="50%"/>
    </style:style>
    <style:style style:name="gr21" style:family="graphic" style:parent-style-name="standard">
      <style:graphic-properties draw:fill="solid" draw:fill-color="#99ccff" draw:textarea-horizontal-align="center" draw:textarea-vertical-align="middle"/>
    </style:style>
    <style:style style:name="gr22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false" fo:min-height="1.402cm" fo:min-width="10.535cm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color="#ff0000" fo:font-size="28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text-properties fo:color="#0000ff" style:text-outline="false" fo:font-size="18pt" fo:text-shadow="none" style:font-size-asian="18pt" style:font-size-complex="18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  <style:text-properties fo:font-size="14pt"/>
    </style:style>
    <style:style style:name="P7" style:family="paragraph">
      <style:text-properties fo:color="#ff0000"/>
    </style:style>
    <style:style style:name="P8" style:family="paragraph">
      <style:text-properties fo:color="#0000ff"/>
    </style:style>
    <style:style style:name="P9" style:family="paragraph">
      <style:paragraph-properties fo:margin-left="0cm" fo:margin-right="0cm" fo:text-align="center" fo:text-indent="0cm"/>
      <style:text-properties fo:font-size="14pt"/>
    </style:style>
    <style:style style:name="P10" style:family="paragraph">
      <style:paragraph-properties fo:text-align="center"/>
      <style:text-properties fo:color="#ff0000" fo:font-size="14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align="end" fo:text-indent="0cm"/>
      <style:text-properties fo:color="#ff0000"/>
    </style:style>
    <style:style style:name="P14" style:family="paragraph">
      <style:paragraph-properties fo:margin-left="0cm" fo:margin-right="0cm" fo:text-align="end" fo:text-indent="0cm"/>
      <style:text-properties fo:color="#ff8080"/>
    </style:style>
    <style:style style:name="P15" style:family="paragraph">
      <style:text-properties fo:color="#ff8080"/>
    </style:style>
    <style:style style:name="P16" style:family="paragraph">
      <style:text-properties fo:color="#99ccff"/>
    </style:style>
    <style:style style:name="P17" style:family="paragraph">
      <style:text-properties fo:color="#33cc66"/>
    </style:style>
    <style:style style:name="P18" style:family="paragraph">
      <style:text-properties fo:color="#9999ff"/>
    </style:style>
    <style:style style:name="P19" style:family="paragraph">
      <style:paragraph-properties fo:margin-left="0cm" fo:margin-right="0cm" fo:text-indent="0cm"/>
      <style:text-properties fo:color="#ff0000"/>
    </style:style>
    <style:style style:name="P20" style:family="paragraph">
      <style:paragraph-properties fo:margin-left="0cm" fo:margin-right="0cm" fo:text-indent="0cm"/>
      <style:text-properties fo:color="#0000ff" fo:font-size="36pt"/>
    </style:style>
    <style:style style:name="T1" style:family="text">
      <style:text-properties fo:color="#ff0000" fo:font-size="28pt" fo:font-weight="bold"/>
    </style:style>
    <style:style style:name="T2" style:family="text">
      <style:text-properties fo:color="#0000ff" style:text-outline="false" fo:font-size="18pt" fo:text-shadow="none" style:font-size-asian="18pt" style:font-size-complex="18pt"/>
    </style:style>
    <style:style style:name="T3" style:family="text">
      <style:text-properties fo:font-size="14pt"/>
    </style:style>
    <style:style style:name="T4" style:family="text">
      <style:text-properties fo:color="#ff0000"/>
    </style:style>
    <style:style style:name="T5" style:family="text">
      <style:text-properties fo:color="#0000ff"/>
    </style:style>
    <style:style style:name="T6" style:family="text">
      <style:text-properties fo:color="#ff0000" fo:font-size="14pt"/>
    </style:style>
    <style:style style:name="T7" style:family="text">
      <style:text-properties fo:color="#ff8080"/>
    </style:style>
    <style:style style:name="T8" style:family="text">
      <style:text-properties fo:color="#99ccff"/>
    </style:style>
    <style:style style:name="T9" style:family="text">
      <style:text-properties fo:color="#33cc66"/>
    </style:style>
    <style:style style:name="T10" style:family="text">
      <style:text-properties fo:color="#9999ff"/>
    </style:style>
    <style:style style:name="T11" style:family="text">
      <style:text-properties fo:color="#008000" fo:font-weight="bold"/>
    </style:style>
    <style:style style:name="T12" style:family="text">
      <style:text-properties fo:color="#0000ff" fo:font-size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5.416cm" svg:height="2.503cm" svg:x="1.205cm" svg:y="1.412cm">
          <draw:text-box>
            <text:p text:style-name="P1"><text:span text:style-name="T1">Comment un virus informatique</text:span></text:p>
            <text:p text:style-name="P1"><text:span text:style-name="T1">infecte un programme</text:span></text:p>
          </draw:text-box>
        </draw:frame>
        <draw:frame draw:style-name="gr1" draw:text-style-name="P4" draw:layer="layout" svg:width="9.091cm" svg:height="1.675cm" svg:x="10.553cm" svg:y="7.261cm">
          <draw:text-box>
            <text:p text:style-name="P1"><text:span text:style-name="T2">Cliquer une fois pour démarrer</text:span></text:p>
            <text:p text:style-name="P3"><text:span text:style-name="T2">l'animation</text:span></text:p>
          </draw:text-box>
        </draw:frame>
      </draw:page>
      <draw:page draw:name="page2" draw:style-name="dp1" draw:master-page-name="Standard">
        <draw:rect draw:style-name="gr2" draw:text-style-name="P6" draw:layer="layout" svg:width="1.663cm" svg:height="0.681cm" svg:x="2.174cm" svg:y="5.126cm">
          <text:p text:style-name="P5"><text:span text:style-name="T3">instr 1</text:span></text:p>
        </draw:rect>
        <draw:rect draw:style-name="gr2" draw:text-style-name="P6" draw:layer="layout" svg:width="1.663cm" svg:height="0.681cm" svg:x="3.841cm" svg:y="5.127cm">
          <text:p text:style-name="P5"><text:span text:style-name="T3">instr 2</text:span></text:p>
        </draw:rect>
        <draw:rect draw:style-name="gr2" draw:text-style-name="P6" draw:layer="layout" svg:width="1.663cm" svg:height="0.681cm" svg:x="5.474cm" svg:y="5.126cm">
          <text:p text:style-name="P5"><text:span text:style-name="T3">instr 3</text:span></text:p>
        </draw:rect>
        <draw:rect draw:style-name="gr2" draw:text-style-name="P6" draw:layer="layout" svg:width="1.663cm" svg:height="0.681cm" svg:x="7.141cm" svg:y="5.127cm">
          <text:p text:style-name="P5"><text:span text:style-name="T3">instr 4</text:span></text:p>
        </draw:rect>
        <draw:rect draw:style-name="gr2" draw:text-style-name="P6" draw:layer="layout" svg:width="1.663cm" svg:height="0.681cm" svg:x="8.774cm" svg:y="5.126cm">
          <text:p text:style-name="P5"><text:span text:style-name="T3">instr 5</text:span></text:p>
        </draw:rect>
        <draw:rect draw:style-name="gr2" draw:text-style-name="P6" draw:layer="layout" svg:width="1.663cm" svg:height="0.681cm" svg:x="10.441cm" svg:y="5.127cm">
          <text:p text:style-name="P5"><text:span text:style-name="T3">instr 6</text:span></text:p>
        </draw:rect>
        <draw:frame draw:style-name="gr1" draw:text-style-name="P7" draw:layer="layout" svg:width="12.652cm" svg:height="2.387cm" svg:x="1.774cm" svg:y="6.537cm">
          <draw:text-box>
            <text:p text:style-name="P1"><text:span text:style-name="T4">Un programme d'ordinateur est</text:span></text:p>
            <text:p text:style-name="P1"><text:span text:style-name="T4">constitué d'un certain nombre d'instructions</text:span></text:p>
            <text:p text:style-name="P1"><text:span text:style-name="T4">(ici, un jeu d'ordinateur, par exemple)</text:span></text:p>
          </draw:text-box>
        </draw:frame>
        <draw:frame draw:style-name="gr1" draw:text-style-name="P8" draw:layer="layout" svg:width="6.378cm" svg:height="0.963cm" svg:x="14.382cm" svg:y="0.436cm">
          <draw:text-box>
            <text:p text:style-name="P1"><text:span text:style-name="T5">Cliquer pour avancer</text:span></text:p>
          </draw:text-box>
        </draw:frame>
      </draw:page>
      <draw:page draw:name="page3" draw:style-name="dp1" draw:master-page-name="Standard">
        <draw:rect draw:style-name="gr3" draw:text-style-name="P9" draw:layer="layout" svg:width="1.663cm" svg:height="0.681cm" svg:x="2.043cm" svg:y="2.684cm">
          <text:p text:style-name="P5"><text:span text:style-name="T3">instr A</text:span></text:p>
        </draw:rect>
        <draw:rect draw:style-name="gr3" draw:text-style-name="P9" draw:layer="layout" svg:width="1.663cm" svg:height="0.681cm" svg:x="3.71cm" svg:y="2.685cm">
          <text:p text:style-name="P5"><text:span text:style-name="T3">instr B</text:span></text:p>
        </draw:rect>
        <draw:rect draw:style-name="gr3" draw:text-style-name="P9" draw:layer="layout" svg:width="1.663cm" svg:height="0.681cm" svg:x="5.377cm" svg:y="2.686cm">
          <text:p text:style-name="P5"><text:span text:style-name="T3">instr C</text:span></text:p>
        </draw:rect>
        <draw:rect draw:style-name="gr2" draw:text-style-name="P6" draw:layer="layout" svg:width="1.663cm" svg:height="0.681cm" svg:x="2.174cm" svg:y="5.126cm">
          <text:p text:style-name="P5"><text:span text:style-name="T3">instr 1</text:span></text:p>
        </draw:rect>
        <draw:rect draw:style-name="gr2" draw:text-style-name="P6" draw:layer="layout" svg:width="1.663cm" svg:height="0.681cm" svg:x="3.841cm" svg:y="5.127cm">
          <text:p text:style-name="P5"><text:span text:style-name="T3">instr 2</text:span></text:p>
        </draw:rect>
        <draw:rect draw:style-name="gr2" draw:text-style-name="P6" draw:layer="layout" svg:width="1.663cm" svg:height="0.681cm" svg:x="5.474cm" svg:y="5.126cm">
          <text:p text:style-name="P5"><text:span text:style-name="T3">instr 3</text:span></text:p>
        </draw:rect>
        <draw:rect draw:style-name="gr2" draw:text-style-name="P6" draw:layer="layout" svg:width="1.663cm" svg:height="0.681cm" svg:x="7.141cm" svg:y="5.127cm">
          <text:p text:style-name="P5"><text:span text:style-name="T3">instr 4</text:span></text:p>
        </draw:rect>
        <draw:rect draw:style-name="gr2" draw:text-style-name="P6" draw:layer="layout" svg:width="1.663cm" svg:height="0.681cm" svg:x="8.774cm" svg:y="5.126cm">
          <text:p text:style-name="P5"><text:span text:style-name="T3">instr 5</text:span></text:p>
        </draw:rect>
        <draw:rect draw:style-name="gr2" draw:text-style-name="P6" draw:layer="layout" svg:width="1.663cm" svg:height="0.681cm" svg:x="10.441cm" svg:y="5.127cm">
          <text:p text:style-name="P5"><text:span text:style-name="T3">instr 6</text:span></text:p>
        </draw:rect>
        <draw:frame draw:style-name="gr1" draw:text-style-name="P7" draw:layer="layout" svg:width="7.754cm" svg:height="1.675cm" svg:x="1.207cm" svg:y="0.67cm">
          <draw:text-box>
            <text:p text:style-name="P1"><text:span text:style-name="T4">Un virus informatique est </text:span><text:span text:style-name="T4"><text:line-break/></text:span><text:span text:style-name="T4">également un programme</text:span></text:p>
          </draw:text-box>
        </draw:frame>
        <draw:frame draw:style-name="gr1" draw:text-style-name="P8" draw:layer="layout" svg:width="6.378cm" svg:height="0.963cm" svg:x="14.382cm" svg:y="0.437cm">
          <draw:text-box>
            <text:p text:style-name="P1"><text:span text:style-name="T5">Cliquer pour avancer</text:span></text:p>
          </draw:text-box>
        </draw:frame>
      </draw:page>
      <draw:page draw:name="page4" draw:style-name="dp1" draw:master-page-name="Standard">
        <draw:rect draw:style-name="gr3" draw:text-style-name="P9" draw:layer="layout" svg:width="1.663cm" svg:height="0.681cm" svg:x="2.044cm" svg:y="2.684cm">
          <text:p text:style-name="P5"><text:span text:style-name="T3">instr A</text:span></text:p>
        </draw:rect>
        <draw:rect draw:style-name="gr3" draw:text-style-name="P9" draw:layer="layout" svg:width="1.663cm" svg:height="0.681cm" svg:x="3.711cm" svg:y="2.685cm">
          <text:p text:style-name="P5"><text:span text:style-name="T3">instr B</text:span></text:p>
        </draw:rect>
        <draw:rect draw:style-name="gr3" draw:text-style-name="P9" draw:layer="layout" svg:width="1.663cm" svg:height="0.681cm" svg:x="5.378cm" svg:y="2.686cm">
          <text:p text:style-name="P5"><text:span text:style-name="T3">instr C</text:span></text:p>
        </draw:rect>
        <draw:rect draw:style-name="gr2" draw:text-style-name="P6" draw:layer="layout" svg:width="1.663cm" svg:height="0.681cm" svg:x="2.175cm" svg:y="5.126cm">
          <text:p text:style-name="P5"><text:span text:style-name="T3">instr 1</text:span></text:p>
        </draw:rect>
        <draw:rect draw:style-name="gr2" draw:text-style-name="P6" draw:layer="layout" svg:width="1.663cm" svg:height="0.681cm" svg:x="3.842cm" svg:y="5.127cm">
          <text:p text:style-name="P5"><text:span text:style-name="T3">instr 2</text:span></text:p>
        </draw:rect>
        <draw:rect draw:style-name="gr2" draw:text-style-name="P6" draw:layer="layout" svg:width="1.663cm" svg:height="0.681cm" svg:x="5.475cm" svg:y="5.126cm">
          <text:p text:style-name="P5"><text:span text:style-name="T3">instr 3</text:span></text:p>
        </draw:rect>
        <draw:rect draw:style-name="gr2" draw:text-style-name="P6" draw:layer="layout" svg:width="1.663cm" svg:height="0.681cm" svg:x="7.142cm" svg:y="5.127cm">
          <text:p text:style-name="P5"><text:span text:style-name="T3">instr 4</text:span></text:p>
        </draw:rect>
        <draw:rect draw:style-name="gr2" draw:text-style-name="P6" draw:layer="layout" svg:width="1.663cm" svg:height="0.681cm" svg:x="8.775cm" svg:y="5.126cm">
          <text:p text:style-name="P5"><text:span text:style-name="T3">instr 5</text:span></text:p>
        </draw:rect>
        <draw:rect draw:style-name="gr2" draw:text-style-name="P6" draw:layer="layout" svg:width="1.663cm" svg:height="0.681cm" svg:x="10.442cm" svg:y="5.127cm">
          <text:p text:style-name="P5"><text:span text:style-name="T3">instr 6</text:span></text:p>
        </draw:rect>
        <draw:custom-shape draw:style-name="gr4" draw:text-style-name="P10" draw:layer="layout" svg:width="1.432cm" svg:height="0.949cm" draw:transform="rotate (-1.57079632679579) translate (4.629cm 3.509cm)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7.783cm" svg:height="1.361cm" svg:x="4.841cm" svg:y="3.595cm">
          <draw:text-box>
            <text:p text:style-name="P11"><text:span text:style-name="T6">Le virus s'exécute en modifiant</text:span><text:span text:style-name="T6"><text:line-break/></text:span><text:span text:style-name="T6">le programme de jeu d'ordinateur</text:span></text:p>
          </draw:text-box>
        </draw:frame>
        <draw:frame draw:style-name="gr1" draw:text-style-name="P8" draw:layer="layout" svg:width="6.378cm" svg:height="0.963cm" svg:x="14.382cm" svg:y="0.437cm">
          <draw:text-box>
            <text:p text:style-name="P1"><text:span text:style-name="T5">Cliquer pour avancer</text:span></text:p>
          </draw:text-box>
        </draw:frame>
      </draw:page>
      <draw:page draw:name="page5" draw:style-name="dp1" draw:master-page-name="Standard">
        <draw:rect draw:style-name="gr5" draw:text-style-name="P9" draw:layer="layout" svg:width="1.663cm" svg:height="0.681cm" svg:x="2.045cm" svg:y="2.684cm">
          <text:p text:style-name="P5"><text:span text:style-name="T3">instr A</text:span></text:p>
        </draw:rect>
        <draw:rect draw:style-name="gr3" draw:text-style-name="P9" draw:layer="layout" svg:width="1.663cm" svg:height="0.681cm" svg:x="3.712cm" svg:y="2.685cm">
          <text:p text:style-name="P5"><text:span text:style-name="T3">instr B</text:span></text:p>
        </draw:rect>
        <draw:rect draw:style-name="gr3" draw:text-style-name="P9" draw:layer="layout" svg:width="1.663cm" svg:height="0.681cm" svg:x="5.379cm" svg:y="2.686cm">
          <text:p text:style-name="P5"><text:span text:style-name="T3">instr C</text:span></text:p>
        </draw:rect>
        <draw:rect draw:style-name="gr2" draw:text-style-name="P6" draw:layer="layout" svg:width="1.663cm" svg:height="0.681cm" svg:x="2.176cm" svg:y="5.126cm">
          <text:p text:style-name="P5"><text:span text:style-name="T3">instr 1</text:span></text:p>
        </draw:rect>
        <draw:rect draw:style-name="gr2" draw:text-style-name="P6" draw:layer="layout" svg:width="1.663cm" svg:height="0.681cm" svg:x="3.843cm" svg:y="5.127cm">
          <text:p text:style-name="P5"><text:span text:style-name="T3">instr 2</text:span></text:p>
        </draw:rect>
        <draw:rect draw:style-name="gr2" draw:text-style-name="P6" draw:layer="layout" svg:width="1.663cm" svg:height="0.681cm" svg:x="5.476cm" svg:y="5.126cm">
          <text:p text:style-name="P5"><text:span text:style-name="T3">instr 3</text:span></text:p>
        </draw:rect>
        <draw:rect draw:style-name="gr2" draw:text-style-name="P6" draw:layer="layout" svg:width="1.663cm" svg:height="0.681cm" svg:x="7.143cm" svg:y="5.127cm">
          <text:p text:style-name="P5"><text:span text:style-name="T3">instr 4</text:span></text:p>
        </draw:rect>
        <draw:rect draw:style-name="gr2" draw:text-style-name="P6" draw:layer="layout" svg:width="1.663cm" svg:height="0.681cm" svg:x="8.776cm" svg:y="5.126cm">
          <text:p text:style-name="P5"><text:span text:style-name="T3">instr 5</text:span></text:p>
        </draw:rect>
        <draw:rect draw:style-name="gr2" draw:text-style-name="P6" draw:layer="layout" svg:width="1.663cm" svg:height="0.681cm" svg:x="10.443cm" svg:y="5.127cm">
          <text:p text:style-name="P5"><text:span text:style-name="T3">instr 6</text:span></text:p>
        </draw:rect>
        <draw:frame draw:style-name="gr1" draw:text-style-name="P8" draw:layer="layout" svg:width="6.378cm" svg:height="0.963cm" svg:x="14.382cm" svg:y="0.437cm">
          <draw:text-box>
            <text:p text:style-name="P1"><text:span text:style-name="T5">Cliquer pour avancer</text:span></text:p>
          </draw:text-box>
        </draw:frame>
        <draw:line draw:style-name="gr6" draw:text-style-name="P12" draw:layer="layout" svg:x1="2.814cm" svg:y1="1.554cm" svg:x2="2.814cm" svg:y2="2.436cm">
          <text:p text:style-name="P1"/>
        </draw:line>
      </draw:page>
      <draw:page draw:name="page6" draw:style-name="dp1" draw:master-page-name="Standard">
        <draw:rect draw:style-name="gr5" draw:text-style-name="P9" draw:layer="layout" svg:width="1.663cm" svg:height="0.681cm" svg:x="2.047cm" svg:y="2.684cm">
          <text:p text:style-name="P5"><text:span text:style-name="T3">instr A</text:span></text:p>
        </draw:rect>
        <draw:rect draw:style-name="gr3" draw:text-style-name="P9" draw:layer="layout" svg:width="1.663cm" svg:height="0.681cm" svg:x="3.714cm" svg:y="2.685cm">
          <text:p text:style-name="P5"><text:span text:style-name="T3">instr B</text:span></text:p>
        </draw:rect>
        <draw:rect draw:style-name="gr3" draw:text-style-name="P9" draw:layer="layout" svg:width="1.663cm" svg:height="0.681cm" svg:x="5.381cm" svg:y="2.686cm">
          <text:p text:style-name="P5"><text:span text:style-name="T3">instr C</text:span></text:p>
        </draw:rect>
        <draw:rect draw:style-name="gr2" draw:text-style-name="P6" draw:layer="layout" svg:width="1.663cm" svg:height="0.681cm" svg:x="2.51cm" svg:y="5.126cm">
          <text:p text:style-name="P5"><text:span text:style-name="T3">instr 1</text:span></text:p>
        </draw:rect>
        <draw:rect draw:style-name="gr2" draw:text-style-name="P6" draw:layer="layout" svg:width="1.663cm" svg:height="0.681cm" svg:x="4.129cm" svg:y="5.127cm">
          <text:p text:style-name="P5"><text:span text:style-name="T3">instr 2</text:span></text:p>
        </draw:rect>
        <draw:rect draw:style-name="gr2" draw:text-style-name="P6" draw:layer="layout" svg:width="1.663cm" svg:height="0.681cm" svg:x="5.762cm" svg:y="5.126cm">
          <text:p text:style-name="P5"><text:span text:style-name="T3">instr 3</text:span></text:p>
        </draw:rect>
        <draw:rect draw:style-name="gr2" draw:text-style-name="P6" draw:layer="layout" svg:width="1.663cm" svg:height="0.681cm" svg:x="7.429cm" svg:y="5.127cm">
          <text:p text:style-name="P5"><text:span text:style-name="T3">instr 4</text:span></text:p>
        </draw:rect>
        <draw:rect draw:style-name="gr2" draw:text-style-name="P6" draw:layer="layout" svg:width="1.663cm" svg:height="0.681cm" svg:x="9.062cm" svg:y="5.126cm">
          <text:p text:style-name="P5"><text:span text:style-name="T3">instr 5</text:span></text:p>
        </draw:rect>
        <draw:rect draw:style-name="gr2" draw:text-style-name="P6" draw:layer="layout" svg:width="1.663cm" svg:height="0.681cm" svg:x="10.729cm" svg:y="5.127cm">
          <text:p text:style-name="P5"><text:span text:style-name="T3">instr 6</text:span></text:p>
        </draw:rect>
        <draw:frame draw:style-name="gr1" draw:text-style-name="P8" draw:layer="layout" svg:width="6.378cm" svg:height="0.963cm" svg:x="14.382cm" svg:y="0.437cm">
          <draw:text-box>
            <text:p text:style-name="P1"><text:span text:style-name="T5">Cliquer pour avancer</text:span></text:p>
          </draw:text-box>
        </draw:frame>
        <draw:line draw:style-name="gr6" draw:text-style-name="P12" draw:layer="layout" svg:x1="2.814cm" svg:y1="1.554cm" svg:x2="2.814cm" svg:y2="2.436cm">
          <text:p text:style-name="P1"/>
        </draw:line>
      </draw:page>
      <draw:page draw:name="page7" draw:style-name="dp1" draw:master-page-name="Standard">
        <draw:rect draw:style-name="gr5" draw:text-style-name="P9" draw:layer="layout" svg:width="1.663cm" svg:height="0.681cm" svg:x="2.046cm" svg:y="2.684cm">
          <text:p text:style-name="P5"><text:span text:style-name="T3">instr A</text:span></text:p>
        </draw:rect>
        <draw:rect draw:style-name="gr3" draw:text-style-name="P9" draw:layer="layout" svg:width="1.663cm" svg:height="0.681cm" svg:x="3.713cm" svg:y="2.685cm">
          <text:p text:style-name="P5"><text:span text:style-name="T3">instr B</text:span></text:p>
        </draw:rect>
        <draw:rect draw:style-name="gr3" draw:text-style-name="P9" draw:layer="layout" svg:width="1.663cm" svg:height="0.681cm" svg:x="5.38cm" svg:y="2.686cm">
          <text:p text:style-name="P5"><text:span text:style-name="T3">instr C</text:span></text:p>
        </draw:rect>
        <draw:rect draw:style-name="gr2" draw:text-style-name="P6" draw:layer="layout" svg:width="1.663cm" svg:height="0.681cm" svg:x="3.109cm" svg:y="5.126cm">
          <text:p text:style-name="P5"><text:span text:style-name="T3">instr 1</text:span></text:p>
        </draw:rect>
        <draw:rect draw:style-name="gr2" draw:text-style-name="P6" draw:layer="layout" svg:width="1.663cm" svg:height="0.681cm" svg:x="4.728cm" svg:y="5.127cm">
          <text:p text:style-name="P5"><text:span text:style-name="T3">instr 2</text:span></text:p>
        </draw:rect>
        <draw:rect draw:style-name="gr2" draw:text-style-name="P6" draw:layer="layout" svg:width="1.663cm" svg:height="0.681cm" svg:x="6.361cm" svg:y="5.126cm">
          <text:p text:style-name="P5"><text:span text:style-name="T3">instr 3</text:span></text:p>
        </draw:rect>
        <draw:rect draw:style-name="gr2" draw:text-style-name="P6" draw:layer="layout" svg:width="1.663cm" svg:height="0.681cm" svg:x="8.028cm" svg:y="5.127cm">
          <text:p text:style-name="P5"><text:span text:style-name="T3">instr 4</text:span></text:p>
        </draw:rect>
        <draw:rect draw:style-name="gr2" draw:text-style-name="P6" draw:layer="layout" svg:width="1.663cm" svg:height="0.681cm" svg:x="9.661cm" svg:y="5.126cm">
          <text:p text:style-name="P5"><text:span text:style-name="T3">instr 5</text:span></text:p>
        </draw:rect>
        <draw:rect draw:style-name="gr2" draw:text-style-name="P6" draw:layer="layout" svg:width="1.663cm" svg:height="0.681cm" svg:x="11.328cm" svg:y="5.127cm">
          <text:p text:style-name="P5"><text:span text:style-name="T3">instr 6</text:span></text:p>
        </draw:rect>
        <draw:custom-shape draw:style-name="gr7" draw:text-style-name="P12" draw:layer="layout" svg:width="0.996cm" svg:height="0.825cm" draw:transform="rotate (1.5707963267946) translate (2.992cm 6.948cm)">
          <text:p text:style-name="P1"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1" draw:text-style-name="P8" draw:layer="layout" svg:width="6.378cm" svg:height="0.963cm" svg:x="14.382cm" svg:y="0.437cm">
          <draw:text-box>
            <text:p text:style-name="P1"><text:span text:style-name="T5">Cliquer pour avancer</text:span></text:p>
          </draw:text-box>
        </draw:frame>
        <draw:line draw:style-name="gr6" draw:text-style-name="P12" draw:layer="layout" svg:x1="2.814cm" svg:y1="1.554cm" svg:x2="2.814cm" svg:y2="2.436cm">
          <text:p text:style-name="P1"/>
        </draw:line>
      </draw:page>
      <draw:page draw:name="page8" draw:style-name="dp1" draw:master-page-name="Standard">
        <draw:rect draw:style-name="gr5" draw:text-style-name="P9" draw:layer="layout" svg:width="1.663cm" svg:height="0.681cm" svg:x="2.045cm" svg:y="2.684cm">
          <text:p text:style-name="P5"><text:span text:style-name="T3">instr A</text:span></text:p>
        </draw:rect>
        <draw:rect draw:style-name="gr3" draw:text-style-name="P9" draw:layer="layout" svg:width="1.663cm" svg:height="0.681cm" svg:x="3.712cm" svg:y="2.685cm">
          <text:p text:style-name="P5"><text:span text:style-name="T3">instr B</text:span></text:p>
        </draw:rect>
        <draw:rect draw:style-name="gr3" draw:text-style-name="P9" draw:layer="layout" svg:width="1.663cm" svg:height="0.681cm" svg:x="5.379cm" svg:y="2.686cm">
          <text:p text:style-name="P5"><text:span text:style-name="T3">instr C</text:span></text:p>
        </draw:rect>
        <draw:rect draw:style-name="gr2" draw:text-style-name="P6" draw:layer="layout" svg:width="1.663cm" svg:height="0.681cm" svg:x="3.708cm" svg:y="5.126cm">
          <text:p text:style-name="P5"><text:span text:style-name="T3">instr 1</text:span></text:p>
        </draw:rect>
        <draw:rect draw:style-name="gr2" draw:text-style-name="P6" draw:layer="layout" svg:width="1.663cm" svg:height="0.681cm" svg:x="5.327cm" svg:y="5.127cm">
          <text:p text:style-name="P5"><text:span text:style-name="T3">instr 2</text:span></text:p>
        </draw:rect>
        <draw:rect draw:style-name="gr2" draw:text-style-name="P6" draw:layer="layout" svg:width="1.663cm" svg:height="0.681cm" svg:x="6.96cm" svg:y="5.126cm">
          <text:p text:style-name="P5"><text:span text:style-name="T3">instr 3</text:span></text:p>
        </draw:rect>
        <draw:rect draw:style-name="gr2" draw:text-style-name="P6" draw:layer="layout" svg:width="1.663cm" svg:height="0.681cm" svg:x="8.627cm" svg:y="5.127cm">
          <text:p text:style-name="P5"><text:span text:style-name="T3">instr 4</text:span></text:p>
        </draw:rect>
        <draw:rect draw:style-name="gr2" draw:text-style-name="P6" draw:layer="layout" svg:width="1.663cm" svg:height="0.681cm" svg:x="10.26cm" svg:y="5.126cm">
          <text:p text:style-name="P5"><text:span text:style-name="T3">instr 5</text:span></text:p>
        </draw:rect>
        <draw:rect draw:style-name="gr2" draw:text-style-name="P6" draw:layer="layout" svg:width="1.663cm" svg:height="0.681cm" svg:x="11.927cm" svg:y="5.127cm">
          <text:p text:style-name="P5"><text:span text:style-name="T3">instr 6</text:span></text:p>
        </draw:rect>
        <draw:custom-shape draw:style-name="gr8" draw:text-style-name="P12" draw:layer="layout" svg:width="0.996cm" svg:height="0.825cm" draw:transform="rotate (1.5707963267946) translate (2.991cm 6.948cm)">
          <text:p text:style-name="P1"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1" draw:text-style-name="P7" draw:layer="layout" svg:width="6.894cm" svg:height="1.675cm" svg:x="4.062cm" svg:y="6.164cm">
          <draw:text-box>
            <text:p text:style-name="P1"><text:span text:style-name="T4">Ajout d'une instruction </text:span><text:span text:style-name="T4"><text:line-break/></text:span><text:span text:style-name="T4">au programme sain</text:span></text:p>
          </draw:text-box>
        </draw:frame>
        <draw:frame draw:style-name="gr1" draw:text-style-name="P8" draw:layer="layout" svg:width="6.378cm" svg:height="0.963cm" svg:x="14.382cm" svg:y="0.437cm">
          <draw:text-box>
            <text:p text:style-name="P1"><text:span text:style-name="T5">Cliquer pour avancer</text:span></text:p>
          </draw:text-box>
        </draw:frame>
        <draw:line draw:style-name="gr6" draw:text-style-name="P12" draw:layer="layout" svg:x1="2.814cm" svg:y1="1.554cm" svg:x2="2.814cm" svg:y2="2.436cm">
          <text:p text:style-name="P1"/>
        </draw:line>
      </draw:page>
      <draw:page draw:name="page9" draw:style-name="dp1" draw:master-page-name="Standard">
        <draw:rect draw:style-name="gr5" draw:text-style-name="P9" draw:layer="layout" svg:width="1.663cm" svg:height="0.681cm" svg:x="2.047cm" svg:y="2.684cm">
          <text:p text:style-name="P5"><text:span text:style-name="T3">instr A</text:span></text:p>
        </draw:rect>
        <draw:rect draw:style-name="gr3" draw:text-style-name="P9" draw:layer="layout" svg:width="1.663cm" svg:height="0.681cm" svg:x="3.714cm" svg:y="2.685cm">
          <text:p text:style-name="P5"><text:span text:style-name="T3">instr B</text:span></text:p>
        </draw:rect>
        <draw:rect draw:style-name="gr3" draw:text-style-name="P9" draw:layer="layout" svg:width="1.663cm" svg:height="0.681cm" svg:x="5.381cm" svg:y="2.686cm">
          <text:p text:style-name="P5"><text:span text:style-name="T3">instr C</text:span></text:p>
        </draw:rect>
        <draw:rect draw:style-name="gr2" draw:text-style-name="P6" draw:layer="layout" svg:width="1.663cm" svg:height="0.681cm" svg:x="3.71cm" svg:y="5.126cm">
          <text:p text:style-name="P5"><text:span text:style-name="T3">instr 1</text:span></text:p>
        </draw:rect>
        <draw:rect draw:style-name="gr2" draw:text-style-name="P6" draw:layer="layout" svg:width="1.663cm" svg:height="0.681cm" svg:x="5.329cm" svg:y="5.127cm">
          <text:p text:style-name="P5"><text:span text:style-name="T3">instr 2</text:span></text:p>
        </draw:rect>
        <draw:rect draw:style-name="gr2" draw:text-style-name="P6" draw:layer="layout" svg:width="1.663cm" svg:height="0.681cm" svg:x="6.962cm" svg:y="5.126cm">
          <text:p text:style-name="P5"><text:span text:style-name="T3">instr 3</text:span></text:p>
        </draw:rect>
        <draw:rect draw:style-name="gr2" draw:text-style-name="P6" draw:layer="layout" svg:width="1.663cm" svg:height="0.681cm" svg:x="8.629cm" svg:y="5.127cm">
          <text:p text:style-name="P5"><text:span text:style-name="T3">instr 4</text:span></text:p>
        </draw:rect>
        <draw:rect draw:style-name="gr2" draw:text-style-name="P6" draw:layer="layout" svg:width="1.663cm" svg:height="0.681cm" svg:x="10.262cm" svg:y="5.126cm">
          <text:p text:style-name="P5"><text:span text:style-name="T3">instr 5</text:span></text:p>
        </draw:rect>
        <draw:rect draw:style-name="gr2" draw:text-style-name="P6" draw:layer="layout" svg:width="1.663cm" svg:height="0.681cm" svg:x="11.929cm" svg:y="5.127cm">
          <text:p text:style-name="P5"><text:span text:style-name="T3">instr 6</text:span></text:p>
        </draw:rect>
        <draw:rect draw:style-name="gr9" draw:text-style-name="P9" draw:layer="layout" svg:width="1.663cm" svg:height="0.681cm" svg:x="2.048cm" svg:y="5.117cm">
          <text:p text:style-name="P5"><text:span text:style-name="T3">Goto A</text:span></text:p>
        </draw:rect>
        <draw:frame draw:style-name="gr1" draw:text-style-name="P8" draw:layer="layout" svg:width="6.378cm" svg:height="0.963cm" svg:x="14.382cm" svg:y="0.437cm">
          <draw:text-box>
            <text:p text:style-name="P1"><text:span text:style-name="T5">Cliquer pour avancer</text:span></text:p>
          </draw:text-box>
        </draw:frame>
        <draw:line draw:style-name="gr6" draw:text-style-name="P12" draw:layer="layout" svg:x1="2.814cm" svg:y1="1.554cm" svg:x2="2.814cm" svg:y2="2.436cm">
          <text:p text:style-name="P1"/>
        </draw:line>
      </draw:page>
      <draw:page draw:name="page10" draw:style-name="dp1" draw:master-page-name="Standard">
        <draw:rect draw:style-name="gr3" draw:text-style-name="P9" draw:layer="layout" svg:width="1.663cm" svg:height="0.681cm" svg:x="2.046cm" svg:y="2.684cm">
          <text:p text:style-name="P5"><text:span text:style-name="T3">instr A</text:span></text:p>
        </draw:rect>
        <draw:rect draw:style-name="gr5" draw:text-style-name="P9" draw:layer="layout" svg:width="1.663cm" svg:height="0.681cm" svg:x="3.713cm" svg:y="2.685cm">
          <text:p text:style-name="P5"><text:span text:style-name="T3">instr B</text:span></text:p>
        </draw:rect>
        <draw:rect draw:style-name="gr3" draw:text-style-name="P9" draw:layer="layout" svg:width="1.663cm" svg:height="0.681cm" svg:x="5.38cm" svg:y="2.686cm">
          <text:p text:style-name="P5"><text:span text:style-name="T3">instr C</text:span></text:p>
        </draw:rect>
        <draw:rect draw:style-name="gr2" draw:text-style-name="P6" draw:layer="layout" svg:width="1.663cm" svg:height="0.681cm" svg:x="3.709cm" svg:y="5.126cm">
          <text:p text:style-name="P5"><text:span text:style-name="T3">instr 1</text:span></text:p>
        </draw:rect>
        <draw:rect draw:style-name="gr2" draw:text-style-name="P6" draw:layer="layout" svg:width="1.663cm" svg:height="0.681cm" svg:x="5.328cm" svg:y="5.127cm">
          <text:p text:style-name="P5"><text:span text:style-name="T3">instr 2</text:span></text:p>
        </draw:rect>
        <draw:rect draw:style-name="gr2" draw:text-style-name="P6" draw:layer="layout" svg:width="1.663cm" svg:height="0.681cm" svg:x="6.961cm" svg:y="5.126cm">
          <text:p text:style-name="P5"><text:span text:style-name="T3">instr 3</text:span></text:p>
        </draw:rect>
        <draw:rect draw:style-name="gr2" draw:text-style-name="P6" draw:layer="layout" svg:width="1.663cm" svg:height="0.681cm" svg:x="8.628cm" svg:y="5.127cm">
          <text:p text:style-name="P5"><text:span text:style-name="T3">instr 4</text:span></text:p>
        </draw:rect>
        <draw:rect draw:style-name="gr2" draw:text-style-name="P6" draw:layer="layout" svg:width="1.663cm" svg:height="0.681cm" svg:x="10.261cm" svg:y="5.126cm">
          <text:p text:style-name="P5"><text:span text:style-name="T3">instr 5</text:span></text:p>
        </draw:rect>
        <draw:rect draw:style-name="gr2" draw:text-style-name="P6" draw:layer="layout" svg:width="1.663cm" svg:height="0.681cm" svg:x="11.928cm" svg:y="5.127cm">
          <text:p text:style-name="P5"><text:span text:style-name="T3">instr 6</text:span></text:p>
        </draw:rect>
        <draw:rect draw:style-name="gr3" draw:text-style-name="P9" draw:layer="layout" svg:width="1.663cm" svg:height="0.681cm" svg:x="2.047cm" svg:y="5.117cm">
          <text:p text:style-name="P5"><text:span text:style-name="T3">Goto A</text:span></text:p>
        </draw:rect>
        <draw:custom-shape draw:style-name="gr7" draw:text-style-name="P12" draw:layer="layout" svg:width="0.996cm" svg:height="0.825cm" draw:transform="rotate (1.5707963267946) translate (13.392cm 6.948cm)">
          <text:p text:style-name="P1"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" draw:text-style-name="P8" draw:layer="layout" svg:width="6.378cm" svg:height="0.963cm" svg:x="14.382cm" svg:y="0.437cm">
          <draw:text-box>
            <text:p text:style-name="P1"><text:span text:style-name="T5">Cliquer pour avancer</text:span></text:p>
          </draw:text-box>
        </draw:frame>
        <draw:path draw:style-name="gr10" draw:text-style-name="P12" draw:layer="layout" svg:width="1.821cm" svg:height="0.985cm" svg:x="2.857cm" svg:y="1.572cm" svg:viewBox="0 0 1822 986" svg:d="m0 954 747-669c370-332 820-638 1074 700">
          <text:p text:style-name="P1"/>
        </draw:path>
      </draw:page>
      <draw:page draw:name="page11" draw:style-name="dp1" draw:master-page-name="Standard">
        <draw:rect draw:style-name="gr3" draw:text-style-name="P9" draw:layer="layout" svg:width="1.663cm" svg:height="0.681cm" svg:x="2.047cm" svg:y="2.684cm">
          <text:p text:style-name="P5"><text:span text:style-name="T3">instr A</text:span></text:p>
        </draw:rect>
        <draw:rect draw:style-name="gr5" draw:text-style-name="P9" draw:layer="layout" svg:width="1.663cm" svg:height="0.681cm" svg:x="3.714cm" svg:y="2.685cm">
          <text:p text:style-name="P5"><text:span text:style-name="T3">instr B</text:span></text:p>
        </draw:rect>
        <draw:rect draw:style-name="gr3" draw:text-style-name="P9" draw:layer="layout" svg:width="1.663cm" svg:height="0.681cm" svg:x="5.381cm" svg:y="2.686cm">
          <text:p text:style-name="P5"><text:span text:style-name="T3">instr C</text:span></text:p>
        </draw:rect>
        <draw:rect draw:style-name="gr2" draw:text-style-name="P6" draw:layer="layout" svg:width="1.663cm" svg:height="0.681cm" svg:x="3.71cm" svg:y="5.126cm">
          <text:p text:style-name="P5"><text:span text:style-name="T3">instr 1</text:span></text:p>
        </draw:rect>
        <draw:rect draw:style-name="gr2" draw:text-style-name="P6" draw:layer="layout" svg:width="1.663cm" svg:height="0.681cm" svg:x="5.329cm" svg:y="5.127cm">
          <text:p text:style-name="P5"><text:span text:style-name="T3">instr 2</text:span></text:p>
        </draw:rect>
        <draw:rect draw:style-name="gr2" draw:text-style-name="P6" draw:layer="layout" svg:width="1.663cm" svg:height="0.681cm" svg:x="6.962cm" svg:y="5.126cm">
          <text:p text:style-name="P5"><text:span text:style-name="T3">instr 3</text:span></text:p>
        </draw:rect>
        <draw:rect draw:style-name="gr2" draw:text-style-name="P6" draw:layer="layout" svg:width="1.663cm" svg:height="0.681cm" svg:x="8.629cm" svg:y="5.127cm">
          <text:p text:style-name="P5"><text:span text:style-name="T3">instr 4</text:span></text:p>
        </draw:rect>
        <draw:rect draw:style-name="gr2" draw:text-style-name="P6" draw:layer="layout" svg:width="1.663cm" svg:height="0.681cm" svg:x="10.262cm" svg:y="5.126cm">
          <text:p text:style-name="P5"><text:span text:style-name="T3">instr 5</text:span></text:p>
        </draw:rect>
        <draw:rect draw:style-name="gr2" draw:text-style-name="P6" draw:layer="layout" svg:width="1.663cm" svg:height="0.681cm" svg:x="11.929cm" svg:y="5.127cm">
          <text:p text:style-name="P5"><text:span text:style-name="T3">instr 6</text:span></text:p>
        </draw:rect>
        <draw:rect draw:style-name="gr3" draw:text-style-name="P9" draw:layer="layout" svg:width="1.663cm" svg:height="0.681cm" svg:x="2.048cm" svg:y="5.117cm">
          <text:p text:style-name="P5"><text:span text:style-name="T3">Goto A</text:span></text:p>
        </draw:rect>
        <draw:custom-shape draw:style-name="gr8" draw:text-style-name="P12" draw:layer="layout" svg:width="0.996cm" svg:height="0.825cm" draw:transform="rotate (1.5707963267946) translate (13.393cm 6.948cm)">
          <text:p text:style-name="P1"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1" draw:text-style-name="P13" draw:layer="layout" svg:width="10.433cm" svg:height="1.675cm" svg:x="2.93cm" svg:y="6.182cm">
          <draw:text-box>
            <text:p text:style-name="P3"><text:span text:style-name="T4">Insertion des instructions</text:span><text:span text:style-name="T4"><text:line-break/></text:span><text:span text:style-name="T4"> du virus dans le programme de jeu</text:span></text:p>
          </draw:text-box>
        </draw:frame>
        <draw:frame draw:style-name="gr1" draw:text-style-name="P8" draw:layer="layout" svg:width="6.378cm" svg:height="0.963cm" svg:x="14.382cm" svg:y="0.437cm">
          <draw:text-box>
            <text:p text:style-name="P1"><text:span text:style-name="T5">Cliquer pour avancer</text:span></text:p>
          </draw:text-box>
        </draw:frame>
        <draw:line draw:style-name="gr6" draw:text-style-name="P12" draw:layer="layout" svg:x1="4.514cm" svg:y1="1.554cm" svg:x2="4.514cm" svg:y2="2.436cm">
          <text:p text:style-name="P1"/>
        </draw:line>
      </draw:page>
      <draw:page draw:name="page12" draw:style-name="dp1" draw:master-page-name="Standard">
        <draw:rect draw:style-name="gr3" draw:text-style-name="P9" draw:layer="layout" svg:width="1.663cm" svg:height="0.681cm" svg:x="2.048cm" svg:y="2.685cm">
          <text:p text:style-name="P5"><text:span text:style-name="T3">instr A</text:span></text:p>
        </draw:rect>
        <draw:rect draw:style-name="gr5" draw:text-style-name="P9" draw:layer="layout" svg:width="1.663cm" svg:height="0.681cm" svg:x="3.715cm" svg:y="2.686cm">
          <text:p text:style-name="P5"><text:span text:style-name="T3">instr B</text:span></text:p>
        </draw:rect>
        <draw:rect draw:style-name="gr3" draw:text-style-name="P9" draw:layer="layout" svg:width="1.663cm" svg:height="0.681cm" svg:x="5.382cm" svg:y="2.687cm">
          <text:p text:style-name="P5"><text:span text:style-name="T3">instr C</text:span></text:p>
        </draw:rect>
        <draw:rect draw:style-name="gr2" draw:text-style-name="P6" draw:layer="layout" svg:width="1.663cm" svg:height="0.681cm" svg:x="3.711cm" svg:y="5.127cm">
          <text:p text:style-name="P5"><text:span text:style-name="T3">instr 1</text:span></text:p>
        </draw:rect>
        <draw:rect draw:style-name="gr2" draw:text-style-name="P6" draw:layer="layout" svg:width="1.663cm" svg:height="0.681cm" svg:x="5.33cm" svg:y="5.128cm">
          <text:p text:style-name="P5"><text:span text:style-name="T3">instr 2</text:span></text:p>
        </draw:rect>
        <draw:rect draw:style-name="gr2" draw:text-style-name="P6" draw:layer="layout" svg:width="1.663cm" svg:height="0.681cm" svg:x="6.963cm" svg:y="5.127cm">
          <text:p text:style-name="P5"><text:span text:style-name="T3">instr 3</text:span></text:p>
        </draw:rect>
        <draw:rect draw:style-name="gr2" draw:text-style-name="P6" draw:layer="layout" svg:width="1.663cm" svg:height="0.681cm" svg:x="8.63cm" svg:y="5.128cm">
          <text:p text:style-name="P5"><text:span text:style-name="T3">instr 4</text:span></text:p>
        </draw:rect>
        <draw:rect draw:style-name="gr2" draw:text-style-name="P6" draw:layer="layout" svg:width="1.663cm" svg:height="0.681cm" svg:x="10.263cm" svg:y="5.127cm">
          <text:p text:style-name="P5"><text:span text:style-name="T3">instr 5</text:span></text:p>
        </draw:rect>
        <draw:rect draw:style-name="gr2" draw:text-style-name="P6" draw:layer="layout" svg:width="1.663cm" svg:height="0.681cm" svg:x="11.93cm" svg:y="5.128cm">
          <text:p text:style-name="P5"><text:span text:style-name="T3">instr 6</text:span></text:p>
        </draw:rect>
        <draw:rect draw:style-name="gr3" draw:text-style-name="P9" draw:layer="layout" svg:width="1.663cm" svg:height="0.681cm" svg:x="2.049cm" svg:y="5.118cm">
          <text:p text:style-name="P5"><text:span text:style-name="T3">Goto A</text:span></text:p>
        </draw:rect>
        <draw:custom-shape draw:style-name="gr8" draw:text-style-name="P12" draw:layer="layout" svg:width="0.996cm" svg:height="0.825cm" draw:transform="rotate (1.5707963267946) translate (13.394cm 6.949cm)">
          <text:p text:style-name="P1"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rect draw:style-name="gr9" draw:text-style-name="P9" draw:layer="layout" svg:width="1.663cm" svg:height="0.681cm" svg:x="13.585cm" svg:y="5.118cm">
          <text:p text:style-name="P5"><text:span text:style-name="T3">instr A</text:span></text:p>
        </draw:rect>
        <draw:rect draw:style-name="gr9" draw:text-style-name="P9" draw:layer="layout" svg:width="1.663cm" svg:height="0.681cm" svg:x="15.252cm" svg:y="5.119cm">
          <text:p text:style-name="P5"><text:span text:style-name="T3">instr B</text:span></text:p>
        </draw:rect>
        <draw:rect draw:style-name="gr9" draw:text-style-name="P9" draw:layer="layout" svg:width="1.663cm" svg:height="0.681cm" svg:x="16.919cm" svg:y="5.12cm">
          <text:p text:style-name="P5"><text:span text:style-name="T3">instr C</text:span></text:p>
        </draw:rect>
        <draw:frame draw:style-name="gr1" draw:text-style-name="P8" draw:layer="layout" svg:width="6.378cm" svg:height="0.963cm" svg:x="14.382cm" svg:y="0.437cm">
          <draw:text-box>
            <text:p text:style-name="P1"><text:span text:style-name="T5">Cliquer pour avancer</text:span></text:p>
          </draw:text-box>
        </draw:frame>
        <draw:line draw:style-name="gr6" draw:text-style-name="P12" draw:layer="layout" svg:x1="4.514cm" svg:y1="1.554cm" svg:x2="4.514cm" svg:y2="2.436cm">
          <text:p text:style-name="P1"/>
        </draw:line>
        <draw:frame draw:style-name="gr11" draw:text-style-name="P13" draw:layer="layout" svg:width="10.433cm" svg:height="1.675cm" svg:x="2.931cm" svg:y="6.183cm">
          <draw:text-box>
            <text:p text:style-name="P3"><text:span text:style-name="T4">Insertion des instructions</text:span><text:span text:style-name="T4"><text:line-break/></text:span><text:span text:style-name="T4"> du virus dans le programme de jeu</text:span></text:p>
          </draw:text-box>
        </draw:frame>
      </draw:page>
      <draw:page draw:name="page13" draw:style-name="dp1" draw:master-page-name="Standard">
        <draw:rect draw:style-name="gr3" draw:text-style-name="P9" draw:layer="layout" svg:width="1.663cm" svg:height="0.681cm" svg:x="2.048cm" svg:y="2.686cm">
          <text:p text:style-name="P5"><text:span text:style-name="T3">instr A</text:span></text:p>
        </draw:rect>
        <draw:rect draw:style-name="gr5" draw:text-style-name="P9" draw:layer="layout" svg:width="1.663cm" svg:height="0.681cm" svg:x="3.715cm" svg:y="2.687cm">
          <text:p text:style-name="P5"><text:span text:style-name="T3">instr B</text:span></text:p>
        </draw:rect>
        <draw:rect draw:style-name="gr3" draw:text-style-name="P9" draw:layer="layout" svg:width="1.663cm" svg:height="0.681cm" svg:x="5.382cm" svg:y="2.688cm">
          <text:p text:style-name="P5"><text:span text:style-name="T3">instr C</text:span></text:p>
        </draw:rect>
        <draw:rect draw:style-name="gr2" draw:text-style-name="P6" draw:layer="layout" svg:width="1.663cm" svg:height="0.681cm" svg:x="3.711cm" svg:y="5.128cm">
          <text:p text:style-name="P5"><text:span text:style-name="T3">instr 1</text:span></text:p>
        </draw:rect>
        <draw:rect draw:style-name="gr2" draw:text-style-name="P6" draw:layer="layout" svg:width="1.663cm" svg:height="0.681cm" svg:x="5.33cm" svg:y="5.129cm">
          <text:p text:style-name="P5"><text:span text:style-name="T3">instr 2</text:span></text:p>
        </draw:rect>
        <draw:rect draw:style-name="gr2" draw:text-style-name="P6" draw:layer="layout" svg:width="1.663cm" svg:height="0.681cm" svg:x="6.963cm" svg:y="5.128cm">
          <text:p text:style-name="P5"><text:span text:style-name="T3">instr 3</text:span></text:p>
        </draw:rect>
        <draw:rect draw:style-name="gr2" draw:text-style-name="P6" draw:layer="layout" svg:width="1.663cm" svg:height="0.681cm" svg:x="8.63cm" svg:y="5.129cm">
          <text:p text:style-name="P5"><text:span text:style-name="T3">instr 4</text:span></text:p>
        </draw:rect>
        <draw:rect draw:style-name="gr2" draw:text-style-name="P6" draw:layer="layout" svg:width="1.663cm" svg:height="0.681cm" svg:x="10.263cm" svg:y="5.128cm">
          <text:p text:style-name="P5"><text:span text:style-name="T3">instr 5</text:span></text:p>
        </draw:rect>
        <draw:rect draw:style-name="gr2" draw:text-style-name="P6" draw:layer="layout" svg:width="1.663cm" svg:height="0.681cm" svg:x="11.93cm" svg:y="5.129cm">
          <text:p text:style-name="P5"><text:span text:style-name="T3">instr 6</text:span></text:p>
        </draw:rect>
        <draw:rect draw:style-name="gr3" draw:text-style-name="P9" draw:layer="layout" svg:width="1.663cm" svg:height="0.681cm" svg:x="2.049cm" svg:y="5.119cm">
          <text:p text:style-name="P5"><text:span text:style-name="T3">Goto A</text:span></text:p>
        </draw:rect>
        <draw:custom-shape draw:style-name="gr8" draw:text-style-name="P12" draw:layer="layout" svg:width="0.996cm" svg:height="0.825cm" draw:transform="rotate (1.5707963267946) translate (13.394cm 6.95cm)">
          <text:p text:style-name="P1"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rect draw:style-name="gr12" draw:text-style-name="P9" draw:layer="layout" svg:width="1.663cm" svg:height="0.681cm" svg:x="13.585cm" svg:y="5.119cm">
          <text:p text:style-name="P5"><text:span text:style-name="T3">instr A</text:span></text:p>
        </draw:rect>
        <draw:rect draw:style-name="gr12" draw:text-style-name="P9" draw:layer="layout" svg:width="1.663cm" svg:height="0.681cm" svg:x="15.252cm" svg:y="5.12cm">
          <text:p text:style-name="P5"><text:span text:style-name="T3">instr B</text:span></text:p>
        </draw:rect>
        <draw:rect draw:style-name="gr12" draw:text-style-name="P9" draw:layer="layout" svg:width="1.663cm" svg:height="0.681cm" svg:x="16.919cm" svg:y="5.121cm">
          <text:p text:style-name="P5"><text:span text:style-name="T3">instr C</text:span></text:p>
        </draw:rect>
        <draw:frame draw:style-name="gr1" draw:text-style-name="P8" draw:layer="layout" svg:width="6.378cm" svg:height="0.963cm" svg:x="14.382cm" svg:y="0.437cm">
          <draw:text-box>
            <text:p text:style-name="P1"><text:span text:style-name="T5">Cliquer pour avancer</text:span></text:p>
          </draw:text-box>
        </draw:frame>
        <draw:line draw:style-name="gr6" draw:text-style-name="P12" draw:layer="layout" svg:x1="4.514cm" svg:y1="1.554cm" svg:x2="4.514cm" svg:y2="2.436cm">
          <text:p text:style-name="P1"/>
        </draw:line>
        <draw:frame draw:style-name="gr11" draw:text-style-name="P13" draw:layer="layout" svg:width="10.433cm" svg:height="1.675cm" svg:x="2.931cm" svg:y="6.183cm">
          <draw:text-box>
            <text:p text:style-name="P3"><text:span text:style-name="T4">Insertion des instructions</text:span><text:span text:style-name="T4"><text:line-break/></text:span><text:span text:style-name="T4"> du virus dans le programme de jeu</text:span></text:p>
          </draw:text-box>
        </draw:frame>
      </draw:page>
      <draw:page draw:name="page14" draw:style-name="dp1" draw:master-page-name="Standard">
        <draw:rect draw:style-name="gr3" draw:text-style-name="P9" draw:layer="layout" svg:width="1.663cm" svg:height="0.681cm" svg:x="2.048cm" svg:y="2.687cm">
          <text:p text:style-name="P5"><text:span text:style-name="T3">instr A</text:span></text:p>
        </draw:rect>
        <draw:rect draw:style-name="gr5" draw:text-style-name="P9" draw:layer="layout" svg:width="1.663cm" svg:height="0.681cm" svg:x="3.715cm" svg:y="2.688cm">
          <text:p text:style-name="P5"><text:span text:style-name="T3">instr B</text:span></text:p>
        </draw:rect>
        <draw:rect draw:style-name="gr3" draw:text-style-name="P9" draw:layer="layout" svg:width="1.663cm" svg:height="0.681cm" svg:x="5.382cm" svg:y="2.689cm">
          <text:p text:style-name="P5"><text:span text:style-name="T3">instr C</text:span></text:p>
        </draw:rect>
        <draw:rect draw:style-name="gr2" draw:text-style-name="P6" draw:layer="layout" svg:width="1.663cm" svg:height="0.681cm" svg:x="3.711cm" svg:y="5.129cm">
          <text:p text:style-name="P5"><text:span text:style-name="T3">instr 1</text:span></text:p>
        </draw:rect>
        <draw:rect draw:style-name="gr2" draw:text-style-name="P6" draw:layer="layout" svg:width="1.663cm" svg:height="0.681cm" svg:x="5.33cm" svg:y="5.13cm">
          <text:p text:style-name="P5"><text:span text:style-name="T3">instr 2</text:span></text:p>
        </draw:rect>
        <draw:rect draw:style-name="gr2" draw:text-style-name="P6" draw:layer="layout" svg:width="1.663cm" svg:height="0.681cm" svg:x="6.963cm" svg:y="5.129cm">
          <text:p text:style-name="P5"><text:span text:style-name="T3">instr 3</text:span></text:p>
        </draw:rect>
        <draw:rect draw:style-name="gr2" draw:text-style-name="P6" draw:layer="layout" svg:width="1.663cm" svg:height="0.681cm" svg:x="8.63cm" svg:y="5.13cm">
          <text:p text:style-name="P5"><text:span text:style-name="T3">instr 4</text:span></text:p>
        </draw:rect>
        <draw:rect draw:style-name="gr2" draw:text-style-name="P6" draw:layer="layout" svg:width="1.663cm" svg:height="0.681cm" svg:x="10.263cm" svg:y="5.129cm">
          <text:p text:style-name="P5"><text:span text:style-name="T3">instr 5</text:span></text:p>
        </draw:rect>
        <draw:rect draw:style-name="gr2" draw:text-style-name="P6" draw:layer="layout" svg:width="1.663cm" svg:height="0.681cm" svg:x="11.93cm" svg:y="5.13cm">
          <text:p text:style-name="P5"><text:span text:style-name="T3">instr 6</text:span></text:p>
        </draw:rect>
        <draw:rect draw:style-name="gr3" draw:text-style-name="P9" draw:layer="layout" svg:width="1.663cm" svg:height="0.681cm" svg:x="2.049cm" svg:y="5.12cm">
          <text:p text:style-name="P5"><text:span text:style-name="T3">Goto A</text:span></text:p>
        </draw:rect>
        <draw:custom-shape draw:style-name="gr7" draw:text-style-name="P12" draw:layer="layout" svg:width="0.996cm" svg:height="0.825cm" draw:transform="rotate (1.5707963267946) translate (13.394cm 6.951cm)">
          <text:p text:style-name="P1"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rect draw:style-name="gr12" draw:text-style-name="P9" draw:layer="layout" svg:width="1.663cm" svg:height="0.681cm" svg:x="13.585cm" svg:y="5.12cm">
          <text:p text:style-name="P5"><text:span text:style-name="T3">instr A</text:span></text:p>
        </draw:rect>
        <draw:rect draw:style-name="gr12" draw:text-style-name="P9" draw:layer="layout" svg:width="1.663cm" svg:height="0.681cm" svg:x="15.252cm" svg:y="5.121cm">
          <text:p text:style-name="P5"><text:span text:style-name="T3">instr B</text:span></text:p>
        </draw:rect>
        <draw:rect draw:style-name="gr12" draw:text-style-name="P9" draw:layer="layout" svg:width="1.663cm" svg:height="0.681cm" svg:x="16.919cm" svg:y="5.122cm">
          <text:p text:style-name="P5"><text:span text:style-name="T3">instr C</text:span></text:p>
        </draw:rect>
        <draw:frame draw:style-name="gr1" draw:text-style-name="P8" draw:layer="layout" svg:width="6.378cm" svg:height="0.963cm" svg:x="14.382cm" svg:y="0.437cm">
          <draw:text-box>
            <text:p text:style-name="P1"><text:span text:style-name="T5">Cliquer pour avancer</text:span></text:p>
          </draw:text-box>
        </draw:frame>
        <draw:line draw:style-name="gr6" draw:text-style-name="P12" draw:layer="layout" svg:x1="4.514cm" svg:y1="1.554cm" svg:x2="4.514cm" svg:y2="2.436cm">
          <text:p text:style-name="P1"/>
        </draw:line>
        <draw:frame draw:style-name="gr11" draw:text-style-name="P14" draw:layer="layout" svg:width="10.433cm" svg:height="1.675cm" svg:x="2.931cm" svg:y="6.183cm">
          <draw:text-box>
            <text:p text:style-name="P3"><text:span text:style-name="T7">Insertion des instructions</text:span><text:span text:style-name="T7"><text:line-break/></text:span><text:span text:style-name="T7"> du virus dans le programme de jeu</text:span></text:p>
          </draw:text-box>
        </draw:frame>
      </draw:page>
      <draw:page draw:name="page15" draw:style-name="dp1" draw:master-page-name="Standard">
        <draw:rect draw:style-name="gr3" draw:text-style-name="P9" draw:layer="layout" svg:width="1.663cm" svg:height="0.681cm" svg:x="2.048cm" svg:y="2.688cm">
          <text:p text:style-name="P5"><text:span text:style-name="T3">instr A</text:span></text:p>
        </draw:rect>
        <draw:rect draw:style-name="gr3" draw:text-style-name="P9" draw:layer="layout" svg:width="1.663cm" svg:height="0.681cm" svg:x="3.715cm" svg:y="2.689cm">
          <text:p text:style-name="P5"><text:span text:style-name="T3">instr B</text:span></text:p>
        </draw:rect>
        <draw:rect draw:style-name="gr5" draw:text-style-name="P9" draw:layer="layout" svg:width="1.663cm" svg:height="0.681cm" svg:x="5.382cm" svg:y="2.69cm">
          <text:p text:style-name="P5"><text:span text:style-name="T3">instr C</text:span></text:p>
        </draw:rect>
        <draw:rect draw:style-name="gr2" draw:text-style-name="P6" draw:layer="layout" svg:width="1.663cm" svg:height="0.681cm" svg:x="3.711cm" svg:y="5.13cm">
          <text:p text:style-name="P5"><text:span text:style-name="T3">instr 1</text:span></text:p>
        </draw:rect>
        <draw:rect draw:style-name="gr2" draw:text-style-name="P6" draw:layer="layout" svg:width="1.663cm" svg:height="0.681cm" svg:x="5.33cm" svg:y="5.131cm">
          <text:p text:style-name="P5"><text:span text:style-name="T3">instr 2</text:span></text:p>
        </draw:rect>
        <draw:rect draw:style-name="gr2" draw:text-style-name="P6" draw:layer="layout" svg:width="1.663cm" svg:height="0.681cm" svg:x="6.963cm" svg:y="5.13cm">
          <text:p text:style-name="P5"><text:span text:style-name="T3">instr 3</text:span></text:p>
        </draw:rect>
        <draw:rect draw:style-name="gr2" draw:text-style-name="P6" draw:layer="layout" svg:width="1.663cm" svg:height="0.681cm" svg:x="8.63cm" svg:y="5.131cm">
          <text:p text:style-name="P5"><text:span text:style-name="T3">instr 4</text:span></text:p>
        </draw:rect>
        <draw:rect draw:style-name="gr2" draw:text-style-name="P6" draw:layer="layout" svg:width="1.663cm" svg:height="0.681cm" svg:x="10.263cm" svg:y="5.13cm">
          <text:p text:style-name="P5"><text:span text:style-name="T3">instr 5</text:span></text:p>
        </draw:rect>
        <draw:rect draw:style-name="gr2" draw:text-style-name="P6" draw:layer="layout" svg:width="1.663cm" svg:height="0.681cm" svg:x="11.93cm" svg:y="5.131cm">
          <text:p text:style-name="P5"><text:span text:style-name="T3">instr 6</text:span></text:p>
        </draw:rect>
        <draw:rect draw:style-name="gr3" draw:text-style-name="P9" draw:layer="layout" svg:width="1.663cm" svg:height="0.681cm" svg:x="2.049cm" svg:y="5.121cm">
          <text:p text:style-name="P5"><text:span text:style-name="T3">Goto A</text:span></text:p>
        </draw:rect>
        <draw:custom-shape draw:style-name="gr7" draw:text-style-name="P12" draw:layer="layout" svg:width="0.996cm" svg:height="0.825cm" draw:transform="rotate (1.5707963267946) translate (18.294cm 6.952cm)">
          <text:p text:style-name="P1"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" draw:text-style-name="P15" draw:layer="layout" svg:width="6.717cm" svg:height="0.963cm" svg:x="11.501cm" svg:y="6.354cm">
          <draw:text-box>
            <text:p text:style-name="P1"><text:span text:style-name="T7">Ajout d'une instruction</text:span></text:p>
          </draw:text-box>
        </draw:frame>
        <draw:rect draw:style-name="gr12" draw:text-style-name="P9" draw:layer="layout" svg:width="1.663cm" svg:height="0.681cm" svg:x="13.585cm" svg:y="5.121cm">
          <text:p text:style-name="P5"><text:span text:style-name="T3">instr A</text:span></text:p>
        </draw:rect>
        <draw:rect draw:style-name="gr12" draw:text-style-name="P9" draw:layer="layout" svg:width="1.663cm" svg:height="0.681cm" svg:x="15.252cm" svg:y="5.122cm">
          <text:p text:style-name="P5"><text:span text:style-name="T3">instr B</text:span></text:p>
        </draw:rect>
        <draw:rect draw:style-name="gr12" draw:text-style-name="P9" draw:layer="layout" svg:width="1.663cm" svg:height="0.681cm" svg:x="16.919cm" svg:y="5.123cm">
          <text:p text:style-name="P5"><text:span text:style-name="T3">instr C</text:span></text:p>
        </draw:rect>
        <draw:frame draw:style-name="gr1" draw:text-style-name="P8" draw:layer="layout" svg:width="6.378cm" svg:height="0.963cm" svg:x="14.382cm" svg:y="0.437cm">
          <draw:text-box>
            <text:p text:style-name="P1"><text:span text:style-name="T5">Cliquer pour avancer</text:span></text:p>
          </draw:text-box>
        </draw:frame>
        <draw:path draw:style-name="gr10" draw:text-style-name="P12" draw:layer="layout" svg:width="1.821cm" svg:height="0.985cm" svg:x="4.559cm" svg:y="1.574cm" svg:viewBox="0 0 1822 986" svg:d="m0 954 747-669c370-332 820-638 1074 700">
          <text:p text:style-name="P1"/>
        </draw:path>
      </draw:page>
      <draw:page draw:name="page16" draw:style-name="dp1" draw:master-page-name="Standard">
        <draw:rect draw:style-name="gr3" draw:text-style-name="P9" draw:layer="layout" svg:width="1.663cm" svg:height="0.681cm" svg:x="2.049cm" svg:y="2.689cm">
          <text:p text:style-name="P5"><text:span text:style-name="T3">instr A</text:span></text:p>
        </draw:rect>
        <draw:rect draw:style-name="gr3" draw:text-style-name="P9" draw:layer="layout" svg:width="1.663cm" svg:height="0.681cm" svg:x="3.716cm" svg:y="2.69cm">
          <text:p text:style-name="P5"><text:span text:style-name="T3">instr B</text:span></text:p>
        </draw:rect>
        <draw:rect draw:style-name="gr5" draw:text-style-name="P9" draw:layer="layout" svg:width="1.663cm" svg:height="0.681cm" svg:x="5.383cm" svg:y="2.691cm">
          <text:p text:style-name="P5"><text:span text:style-name="T3">instr C</text:span></text:p>
        </draw:rect>
        <draw:rect draw:style-name="gr2" draw:text-style-name="P6" draw:layer="layout" svg:width="1.663cm" svg:height="0.681cm" svg:x="3.712cm" svg:y="5.131cm">
          <text:p text:style-name="P5"><text:span text:style-name="T3">instr 1</text:span></text:p>
        </draw:rect>
        <draw:rect draw:style-name="gr2" draw:text-style-name="P6" draw:layer="layout" svg:width="1.663cm" svg:height="0.681cm" svg:x="5.331cm" svg:y="5.132cm">
          <text:p text:style-name="P5"><text:span text:style-name="T3">instr 2</text:span></text:p>
        </draw:rect>
        <draw:rect draw:style-name="gr2" draw:text-style-name="P6" draw:layer="layout" svg:width="1.663cm" svg:height="0.681cm" svg:x="6.964cm" svg:y="5.131cm">
          <text:p text:style-name="P5"><text:span text:style-name="T3">instr 3</text:span></text:p>
        </draw:rect>
        <draw:rect draw:style-name="gr2" draw:text-style-name="P6" draw:layer="layout" svg:width="1.663cm" svg:height="0.681cm" svg:x="8.631cm" svg:y="5.132cm">
          <text:p text:style-name="P5"><text:span text:style-name="T3">instr 4</text:span></text:p>
        </draw:rect>
        <draw:rect draw:style-name="gr2" draw:text-style-name="P6" draw:layer="layout" svg:width="1.663cm" svg:height="0.681cm" svg:x="10.264cm" svg:y="5.131cm">
          <text:p text:style-name="P5"><text:span text:style-name="T3">instr 5</text:span></text:p>
        </draw:rect>
        <draw:rect draw:style-name="gr2" draw:text-style-name="P6" draw:layer="layout" svg:width="1.663cm" svg:height="0.681cm" svg:x="11.931cm" svg:y="5.132cm">
          <text:p text:style-name="P5"><text:span text:style-name="T3">instr 6</text:span></text:p>
        </draw:rect>
        <draw:rect draw:style-name="gr3" draw:text-style-name="P9" draw:layer="layout" svg:width="1.663cm" svg:height="0.681cm" svg:x="2.05cm" svg:y="5.122cm">
          <text:p text:style-name="P5"><text:span text:style-name="T3">Goto A</text:span></text:p>
        </draw:rect>
        <draw:custom-shape draw:style-name="gr8" draw:text-style-name="P12" draw:layer="layout" svg:width="0.996cm" svg:height="0.825cm" draw:transform="rotate (1.5707963267946) translate (18.295cm 6.953cm)">
          <text:p text:style-name="P1"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" draw:text-style-name="P7" draw:layer="layout" svg:width="6.717cm" svg:height="0.963cm" svg:x="11.502cm" svg:y="6.355cm">
          <draw:text-box>
            <text:p text:style-name="P1"><text:span text:style-name="T4">Ajout d'une instruction</text:span></text:p>
          </draw:text-box>
        </draw:frame>
        <draw:rect draw:style-name="gr12" draw:text-style-name="P9" draw:layer="layout" svg:width="1.663cm" svg:height="0.681cm" svg:x="13.586cm" svg:y="5.122cm">
          <text:p text:style-name="P5"><text:span text:style-name="T3">instr A</text:span></text:p>
        </draw:rect>
        <draw:rect draw:style-name="gr12" draw:text-style-name="P9" draw:layer="layout" svg:width="1.663cm" svg:height="0.681cm" svg:x="15.253cm" svg:y="5.123cm">
          <text:p text:style-name="P5"><text:span text:style-name="T3">instr B</text:span></text:p>
        </draw:rect>
        <draw:rect draw:style-name="gr12" draw:text-style-name="P9" draw:layer="layout" svg:width="1.663cm" svg:height="0.681cm" svg:x="16.92cm" svg:y="5.124cm">
          <text:p text:style-name="P5"><text:span text:style-name="T3">instr C</text:span></text:p>
        </draw:rect>
        <draw:rect draw:style-name="gr13" draw:text-style-name="P9" draw:layer="layout" svg:width="1.663cm" svg:height="0.681cm" svg:x="18.589cm" svg:y="5.125cm">
          <text:p text:style-name="P5"><text:span text:style-name="T3">Goto 1</text:span></text:p>
        </draw:rect>
        <draw:frame draw:style-name="gr1" draw:text-style-name="P8" draw:layer="layout" svg:width="6.378cm" svg:height="0.963cm" svg:x="14.382cm" svg:y="0.437cm">
          <draw:text-box>
            <text:p text:style-name="P1"><text:span text:style-name="T5">Cliquer pour avancer</text:span></text:p>
          </draw:text-box>
        </draw:frame>
        <draw:line draw:style-name="gr6" draw:text-style-name="P12" draw:layer="layout" svg:x1="6.314cm" svg:y1="1.554cm" svg:x2="6.314cm" svg:y2="2.436cm">
          <text:p text:style-name="P1"/>
        </draw:line>
      </draw:page>
      <draw:page draw:name="page17" draw:style-name="dp1" draw:master-page-name="Standard">
        <draw:rect draw:style-name="gr3" draw:text-style-name="P9" draw:layer="layout" svg:width="1.663cm" svg:height="0.681cm" svg:x="2.05cm" svg:y="2.69cm">
          <text:p text:style-name="P5"><text:span text:style-name="T3">instr A</text:span></text:p>
        </draw:rect>
        <draw:rect draw:style-name="gr3" draw:text-style-name="P9" draw:layer="layout" svg:width="1.663cm" svg:height="0.681cm" svg:x="3.717cm" svg:y="2.691cm">
          <text:p text:style-name="P5"><text:span text:style-name="T3">instr B</text:span></text:p>
        </draw:rect>
        <draw:rect draw:style-name="gr5" draw:text-style-name="P9" draw:layer="layout" svg:width="1.663cm" svg:height="0.681cm" svg:x="5.384cm" svg:y="2.692cm">
          <text:p text:style-name="P5"><text:span text:style-name="T3">instr C</text:span></text:p>
        </draw:rect>
        <draw:rect draw:style-name="gr2" draw:text-style-name="P6" draw:layer="layout" svg:width="1.663cm" svg:height="0.681cm" svg:x="3.713cm" svg:y="5.132cm">
          <text:p text:style-name="P5"><text:span text:style-name="T3">instr 1</text:span></text:p>
        </draw:rect>
        <draw:rect draw:style-name="gr2" draw:text-style-name="P6" draw:layer="layout" svg:width="1.663cm" svg:height="0.681cm" svg:x="5.332cm" svg:y="5.133cm">
          <text:p text:style-name="P5"><text:span text:style-name="T3">instr 2</text:span></text:p>
        </draw:rect>
        <draw:rect draw:style-name="gr2" draw:text-style-name="P6" draw:layer="layout" svg:width="1.663cm" svg:height="0.681cm" svg:x="6.965cm" svg:y="5.132cm">
          <text:p text:style-name="P5"><text:span text:style-name="T3">instr 3</text:span></text:p>
        </draw:rect>
        <draw:rect draw:style-name="gr2" draw:text-style-name="P6" draw:layer="layout" svg:width="1.663cm" svg:height="0.681cm" svg:x="8.632cm" svg:y="5.133cm">
          <text:p text:style-name="P5"><text:span text:style-name="T3">instr 4</text:span></text:p>
        </draw:rect>
        <draw:rect draw:style-name="gr2" draw:text-style-name="P6" draw:layer="layout" svg:width="1.663cm" svg:height="0.681cm" svg:x="10.265cm" svg:y="5.132cm">
          <text:p text:style-name="P5"><text:span text:style-name="T3">instr 5</text:span></text:p>
        </draw:rect>
        <draw:rect draw:style-name="gr2" draw:text-style-name="P6" draw:layer="layout" svg:width="1.663cm" svg:height="0.681cm" svg:x="11.932cm" svg:y="5.133cm">
          <text:p text:style-name="P5"><text:span text:style-name="T3">instr 6</text:span></text:p>
        </draw:rect>
        <draw:rect draw:style-name="gr3" draw:text-style-name="P9" draw:layer="layout" svg:width="1.663cm" svg:height="0.681cm" svg:x="2.051cm" svg:y="5.123cm">
          <text:p text:style-name="P5"><text:span text:style-name="T3">Goto A</text:span></text:p>
        </draw:rect>
        <draw:custom-shape draw:style-name="gr7" draw:text-style-name="P12" draw:layer="layout" svg:width="0.996cm" svg:height="0.825cm" draw:transform="rotate (1.5707963267946) translate (18.296cm 6.954cm)">
          <text:p text:style-name="P1"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" draw:text-style-name="P15" draw:layer="layout" svg:width="6.717cm" svg:height="0.963cm" svg:x="11.503cm" svg:y="6.356cm">
          <draw:text-box>
            <text:p text:style-name="P1"><text:span text:style-name="T7">Ajout d'une instruction</text:span></text:p>
          </draw:text-box>
        </draw:frame>
        <draw:rect draw:style-name="gr12" draw:text-style-name="P9" draw:layer="layout" svg:width="1.663cm" svg:height="0.681cm" svg:x="13.587cm" svg:y="5.123cm">
          <text:p text:style-name="P5"><text:span text:style-name="T3">instr A</text:span></text:p>
        </draw:rect>
        <draw:rect draw:style-name="gr12" draw:text-style-name="P9" draw:layer="layout" svg:width="1.663cm" svg:height="0.681cm" svg:x="15.254cm" svg:y="5.124cm">
          <text:p text:style-name="P5"><text:span text:style-name="T3">instr B</text:span></text:p>
        </draw:rect>
        <draw:rect draw:style-name="gr12" draw:text-style-name="P9" draw:layer="layout" svg:width="1.663cm" svg:height="0.681cm" svg:x="16.921cm" svg:y="5.125cm">
          <text:p text:style-name="P5"><text:span text:style-name="T3">instr C</text:span></text:p>
        </draw:rect>
        <draw:rect draw:style-name="gr13" draw:text-style-name="P9" draw:layer="layout" svg:width="1.663cm" svg:height="0.681cm" svg:x="18.59cm" svg:y="5.126cm">
          <text:p text:style-name="P5"><text:span text:style-name="T3">Goto 1</text:span></text:p>
        </draw:rect>
        <draw:frame draw:style-name="gr1" draw:text-style-name="P8" draw:layer="layout" svg:width="6.378cm" svg:height="0.963cm" svg:x="14.382cm" svg:y="0.437cm">
          <draw:text-box>
            <text:p text:style-name="P1"><text:span text:style-name="T5">Cliquer pour avancer</text:span></text:p>
          </draw:text-box>
        </draw:frame>
        <draw:line draw:style-name="gr6" draw:text-style-name="P12" draw:layer="layout" svg:x1="6.314cm" svg:y1="1.554cm" svg:x2="6.314cm" svg:y2="2.436cm">
          <text:p text:style-name="P1"/>
        </draw:line>
      </draw:page>
      <draw:page draw:name="page18" draw:style-name="dp1" draw:master-page-name="Standard">
        <draw:rect draw:style-name="gr3" draw:text-style-name="P9" draw:layer="layout" svg:width="1.663cm" svg:height="0.681cm" svg:x="2.051cm" svg:y="2.691cm">
          <text:p text:style-name="P5"><text:span text:style-name="T3">instr A</text:span></text:p>
        </draw:rect>
        <draw:rect draw:style-name="gr3" draw:text-style-name="P9" draw:layer="layout" svg:width="1.663cm" svg:height="0.681cm" svg:x="3.718cm" svg:y="2.692cm">
          <text:p text:style-name="P5"><text:span text:style-name="T3">instr B</text:span></text:p>
        </draw:rect>
        <draw:rect draw:style-name="gr3" draw:text-style-name="P9" draw:layer="layout" svg:width="1.663cm" svg:height="0.681cm" svg:x="5.385cm" svg:y="2.693cm">
          <text:p text:style-name="P5"><text:span text:style-name="T3">instr C</text:span></text:p>
        </draw:rect>
        <draw:rect draw:style-name="gr2" draw:text-style-name="P6" draw:layer="layout" svg:width="1.663cm" svg:height="0.681cm" svg:x="3.714cm" svg:y="5.133cm">
          <text:p text:style-name="P5"><text:span text:style-name="T3">instr 1</text:span></text:p>
        </draw:rect>
        <draw:rect draw:style-name="gr2" draw:text-style-name="P6" draw:layer="layout" svg:width="1.663cm" svg:height="0.681cm" svg:x="5.333cm" svg:y="5.134cm">
          <text:p text:style-name="P5"><text:span text:style-name="T3">instr 2</text:span></text:p>
        </draw:rect>
        <draw:rect draw:style-name="gr2" draw:text-style-name="P6" draw:layer="layout" svg:width="1.663cm" svg:height="0.681cm" svg:x="6.966cm" svg:y="5.133cm">
          <text:p text:style-name="P5"><text:span text:style-name="T3">instr 3</text:span></text:p>
        </draw:rect>
        <draw:rect draw:style-name="gr2" draw:text-style-name="P6" draw:layer="layout" svg:width="1.663cm" svg:height="0.681cm" svg:x="8.633cm" svg:y="5.134cm">
          <text:p text:style-name="P5"><text:span text:style-name="T3">instr 4</text:span></text:p>
        </draw:rect>
        <draw:rect draw:style-name="gr2" draw:text-style-name="P6" draw:layer="layout" svg:width="1.663cm" svg:height="0.681cm" svg:x="10.266cm" svg:y="5.133cm">
          <text:p text:style-name="P5"><text:span text:style-name="T3">instr 5</text:span></text:p>
        </draw:rect>
        <draw:rect draw:style-name="gr2" draw:text-style-name="P6" draw:layer="layout" svg:width="1.663cm" svg:height="0.681cm" svg:x="11.933cm" svg:y="5.134cm">
          <text:p text:style-name="P5"><text:span text:style-name="T3">instr 6</text:span></text:p>
        </draw:rect>
        <draw:rect draw:style-name="gr3" draw:text-style-name="P9" draw:layer="layout" svg:width="1.663cm" svg:height="0.681cm" svg:x="2.052cm" svg:y="5.124cm">
          <text:p text:style-name="P5"><text:span text:style-name="T3">Goto A</text:span></text:p>
        </draw:rect>
        <draw:rect draw:style-name="gr12" draw:text-style-name="P9" draw:layer="layout" svg:width="1.663cm" svg:height="0.681cm" svg:x="13.588cm" svg:y="5.124cm">
          <text:p text:style-name="P5"><text:span text:style-name="T3">instr A</text:span></text:p>
        </draw:rect>
        <draw:rect draw:style-name="gr12" draw:text-style-name="P9" draw:layer="layout" svg:width="1.663cm" svg:height="0.681cm" svg:x="15.255cm" svg:y="5.125cm">
          <text:p text:style-name="P5"><text:span text:style-name="T3">instr B</text:span></text:p>
        </draw:rect>
        <draw:rect draw:style-name="gr12" draw:text-style-name="P9" draw:layer="layout" svg:width="1.663cm" svg:height="0.681cm" svg:x="16.922cm" svg:y="5.126cm">
          <text:p text:style-name="P5"><text:span text:style-name="T3">instr C</text:span></text:p>
        </draw:rect>
        <draw:rect draw:style-name="gr13" draw:text-style-name="P9" draw:layer="layout" svg:width="1.663cm" svg:height="0.681cm" svg:x="18.591cm" svg:y="5.127cm">
          <text:p text:style-name="P5"><text:span text:style-name="T3">Goto 1</text:span></text:p>
        </draw:rect>
        <draw:frame draw:style-name="gr1" draw:text-style-name="P8" draw:layer="layout" svg:width="8.96cm" svg:height="1.675cm" svg:x="4.015cm" svg:y="5.852cm">
          <draw:text-box>
            <text:p text:style-name="P1"><text:span text:style-name="T5">Le virus a terminé son travail: </text:span></text:p>
            <text:p text:style-name="P1"><text:span text:style-name="T5">le programme est infecté</text:span></text:p>
          </draw:text-box>
        </draw:frame>
        <draw:frame draw:style-name="gr1" draw:text-style-name="P8" draw:layer="layout" svg:width="6.378cm" svg:height="0.963cm" svg:x="14.382cm" svg:y="0.437cm">
          <draw:text-box>
            <text:p text:style-name="P1"><text:span text:style-name="T5">Cliquer pour avancer</text:span></text:p>
          </draw:text-box>
        </draw:frame>
      </draw:page>
      <draw:page draw:name="page19" draw:style-name="dp1" draw:master-page-name="Standard">
        <draw:rect draw:style-name="gr3" draw:text-style-name="P9" draw:layer="layout" svg:width="1.663cm" svg:height="0.681cm" svg:x="2.052cm" svg:y="2.692cm">
          <text:p text:style-name="P5"><text:span text:style-name="T3">instr A</text:span></text:p>
        </draw:rect>
        <draw:rect draw:style-name="gr3" draw:text-style-name="P9" draw:layer="layout" svg:width="1.663cm" svg:height="0.681cm" svg:x="3.719cm" svg:y="2.693cm">
          <text:p text:style-name="P5"><text:span text:style-name="T3">instr B</text:span></text:p>
        </draw:rect>
        <draw:rect draw:style-name="gr3" draw:text-style-name="P9" draw:layer="layout" svg:width="1.663cm" svg:height="0.681cm" svg:x="5.386cm" svg:y="2.694cm">
          <text:p text:style-name="P5"><text:span text:style-name="T3">instr C</text:span></text:p>
        </draw:rect>
        <draw:rect draw:style-name="gr2" draw:text-style-name="P6" draw:layer="layout" svg:width="1.663cm" svg:height="0.681cm" svg:x="3.715cm" svg:y="5.134cm">
          <text:p text:style-name="P5"><text:span text:style-name="T3">instr 1</text:span></text:p>
        </draw:rect>
        <draw:rect draw:style-name="gr2" draw:text-style-name="P6" draw:layer="layout" svg:width="1.663cm" svg:height="0.681cm" svg:x="5.334cm" svg:y="5.135cm">
          <text:p text:style-name="P5"><text:span text:style-name="T3">instr 2</text:span></text:p>
        </draw:rect>
        <draw:rect draw:style-name="gr2" draw:text-style-name="P6" draw:layer="layout" svg:width="1.663cm" svg:height="0.681cm" svg:x="6.967cm" svg:y="5.134cm">
          <text:p text:style-name="P5"><text:span text:style-name="T3">instr 3</text:span></text:p>
        </draw:rect>
        <draw:rect draw:style-name="gr2" draw:text-style-name="P6" draw:layer="layout" svg:width="1.663cm" svg:height="0.681cm" svg:x="8.634cm" svg:y="5.135cm">
          <text:p text:style-name="P5"><text:span text:style-name="T3">instr 4</text:span></text:p>
        </draw:rect>
        <draw:rect draw:style-name="gr2" draw:text-style-name="P6" draw:layer="layout" svg:width="1.663cm" svg:height="0.681cm" svg:x="10.267cm" svg:y="5.134cm">
          <text:p text:style-name="P5"><text:span text:style-name="T3">instr 5</text:span></text:p>
        </draw:rect>
        <draw:rect draw:style-name="gr2" draw:text-style-name="P6" draw:layer="layout" svg:width="1.663cm" svg:height="0.681cm" svg:x="11.934cm" svg:y="5.135cm">
          <text:p text:style-name="P5"><text:span text:style-name="T3">instr 6</text:span></text:p>
        </draw:rect>
        <draw:rect draw:style-name="gr3" draw:text-style-name="P9" draw:layer="layout" svg:width="1.663cm" svg:height="0.681cm" svg:x="2.053cm" svg:y="5.125cm">
          <text:p text:style-name="P5"><text:span text:style-name="T3">Goto A</text:span></text:p>
        </draw:rect>
        <draw:rect draw:style-name="gr12" draw:text-style-name="P9" draw:layer="layout" svg:width="1.663cm" svg:height="0.681cm" svg:x="13.589cm" svg:y="5.125cm">
          <text:p text:style-name="P5"><text:span text:style-name="T3">instr A</text:span></text:p>
        </draw:rect>
        <draw:rect draw:style-name="gr12" draw:text-style-name="P9" draw:layer="layout" svg:width="1.663cm" svg:height="0.681cm" svg:x="15.256cm" svg:y="5.126cm">
          <text:p text:style-name="P5"><text:span text:style-name="T3">instr B</text:span></text:p>
        </draw:rect>
        <draw:rect draw:style-name="gr12" draw:text-style-name="P9" draw:layer="layout" svg:width="1.663cm" svg:height="0.681cm" svg:x="16.923cm" svg:y="5.127cm">
          <text:p text:style-name="P5"><text:span text:style-name="T3">instr C</text:span></text:p>
        </draw:rect>
        <draw:rect draw:style-name="gr13" draw:text-style-name="P9" draw:layer="layout" svg:width="1.663cm" svg:height="0.681cm" svg:x="18.592cm" svg:y="5.128cm">
          <text:p text:style-name="P5"><text:span text:style-name="T3">Goto 1</text:span></text:p>
        </draw:rect>
        <draw:frame draw:style-name="gr1" draw:text-style-name="P8" draw:layer="layout" svg:width="6.378cm" svg:height="0.963cm" svg:x="14.383cm" svg:y="0.438cm">
          <draw:text-box>
            <text:p text:style-name="P1"><text:span text:style-name="T5">Cliquer pour avancer</text:span></text:p>
          </draw:text-box>
        </draw:frame>
        <draw:frame draw:style-name="gr1" draw:text-style-name="P7" draw:layer="layout" svg:width="5.857cm" svg:height="0.963cm" svg:x="4.017cm" svg:y="4.154cm">
          <draw:text-box>
            <text:p text:style-name="P1"><text:span text:style-name="T4">Programme infecté</text:span></text:p>
          </draw:text-box>
        </draw:frame>
        <draw:frame draw:style-name="gr1" draw:text-style-name="P8" draw:layer="layout" svg:width="11.538cm" svg:height="2.387cm" svg:x="4.015cm" svg:y="5.853cm">
          <draw:text-box>
            <text:p text:style-name="P1"><text:span text:style-name="T5">Je décide de lancer ce jeu d'ordinateur.</text:span></text:p>
            <text:p text:style-name="P1"><text:span text:style-name="T5">Si ce programme infecté est exécuté,</text:span></text:p>
            <text:p text:style-name="P1"><text:span text:style-name="T4">le virus se remet en action</text:span></text:p>
          </draw:text-box>
        </draw:frame>
      </draw:page>
      <draw:page draw:name="page20" draw:style-name="dp1" draw:master-page-name="Standard">
        <draw:rect draw:style-name="gr3" draw:text-style-name="P9" draw:layer="layout" svg:width="1.663cm" svg:height="0.681cm" svg:x="2.053cm" svg:y="2.693cm">
          <text:p text:style-name="P5"><text:span text:style-name="T3">instr A</text:span></text:p>
        </draw:rect>
        <draw:rect draw:style-name="gr3" draw:text-style-name="P9" draw:layer="layout" svg:width="1.663cm" svg:height="0.681cm" svg:x="3.72cm" svg:y="2.694cm">
          <text:p text:style-name="P5"><text:span text:style-name="T3">instr B</text:span></text:p>
        </draw:rect>
        <draw:rect draw:style-name="gr3" draw:text-style-name="P9" draw:layer="layout" svg:width="1.663cm" svg:height="0.681cm" svg:x="5.387cm" svg:y="2.695cm">
          <text:p text:style-name="P5"><text:span text:style-name="T3">instr C</text:span></text:p>
        </draw:rect>
        <draw:rect draw:style-name="gr2" draw:text-style-name="P6" draw:layer="layout" svg:width="1.663cm" svg:height="0.681cm" svg:x="3.716cm" svg:y="5.135cm">
          <text:p text:style-name="P5"><text:span text:style-name="T3">instr 1</text:span></text:p>
        </draw:rect>
        <draw:rect draw:style-name="gr2" draw:text-style-name="P6" draw:layer="layout" svg:width="1.663cm" svg:height="0.681cm" svg:x="5.335cm" svg:y="5.136cm">
          <text:p text:style-name="P5"><text:span text:style-name="T3">instr 2</text:span></text:p>
        </draw:rect>
        <draw:rect draw:style-name="gr2" draw:text-style-name="P6" draw:layer="layout" svg:width="1.663cm" svg:height="0.681cm" svg:x="6.968cm" svg:y="5.135cm">
          <text:p text:style-name="P5"><text:span text:style-name="T3">instr 3</text:span></text:p>
        </draw:rect>
        <draw:rect draw:style-name="gr2" draw:text-style-name="P6" draw:layer="layout" svg:width="1.663cm" svg:height="0.681cm" svg:x="8.635cm" svg:y="5.136cm">
          <text:p text:style-name="P5"><text:span text:style-name="T3">instr 4</text:span></text:p>
        </draw:rect>
        <draw:rect draw:style-name="gr2" draw:text-style-name="P6" draw:layer="layout" svg:width="1.663cm" svg:height="0.681cm" svg:x="10.268cm" svg:y="5.135cm">
          <text:p text:style-name="P5"><text:span text:style-name="T3">instr 5</text:span></text:p>
        </draw:rect>
        <draw:rect draw:style-name="gr2" draw:text-style-name="P6" draw:layer="layout" svg:width="1.663cm" svg:height="0.681cm" svg:x="11.935cm" svg:y="5.136cm">
          <text:p text:style-name="P5"><text:span text:style-name="T3">instr 6</text:span></text:p>
        </draw:rect>
        <draw:rect draw:style-name="gr3" draw:text-style-name="P9" draw:layer="layout" svg:width="1.663cm" svg:height="0.681cm" svg:x="2.054cm" svg:y="5.126cm">
          <text:p text:style-name="P5"><text:span text:style-name="T3">Goto A</text:span></text:p>
        </draw:rect>
        <draw:rect draw:style-name="gr12" draw:text-style-name="P9" draw:layer="layout" svg:width="1.663cm" svg:height="0.681cm" svg:x="13.59cm" svg:y="5.126cm">
          <text:p text:style-name="P5"><text:span text:style-name="T3">instr A</text:span></text:p>
        </draw:rect>
        <draw:rect draw:style-name="gr12" draw:text-style-name="P9" draw:layer="layout" svg:width="1.663cm" svg:height="0.681cm" svg:x="15.257cm" svg:y="5.127cm">
          <text:p text:style-name="P5"><text:span text:style-name="T3">instr B</text:span></text:p>
        </draw:rect>
        <draw:rect draw:style-name="gr12" draw:text-style-name="P9" draw:layer="layout" svg:width="1.663cm" svg:height="0.681cm" svg:x="16.924cm" svg:y="5.128cm">
          <text:p text:style-name="P5"><text:span text:style-name="T3">instr C</text:span></text:p>
        </draw:rect>
        <draw:rect draw:style-name="gr13" draw:text-style-name="P9" draw:layer="layout" svg:width="1.663cm" svg:height="0.681cm" svg:x="18.593cm" svg:y="5.129cm">
          <text:p text:style-name="P5"><text:span text:style-name="T3">Goto 1</text:span></text:p>
        </draw:rect>
        <draw:rect draw:style-name="gr14" draw:text-style-name="P9" draw:layer="layout" svg:width="1.663cm" svg:height="0.681cm" svg:x="6.368cm" svg:y="7.735cm">
          <text:p text:style-name="P5"><text:span text:style-name="T3">instr 1</text:span></text:p>
        </draw:rect>
        <draw:rect draw:style-name="gr14" draw:text-style-name="P9" draw:layer="layout" svg:width="1.663cm" svg:height="0.681cm" svg:x="8.035cm" svg:y="7.736cm">
          <text:p text:style-name="P5"><text:span text:style-name="T3">instr 2</text:span></text:p>
        </draw:rect>
        <draw:rect draw:style-name="gr14" draw:text-style-name="P9" draw:layer="layout" svg:width="1.663cm" svg:height="0.681cm" svg:x="9.668cm" svg:y="7.735cm">
          <text:p text:style-name="P5"><text:span text:style-name="T3">instr 3</text:span></text:p>
        </draw:rect>
        <draw:rect draw:style-name="gr14" draw:text-style-name="P9" draw:layer="layout" svg:width="1.663cm" svg:height="0.681cm" svg:x="11.335cm" svg:y="7.736cm">
          <text:p text:style-name="P5"><text:span text:style-name="T3">instr 4</text:span></text:p>
        </draw:rect>
        <draw:rect draw:style-name="gr14" draw:text-style-name="P9" draw:layer="layout" svg:width="1.663cm" svg:height="0.681cm" svg:x="13cm" svg:y="7.735cm">
          <text:p text:style-name="P5"><text:span text:style-name="T3">instr 5</text:span></text:p>
        </draw:rect>
        <draw:rect draw:style-name="gr14" draw:text-style-name="P9" draw:layer="layout" svg:width="1.663cm" svg:height="0.681cm" svg:x="14.667cm" svg:y="7.736cm">
          <text:p text:style-name="P5"><text:span text:style-name="T3">instr 6</text:span></text:p>
        </draw:rect>
        <draw:frame draw:style-name="gr1" draw:text-style-name="P16" draw:layer="layout" svg:width="6.348cm" svg:height="0.963cm" svg:x="5.994cm" svg:y="8.873cm">
          <draw:text-box>
            <text:p text:style-name="P1"><text:span text:style-name="T8">Un autre programme</text:span></text:p>
          </draw:text-box>
        </draw:frame>
        <draw:frame draw:style-name="gr1" draw:text-style-name="P8" draw:layer="layout" svg:width="6.378cm" svg:height="0.963cm" svg:x="14.384cm" svg:y="0.439cm">
          <draw:text-box>
            <text:p text:style-name="P1"><text:span text:style-name="T5">Cliquer pour avancer</text:span></text:p>
          </draw:text-box>
        </draw:frame>
        <draw:frame draw:style-name="gr1" draw:text-style-name="P7" draw:layer="layout" svg:width="5.857cm" svg:height="0.963cm" svg:x="4.018cm" svg:y="4.155cm">
          <draw:text-box>
            <text:p text:style-name="P1"><text:span text:style-name="T4">Programme infecté</text:span></text:p>
          </draw:text-box>
        </draw:frame>
      </draw:page>
      <draw:page draw:name="page21" draw:style-name="dp1" draw:master-page-name="Standard">
        <draw:rect draw:style-name="gr3" draw:text-style-name="P9" draw:layer="layout" svg:width="1.663cm" svg:height="0.681cm" svg:x="2.052cm" svg:y="2.692cm">
          <text:p text:style-name="P5"><text:span text:style-name="T3">instr A</text:span></text:p>
        </draw:rect>
        <draw:rect draw:style-name="gr3" draw:text-style-name="P9" draw:layer="layout" svg:width="1.663cm" svg:height="0.681cm" svg:x="3.719cm" svg:y="2.693cm">
          <text:p text:style-name="P5"><text:span text:style-name="T3">instr B</text:span></text:p>
        </draw:rect>
        <draw:rect draw:style-name="gr3" draw:text-style-name="P9" draw:layer="layout" svg:width="1.663cm" svg:height="0.681cm" svg:x="5.386cm" svg:y="2.694cm">
          <text:p text:style-name="P5"><text:span text:style-name="T3">instr C</text:span></text:p>
        </draw:rect>
        <draw:rect draw:style-name="gr2" draw:text-style-name="P6" draw:layer="layout" svg:width="1.663cm" svg:height="0.681cm" svg:x="3.715cm" svg:y="5.134cm">
          <text:p text:style-name="P5"><text:span text:style-name="T3">instr 1</text:span></text:p>
        </draw:rect>
        <draw:rect draw:style-name="gr2" draw:text-style-name="P6" draw:layer="layout" svg:width="1.663cm" svg:height="0.681cm" svg:x="5.334cm" svg:y="5.135cm">
          <text:p text:style-name="P5"><text:span text:style-name="T3">instr 2</text:span></text:p>
        </draw:rect>
        <draw:rect draw:style-name="gr2" draw:text-style-name="P6" draw:layer="layout" svg:width="1.663cm" svg:height="0.681cm" svg:x="6.967cm" svg:y="5.134cm">
          <text:p text:style-name="P5"><text:span text:style-name="T3">instr 3</text:span></text:p>
        </draw:rect>
        <draw:rect draw:style-name="gr2" draw:text-style-name="P6" draw:layer="layout" svg:width="1.663cm" svg:height="0.681cm" svg:x="8.634cm" svg:y="5.135cm">
          <text:p text:style-name="P5"><text:span text:style-name="T3">instr 4</text:span></text:p>
        </draw:rect>
        <draw:rect draw:style-name="gr2" draw:text-style-name="P6" draw:layer="layout" svg:width="1.663cm" svg:height="0.681cm" svg:x="10.267cm" svg:y="5.134cm">
          <text:p text:style-name="P5"><text:span text:style-name="T3">instr 5</text:span></text:p>
        </draw:rect>
        <draw:rect draw:style-name="gr2" draw:text-style-name="P6" draw:layer="layout" svg:width="1.663cm" svg:height="0.681cm" svg:x="11.934cm" svg:y="5.135cm">
          <text:p text:style-name="P5"><text:span text:style-name="T3">instr 6</text:span></text:p>
        </draw:rect>
        <draw:rect draw:style-name="gr3" draw:text-style-name="P9" draw:layer="layout" svg:width="1.663cm" svg:height="0.681cm" svg:x="2.053cm" svg:y="5.125cm">
          <text:p text:style-name="P5"><text:span text:style-name="T3">Goto A</text:span></text:p>
        </draw:rect>
        <draw:rect draw:style-name="gr12" draw:text-style-name="P9" draw:layer="layout" svg:width="1.663cm" svg:height="0.681cm" svg:x="13.589cm" svg:y="5.125cm">
          <text:p text:style-name="P5"><text:span text:style-name="T3">instr A</text:span></text:p>
        </draw:rect>
        <draw:rect draw:style-name="gr12" draw:text-style-name="P9" draw:layer="layout" svg:width="1.663cm" svg:height="0.681cm" svg:x="15.256cm" svg:y="5.126cm">
          <text:p text:style-name="P5"><text:span text:style-name="T3">instr B</text:span></text:p>
        </draw:rect>
        <draw:rect draw:style-name="gr12" draw:text-style-name="P9" draw:layer="layout" svg:width="1.663cm" svg:height="0.681cm" svg:x="16.923cm" svg:y="5.127cm">
          <text:p text:style-name="P5"><text:span text:style-name="T3">instr C</text:span></text:p>
        </draw:rect>
        <draw:rect draw:style-name="gr13" draw:text-style-name="P9" draw:layer="layout" svg:width="1.663cm" svg:height="0.681cm" svg:x="18.592cm" svg:y="5.128cm">
          <text:p text:style-name="P5"><text:span text:style-name="T3">Goto 1</text:span></text:p>
        </draw:rect>
        <draw:rect draw:style-name="gr15" draw:text-style-name="P9" draw:layer="layout" svg:width="1.663cm" svg:height="0.681cm" svg:x="6.398cm" svg:y="7.734cm">
          <text:p text:style-name="P5"><text:span text:style-name="T3">instr 1</text:span></text:p>
        </draw:rect>
        <draw:rect draw:style-name="gr15" draw:text-style-name="P9" draw:layer="layout" svg:width="1.663cm" svg:height="0.681cm" svg:x="8.065cm" svg:y="7.735cm">
          <text:p text:style-name="P5"><text:span text:style-name="T3">instr 2</text:span></text:p>
        </draw:rect>
        <draw:rect draw:style-name="gr15" draw:text-style-name="P9" draw:layer="layout" svg:width="1.663cm" svg:height="0.681cm" svg:x="9.698cm" svg:y="7.734cm">
          <text:p text:style-name="P5"><text:span text:style-name="T3">instr 3</text:span></text:p>
        </draw:rect>
        <draw:rect draw:style-name="gr15" draw:text-style-name="P9" draw:layer="layout" svg:width="1.663cm" svg:height="0.681cm" svg:x="11.365cm" svg:y="7.735cm">
          <text:p text:style-name="P5"><text:span text:style-name="T3">instr 4</text:span></text:p>
        </draw:rect>
        <draw:rect draw:style-name="gr15" draw:text-style-name="P9" draw:layer="layout" svg:width="1.663cm" svg:height="0.681cm" svg:x="12.999cm" svg:y="7.734cm">
          <text:p text:style-name="P5"><text:span text:style-name="T3">instr 5</text:span></text:p>
        </draw:rect>
        <draw:rect draw:style-name="gr15" draw:text-style-name="P9" draw:layer="layout" svg:width="1.663cm" svg:height="0.681cm" svg:x="14.666cm" svg:y="7.735cm">
          <text:p text:style-name="P5"><text:span text:style-name="T3">instr 6</text:span></text:p>
        </draw:rect>
        <draw:frame draw:style-name="gr1" draw:text-style-name="P17" draw:layer="layout" svg:width="6.348cm" svg:height="0.963cm" svg:x="5.993cm" svg:y="8.872cm">
          <draw:text-box>
            <text:p text:style-name="P1"><text:span text:style-name="T9">Un autre programme</text:span></text:p>
          </draw:text-box>
        </draw:frame>
        <draw:frame draw:style-name="gr1" draw:text-style-name="P8" draw:layer="layout" svg:width="6.378cm" svg:height="0.963cm" svg:x="14.382cm" svg:y="0.437cm">
          <draw:text-box>
            <text:p text:style-name="P1"><text:span text:style-name="T5">Cliquer pour avancer</text:span></text:p>
          </draw:text-box>
        </draw:frame>
        <draw:frame draw:style-name="gr1" draw:text-style-name="P7" draw:layer="layout" svg:width="5.857cm" svg:height="0.963cm" svg:x="4.018cm" svg:y="4.155cm">
          <draw:text-box>
            <text:p text:style-name="P1"><text:span text:style-name="T4">Programme infecté</text:span></text:p>
          </draw:text-box>
        </draw:frame>
      </draw:page>
      <draw:page draw:name="page22" draw:style-name="dp1" draw:master-page-name="Standard">
        <draw:rect draw:style-name="gr3" draw:text-style-name="P9" draw:layer="layout" svg:width="1.663cm" svg:height="0.681cm" svg:x="2.053cm" svg:y="2.693cm">
          <text:p text:style-name="P5"><text:span text:style-name="T3">instr A</text:span></text:p>
        </draw:rect>
        <draw:rect draw:style-name="gr3" draw:text-style-name="P9" draw:layer="layout" svg:width="1.663cm" svg:height="0.681cm" svg:x="3.72cm" svg:y="2.694cm">
          <text:p text:style-name="P5"><text:span text:style-name="T3">instr B</text:span></text:p>
        </draw:rect>
        <draw:rect draw:style-name="gr3" draw:text-style-name="P9" draw:layer="layout" svg:width="1.663cm" svg:height="0.681cm" svg:x="5.387cm" svg:y="2.695cm">
          <text:p text:style-name="P5"><text:span text:style-name="T3">instr C</text:span></text:p>
        </draw:rect>
        <draw:rect draw:style-name="gr2" draw:text-style-name="P6" draw:layer="layout" svg:width="1.663cm" svg:height="0.681cm" svg:x="3.716cm" svg:y="5.135cm">
          <text:p text:style-name="P5"><text:span text:style-name="T3">instr 1</text:span></text:p>
        </draw:rect>
        <draw:rect draw:style-name="gr2" draw:text-style-name="P6" draw:layer="layout" svg:width="1.663cm" svg:height="0.681cm" svg:x="5.335cm" svg:y="5.136cm">
          <text:p text:style-name="P5"><text:span text:style-name="T3">instr 2</text:span></text:p>
        </draw:rect>
        <draw:rect draw:style-name="gr2" draw:text-style-name="P6" draw:layer="layout" svg:width="1.663cm" svg:height="0.681cm" svg:x="6.968cm" svg:y="5.135cm">
          <text:p text:style-name="P5"><text:span text:style-name="T3">instr 3</text:span></text:p>
        </draw:rect>
        <draw:rect draw:style-name="gr2" draw:text-style-name="P6" draw:layer="layout" svg:width="1.663cm" svg:height="0.681cm" svg:x="8.635cm" svg:y="5.136cm">
          <text:p text:style-name="P5"><text:span text:style-name="T3">instr 4</text:span></text:p>
        </draw:rect>
        <draw:rect draw:style-name="gr2" draw:text-style-name="P6" draw:layer="layout" svg:width="1.663cm" svg:height="0.681cm" svg:x="10.268cm" svg:y="5.135cm">
          <text:p text:style-name="P5"><text:span text:style-name="T3">instr 5</text:span></text:p>
        </draw:rect>
        <draw:rect draw:style-name="gr2" draw:text-style-name="P6" draw:layer="layout" svg:width="1.663cm" svg:height="0.681cm" svg:x="11.935cm" svg:y="5.136cm">
          <text:p text:style-name="P5"><text:span text:style-name="T3">instr 6</text:span></text:p>
        </draw:rect>
        <draw:rect draw:style-name="gr3" draw:text-style-name="P9" draw:layer="layout" svg:width="1.663cm" svg:height="0.681cm" svg:x="2.054cm" svg:y="5.126cm">
          <text:p text:style-name="P5"><text:span text:style-name="T3">Goto A</text:span></text:p>
        </draw:rect>
        <draw:rect draw:style-name="gr12" draw:text-style-name="P9" draw:layer="layout" svg:width="1.663cm" svg:height="0.681cm" svg:x="13.59cm" svg:y="5.126cm">
          <text:p text:style-name="P5"><text:span text:style-name="T3">instr A</text:span></text:p>
        </draw:rect>
        <draw:rect draw:style-name="gr12" draw:text-style-name="P9" draw:layer="layout" svg:width="1.663cm" svg:height="0.681cm" svg:x="15.257cm" svg:y="5.127cm">
          <text:p text:style-name="P5"><text:span text:style-name="T3">instr B</text:span></text:p>
        </draw:rect>
        <draw:rect draw:style-name="gr12" draw:text-style-name="P9" draw:layer="layout" svg:width="1.663cm" svg:height="0.681cm" svg:x="16.924cm" svg:y="5.128cm">
          <text:p text:style-name="P5"><text:span text:style-name="T3">instr C</text:span></text:p>
        </draw:rect>
        <draw:rect draw:style-name="gr13" draw:text-style-name="P9" draw:layer="layout" svg:width="1.663cm" svg:height="0.681cm" svg:x="18.593cm" svg:y="5.129cm">
          <text:p text:style-name="P5"><text:span text:style-name="T3">Goto 1</text:span></text:p>
        </draw:rect>
        <draw:rect draw:style-name="gr15" draw:text-style-name="P9" draw:layer="layout" svg:width="1.663cm" svg:height="0.681cm" svg:x="6.399cm" svg:y="7.735cm">
          <text:p text:style-name="P5"><text:span text:style-name="T3">instr 1</text:span></text:p>
        </draw:rect>
        <draw:rect draw:style-name="gr15" draw:text-style-name="P9" draw:layer="layout" svg:width="1.663cm" svg:height="0.681cm" svg:x="8.066cm" svg:y="7.736cm">
          <text:p text:style-name="P5"><text:span text:style-name="T3">instr 2</text:span></text:p>
        </draw:rect>
        <draw:rect draw:style-name="gr15" draw:text-style-name="P9" draw:layer="layout" svg:width="1.663cm" svg:height="0.681cm" svg:x="9.699cm" svg:y="7.735cm">
          <text:p text:style-name="P5"><text:span text:style-name="T3">instr 3</text:span></text:p>
        </draw:rect>
        <draw:rect draw:style-name="gr15" draw:text-style-name="P9" draw:layer="layout" svg:width="1.663cm" svg:height="0.681cm" svg:x="11.366cm" svg:y="7.736cm">
          <text:p text:style-name="P5"><text:span text:style-name="T3">instr 4</text:span></text:p>
        </draw:rect>
        <draw:rect draw:style-name="gr15" draw:text-style-name="P9" draw:layer="layout" svg:width="1.663cm" svg:height="0.681cm" svg:x="13cm" svg:y="7.735cm">
          <text:p text:style-name="P5"><text:span text:style-name="T3">instr 5</text:span></text:p>
        </draw:rect>
        <draw:rect draw:style-name="gr15" draw:text-style-name="P9" draw:layer="layout" svg:width="1.663cm" svg:height="0.681cm" svg:x="14.667cm" svg:y="7.736cm">
          <text:p text:style-name="P5"><text:span text:style-name="T3">instr 6</text:span></text:p>
        </draw:rect>
        <draw:frame draw:style-name="gr1" draw:text-style-name="P17" draw:layer="layout" svg:width="6.348cm" svg:height="0.963cm" svg:x="5.994cm" svg:y="8.873cm">
          <draw:text-box>
            <text:p text:style-name="P1"><text:span text:style-name="T9">Un autre programme</text:span></text:p>
          </draw:text-box>
        </draw:frame>
        <draw:frame draw:style-name="gr1" draw:text-style-name="P8" draw:layer="layout" svg:width="9.621cm" svg:height="0.963cm" svg:x="4.017cm" svg:y="5.854cm">
          <draw:text-box>
            <text:p text:style-name="P1"><text:span text:style-name="T5">Exécution du programme infecté</text:span></text:p>
          </draw:text-box>
        </draw:frame>
        <draw:frame draw:style-name="gr1" draw:text-style-name="P8" draw:layer="layout" svg:width="6.378cm" svg:height="0.963cm" svg:x="14.382cm" svg:y="0.437cm">
          <draw:text-box>
            <text:p text:style-name="P1"><text:span text:style-name="T5">Cliquer pour avancer</text:span></text:p>
          </draw:text-box>
        </draw:frame>
        <draw:frame draw:style-name="gr1" draw:text-style-name="P7" draw:layer="layout" svg:width="5.857cm" svg:height="0.963cm" svg:x="4.018cm" svg:y="4.155cm">
          <draw:text-box>
            <text:p text:style-name="P1"><text:span text:style-name="T4">Programme infecté</text:span></text:p>
          </draw:text-box>
        </draw:frame>
      </draw:page>
      <draw:page draw:name="page23" draw:style-name="dp1" draw:master-page-name="Standard">
        <office:forms form:automatic-focus="false" form:apply-design-mode="false"/>
        <draw:rect draw:style-name="gr3" draw:text-style-name="P9" draw:layer="layout" svg:width="1.663cm" svg:height="0.681cm" svg:x="2.054cm" svg:y="2.694cm">
          <text:p text:style-name="P5"><text:span text:style-name="T3">instr A</text:span></text:p>
        </draw:rect>
        <draw:rect draw:style-name="gr3" draw:text-style-name="P9" draw:layer="layout" svg:width="1.663cm" svg:height="0.681cm" svg:x="3.721cm" svg:y="2.695cm">
          <text:p text:style-name="P5"><text:span text:style-name="T3">instr B</text:span></text:p>
        </draw:rect>
        <draw:rect draw:style-name="gr3" draw:text-style-name="P9" draw:layer="layout" svg:width="1.663cm" svg:height="0.681cm" svg:x="5.388cm" svg:y="2.696cm">
          <text:p text:style-name="P5"><text:span text:style-name="T3">instr C</text:span></text:p>
        </draw:rect>
        <draw:rect draw:style-name="gr2" draw:text-style-name="P6" draw:layer="layout" svg:width="1.663cm" svg:height="0.681cm" svg:x="3.717cm" svg:y="5.136cm">
          <text:p text:style-name="P5"><text:span text:style-name="T3">instr 1</text:span></text:p>
        </draw:rect>
        <draw:rect draw:style-name="gr2" draw:text-style-name="P6" draw:layer="layout" svg:width="1.663cm" svg:height="0.681cm" svg:x="5.336cm" svg:y="5.137cm">
          <text:p text:style-name="P5"><text:span text:style-name="T3">instr 2</text:span></text:p>
        </draw:rect>
        <draw:rect draw:style-name="gr2" draw:text-style-name="P6" draw:layer="layout" svg:width="1.663cm" svg:height="0.681cm" svg:x="6.969cm" svg:y="5.136cm">
          <text:p text:style-name="P5"><text:span text:style-name="T3">instr 3</text:span></text:p>
        </draw:rect>
        <draw:rect draw:style-name="gr2" draw:text-style-name="P6" draw:layer="layout" svg:width="1.663cm" svg:height="0.681cm" svg:x="8.636cm" svg:y="5.137cm">
          <text:p text:style-name="P5"><text:span text:style-name="T3">instr 4</text:span></text:p>
        </draw:rect>
        <draw:rect draw:style-name="gr2" draw:text-style-name="P6" draw:layer="layout" svg:width="1.663cm" svg:height="0.681cm" svg:x="10.269cm" svg:y="5.136cm">
          <text:p text:style-name="P5"><text:span text:style-name="T3">instr 5</text:span></text:p>
        </draw:rect>
        <draw:rect draw:style-name="gr2" draw:text-style-name="P6" draw:layer="layout" svg:width="1.663cm" svg:height="0.681cm" svg:x="11.936cm" svg:y="5.137cm">
          <text:p text:style-name="P5"><text:span text:style-name="T3">instr 6</text:span></text:p>
        </draw:rect>
        <draw:rect draw:style-name="gr5" draw:text-style-name="P9" draw:layer="layout" svg:width="1.663cm" svg:height="0.681cm" svg:x="2.055cm" svg:y="5.127cm">
          <text:p text:style-name="P5"><text:span text:style-name="T3">Goto A</text:span></text:p>
        </draw:rect>
        <draw:rect draw:style-name="gr12" draw:text-style-name="P9" draw:layer="layout" svg:width="1.663cm" svg:height="0.681cm" svg:x="13.591cm" svg:y="5.127cm">
          <text:p text:style-name="P5"><text:span text:style-name="T3">instr A</text:span></text:p>
        </draw:rect>
        <draw:rect draw:style-name="gr12" draw:text-style-name="P9" draw:layer="layout" svg:width="1.663cm" svg:height="0.681cm" svg:x="15.258cm" svg:y="5.128cm">
          <text:p text:style-name="P5"><text:span text:style-name="T3">instr B</text:span></text:p>
        </draw:rect>
        <draw:rect draw:style-name="gr12" draw:text-style-name="P9" draw:layer="layout" svg:width="1.663cm" svg:height="0.681cm" svg:x="16.925cm" svg:y="5.129cm">
          <text:p text:style-name="P5"><text:span text:style-name="T3">instr C</text:span></text:p>
        </draw:rect>
        <draw:rect draw:style-name="gr13" draw:text-style-name="P9" draw:layer="layout" svg:width="1.663cm" svg:height="0.681cm" svg:x="18.594cm" svg:y="5.13cm">
          <text:p text:style-name="P5"><text:span text:style-name="T3">Goto 1</text:span></text:p>
        </draw:rect>
        <draw:rect draw:style-name="gr15" draw:text-style-name="P9" draw:layer="layout" svg:width="1.663cm" svg:height="0.681cm" svg:x="6.4cm" svg:y="7.736cm">
          <text:p text:style-name="P5"><text:span text:style-name="T3">instr 1</text:span></text:p>
        </draw:rect>
        <draw:rect draw:style-name="gr15" draw:text-style-name="P9" draw:layer="layout" svg:width="1.663cm" svg:height="0.681cm" svg:x="8.067cm" svg:y="7.737cm">
          <text:p text:style-name="P5"><text:span text:style-name="T3">instr 2</text:span></text:p>
        </draw:rect>
        <draw:rect draw:style-name="gr15" draw:text-style-name="P9" draw:layer="layout" svg:width="1.663cm" svg:height="0.681cm" svg:x="9.7cm" svg:y="7.736cm">
          <text:p text:style-name="P5"><text:span text:style-name="T3">instr 3</text:span></text:p>
        </draw:rect>
        <draw:rect draw:style-name="gr15" draw:text-style-name="P9" draw:layer="layout" svg:width="1.663cm" svg:height="0.681cm" svg:x="11.367cm" svg:y="7.737cm">
          <text:p text:style-name="P5"><text:span text:style-name="T3">instr 4</text:span></text:p>
        </draw:rect>
        <draw:rect draw:style-name="gr15" draw:text-style-name="P9" draw:layer="layout" svg:width="1.663cm" svg:height="0.681cm" svg:x="13.001cm" svg:y="7.736cm">
          <text:p text:style-name="P5"><text:span text:style-name="T3">instr 5</text:span></text:p>
        </draw:rect>
        <draw:rect draw:style-name="gr15" draw:text-style-name="P9" draw:layer="layout" svg:width="1.663cm" svg:height="0.681cm" svg:x="14.668cm" svg:y="7.737cm">
          <text:p text:style-name="P5"><text:span text:style-name="T3">instr 6</text:span></text:p>
        </draw:rect>
        <draw:frame draw:style-name="gr1" draw:text-style-name="P17" draw:layer="layout" svg:width="6.348cm" svg:height="0.963cm" svg:x="5.995cm" svg:y="8.874cm">
          <draw:text-box>
            <text:p text:style-name="P1"><text:span text:style-name="T9">Un autre programme</text:span></text:p>
          </draw:text-box>
        </draw:frame>
        <draw:frame draw:style-name="gr1" draw:text-style-name="P8" draw:layer="layout" svg:width="9.621cm" svg:height="0.963cm" svg:x="4.018cm" svg:y="5.855cm">
          <draw:text-box>
            <text:p text:style-name="P1"><text:span text:style-name="T5">Exécution du programme infecté</text:span></text:p>
          </draw:text-box>
        </draw:frame>
        <draw:frame draw:style-name="gr1" draw:text-style-name="P8" draw:layer="layout" svg:width="6.378cm" svg:height="0.963cm" svg:x="14.382cm" svg:y="0.437cm">
          <draw:text-box>
            <text:p text:style-name="P1"><text:span text:style-name="T5">Cliquer pour avancer</text:span></text:p>
          </draw:text-box>
        </draw:frame>
      </draw:page>
      <draw:page draw:name="page24" draw:style-name="dp1" draw:master-page-name="Standard">
        <office:forms form:automatic-focus="false" form:apply-design-mode="false"/>
        <draw:rect draw:style-name="gr3" draw:text-style-name="P9" draw:layer="layout" svg:width="1.663cm" svg:height="0.681cm" svg:x="2.055cm" svg:y="2.695cm">
          <text:p text:style-name="P5"><text:span text:style-name="T3">instr A</text:span></text:p>
        </draw:rect>
        <draw:rect draw:style-name="gr3" draw:text-style-name="P9" draw:layer="layout" svg:width="1.663cm" svg:height="0.681cm" svg:x="3.722cm" svg:y="2.696cm">
          <text:p text:style-name="P5"><text:span text:style-name="T3">instr B</text:span></text:p>
        </draw:rect>
        <draw:rect draw:style-name="gr3" draw:text-style-name="P9" draw:layer="layout" svg:width="1.663cm" svg:height="0.681cm" svg:x="5.389cm" svg:y="2.697cm">
          <text:p text:style-name="P5"><text:span text:style-name="T3">instr C</text:span></text:p>
        </draw:rect>
        <draw:rect draw:style-name="gr2" draw:text-style-name="P6" draw:layer="layout" svg:width="1.663cm" svg:height="0.681cm" svg:x="3.718cm" svg:y="5.137cm">
          <text:p text:style-name="P5"><text:span text:style-name="T3">instr 1</text:span></text:p>
        </draw:rect>
        <draw:rect draw:style-name="gr2" draw:text-style-name="P6" draw:layer="layout" svg:width="1.663cm" svg:height="0.681cm" svg:x="5.337cm" svg:y="5.138cm">
          <text:p text:style-name="P5"><text:span text:style-name="T3">instr 2</text:span></text:p>
        </draw:rect>
        <draw:rect draw:style-name="gr2" draw:text-style-name="P6" draw:layer="layout" svg:width="1.663cm" svg:height="0.681cm" svg:x="6.97cm" svg:y="5.137cm">
          <text:p text:style-name="P5"><text:span text:style-name="T3">instr 3</text:span></text:p>
        </draw:rect>
        <draw:rect draw:style-name="gr2" draw:text-style-name="P6" draw:layer="layout" svg:width="1.663cm" svg:height="0.681cm" svg:x="8.637cm" svg:y="5.138cm">
          <text:p text:style-name="P5"><text:span text:style-name="T3">instr 4</text:span></text:p>
        </draw:rect>
        <draw:rect draw:style-name="gr2" draw:text-style-name="P6" draw:layer="layout" svg:width="1.663cm" svg:height="0.681cm" svg:x="10.27cm" svg:y="5.137cm">
          <text:p text:style-name="P5"><text:span text:style-name="T3">instr 5</text:span></text:p>
        </draw:rect>
        <draw:rect draw:style-name="gr2" draw:text-style-name="P6" draw:layer="layout" svg:width="1.663cm" svg:height="0.681cm" svg:x="11.937cm" svg:y="5.138cm">
          <text:p text:style-name="P5"><text:span text:style-name="T3">instr 6</text:span></text:p>
        </draw:rect>
        <draw:rect draw:style-name="gr5" draw:text-style-name="P9" draw:layer="layout" svg:width="1.663cm" svg:height="0.681cm" svg:x="2.056cm" svg:y="5.128cm">
          <text:p text:style-name="P5"><text:span text:style-name="T3">Goto A</text:span></text:p>
        </draw:rect>
        <draw:rect draw:style-name="gr12" draw:text-style-name="P9" draw:layer="layout" svg:width="1.663cm" svg:height="0.681cm" svg:x="13.592cm" svg:y="5.128cm">
          <text:p text:style-name="P5"><text:span text:style-name="T3">instr A</text:span></text:p>
        </draw:rect>
        <draw:rect draw:style-name="gr12" draw:text-style-name="P9" draw:layer="layout" svg:width="1.663cm" svg:height="0.681cm" svg:x="15.259cm" svg:y="5.129cm">
          <text:p text:style-name="P5"><text:span text:style-name="T3">instr B</text:span></text:p>
        </draw:rect>
        <draw:rect draw:style-name="gr12" draw:text-style-name="P9" draw:layer="layout" svg:width="1.663cm" svg:height="0.681cm" svg:x="16.926cm" svg:y="5.13cm">
          <text:p text:style-name="P5"><text:span text:style-name="T3">instr C</text:span></text:p>
        </draw:rect>
        <draw:rect draw:style-name="gr13" draw:text-style-name="P9" draw:layer="layout" svg:width="1.663cm" svg:height="0.681cm" svg:x="18.595cm" svg:y="5.131cm">
          <text:p text:style-name="P5"><text:span text:style-name="T3">Goto 1</text:span></text:p>
        </draw:rect>
        <draw:rect draw:style-name="gr15" draw:text-style-name="P9" draw:layer="layout" svg:width="1.663cm" svg:height="0.681cm" svg:x="6.401cm" svg:y="7.737cm">
          <text:p text:style-name="P5"><text:span text:style-name="T3">instr 1</text:span></text:p>
        </draw:rect>
        <draw:rect draw:style-name="gr15" draw:text-style-name="P9" draw:layer="layout" svg:width="1.663cm" svg:height="0.681cm" svg:x="8.068cm" svg:y="7.738cm">
          <text:p text:style-name="P5"><text:span text:style-name="T3">instr 2</text:span></text:p>
        </draw:rect>
        <draw:rect draw:style-name="gr15" draw:text-style-name="P9" draw:layer="layout" svg:width="1.663cm" svg:height="0.681cm" svg:x="9.701cm" svg:y="7.737cm">
          <text:p text:style-name="P5"><text:span text:style-name="T3">instr 3</text:span></text:p>
        </draw:rect>
        <draw:rect draw:style-name="gr15" draw:text-style-name="P9" draw:layer="layout" svg:width="1.663cm" svg:height="0.681cm" svg:x="11.368cm" svg:y="7.738cm">
          <text:p text:style-name="P5"><text:span text:style-name="T3">instr 4</text:span></text:p>
        </draw:rect>
        <draw:rect draw:style-name="gr15" draw:text-style-name="P9" draw:layer="layout" svg:width="1.663cm" svg:height="0.681cm" svg:x="13.002cm" svg:y="7.737cm">
          <text:p text:style-name="P5"><text:span text:style-name="T3">instr 5</text:span></text:p>
        </draw:rect>
        <draw:rect draw:style-name="gr15" draw:text-style-name="P9" draw:layer="layout" svg:width="1.663cm" svg:height="0.681cm" svg:x="14.669cm" svg:y="7.738cm">
          <text:p text:style-name="P5"><text:span text:style-name="T3">instr 6</text:span></text:p>
        </draw:rect>
        <draw:frame draw:style-name="gr1" draw:text-style-name="P17" draw:layer="layout" svg:width="6.348cm" svg:height="0.963cm" svg:x="5.996cm" svg:y="8.875cm">
          <draw:text-box>
            <text:p text:style-name="P1"><text:span text:style-name="T9">Un autre programme</text:span></text:p>
          </draw:text-box>
        </draw:frame>
        <draw:frame draw:style-name="gr1" draw:text-style-name="P18" draw:layer="layout" svg:width="9.621cm" svg:height="0.963cm" svg:x="4.019cm" svg:y="5.856cm">
          <draw:text-box>
            <text:p text:style-name="P1"><text:span text:style-name="T10">Exécution du programme infecté</text:span></text:p>
          </draw:text-box>
        </draw:frame>
        <draw:path draw:style-name="gr10" draw:text-style-name="P12" draw:layer="layout" svg:width="10.35cm" svg:height="0.977cm" svg:x="3.439cm" svg:y="3.956cm" svg:viewBox="0 0 10351 978" svg:d="m0 946 4243-669c2106-332 4661-638 6107 700">
          <text:p text:style-name="P1"/>
        </draw:path>
        <draw:frame draw:style-name="gr1" draw:text-style-name="P8" draw:layer="layout" svg:width="6.378cm" svg:height="0.963cm" svg:x="14.382cm" svg:y="0.437cm">
          <draw:text-box>
            <text:p text:style-name="P1"><text:span text:style-name="T5">Cliquer pour avancer</text:span></text:p>
          </draw:text-box>
        </draw:frame>
      </draw:page>
      <draw:page draw:name="page25" draw:style-name="dp1" draw:master-page-name="Standard">
        <office:forms form:automatic-focus="false" form:apply-design-mode="false"/>
        <draw:rect draw:style-name="gr3" draw:text-style-name="P9" draw:layer="layout" svg:width="1.663cm" svg:height="0.681cm" svg:x="2.056cm" svg:y="2.696cm">
          <text:p text:style-name="P5"><text:span text:style-name="T3">instr A</text:span></text:p>
        </draw:rect>
        <draw:rect draw:style-name="gr3" draw:text-style-name="P9" draw:layer="layout" svg:width="1.663cm" svg:height="0.681cm" svg:x="3.723cm" svg:y="2.697cm">
          <text:p text:style-name="P5"><text:span text:style-name="T3">instr B</text:span></text:p>
        </draw:rect>
        <draw:rect draw:style-name="gr3" draw:text-style-name="P9" draw:layer="layout" svg:width="1.663cm" svg:height="0.681cm" svg:x="5.39cm" svg:y="2.698cm">
          <text:p text:style-name="P5"><text:span text:style-name="T3">instr C</text:span></text:p>
        </draw:rect>
        <draw:rect draw:style-name="gr2" draw:text-style-name="P6" draw:layer="layout" svg:width="1.663cm" svg:height="0.681cm" svg:x="3.719cm" svg:y="5.138cm">
          <text:p text:style-name="P5"><text:span text:style-name="T3">instr 1</text:span></text:p>
        </draw:rect>
        <draw:rect draw:style-name="gr2" draw:text-style-name="P6" draw:layer="layout" svg:width="1.663cm" svg:height="0.681cm" svg:x="5.338cm" svg:y="5.139cm">
          <text:p text:style-name="P5"><text:span text:style-name="T3">instr 2</text:span></text:p>
        </draw:rect>
        <draw:rect draw:style-name="gr2" draw:text-style-name="P6" draw:layer="layout" svg:width="1.663cm" svg:height="0.681cm" svg:x="6.971cm" svg:y="5.138cm">
          <text:p text:style-name="P5"><text:span text:style-name="T3">instr 3</text:span></text:p>
        </draw:rect>
        <draw:rect draw:style-name="gr2" draw:text-style-name="P6" draw:layer="layout" svg:width="1.663cm" svg:height="0.681cm" svg:x="8.638cm" svg:y="5.139cm">
          <text:p text:style-name="P5"><text:span text:style-name="T3">instr 4</text:span></text:p>
        </draw:rect>
        <draw:rect draw:style-name="gr2" draw:text-style-name="P6" draw:layer="layout" svg:width="1.663cm" svg:height="0.681cm" svg:x="10.271cm" svg:y="5.138cm">
          <text:p text:style-name="P5"><text:span text:style-name="T3">instr 5</text:span></text:p>
        </draw:rect>
        <draw:rect draw:style-name="gr2" draw:text-style-name="P6" draw:layer="layout" svg:width="1.663cm" svg:height="0.681cm" svg:x="11.938cm" svg:y="5.139cm">
          <text:p text:style-name="P5"><text:span text:style-name="T3">instr 6</text:span></text:p>
        </draw:rect>
        <draw:rect draw:style-name="gr16" draw:text-style-name="P9" draw:layer="layout" svg:width="1.663cm" svg:height="0.681cm" svg:x="2.057cm" svg:y="5.129cm">
          <text:p text:style-name="P5"><text:span text:style-name="T3">Goto A</text:span></text:p>
        </draw:rect>
        <draw:rect draw:style-name="gr17" draw:text-style-name="P9" draw:layer="layout" svg:width="1.663cm" svg:height="0.681cm" svg:x="13.593cm" svg:y="5.129cm">
          <text:p text:style-name="P5"><text:span text:style-name="T3">instr A</text:span></text:p>
        </draw:rect>
        <draw:rect draw:style-name="gr12" draw:text-style-name="P9" draw:layer="layout" svg:width="1.663cm" svg:height="0.681cm" svg:x="15.26cm" svg:y="5.13cm">
          <text:p text:style-name="P5"><text:span text:style-name="T3">instr B</text:span></text:p>
        </draw:rect>
        <draw:rect draw:style-name="gr12" draw:text-style-name="P9" draw:layer="layout" svg:width="1.663cm" svg:height="0.681cm" svg:x="16.927cm" svg:y="5.131cm">
          <text:p text:style-name="P5"><text:span text:style-name="T3">instr C</text:span></text:p>
        </draw:rect>
        <draw:rect draw:style-name="gr13" draw:text-style-name="P9" draw:layer="layout" svg:width="1.663cm" svg:height="0.681cm" svg:x="18.596cm" svg:y="5.132cm">
          <text:p text:style-name="P5"><text:span text:style-name="T3">Goto 1</text:span></text:p>
        </draw:rect>
        <draw:rect draw:style-name="gr15" draw:text-style-name="P9" draw:layer="layout" svg:width="1.663cm" svg:height="0.681cm" svg:x="6.402cm" svg:y="7.738cm">
          <text:p text:style-name="P5"><text:span text:style-name="T3">instr 1</text:span></text:p>
        </draw:rect>
        <draw:rect draw:style-name="gr15" draw:text-style-name="P9" draw:layer="layout" svg:width="1.663cm" svg:height="0.681cm" svg:x="8.069cm" svg:y="7.739cm">
          <text:p text:style-name="P5"><text:span text:style-name="T3">instr 2</text:span></text:p>
        </draw:rect>
        <draw:rect draw:style-name="gr15" draw:text-style-name="P9" draw:layer="layout" svg:width="1.663cm" svg:height="0.681cm" svg:x="9.702cm" svg:y="7.738cm">
          <text:p text:style-name="P5"><text:span text:style-name="T3">instr 3</text:span></text:p>
        </draw:rect>
        <draw:rect draw:style-name="gr15" draw:text-style-name="P9" draw:layer="layout" svg:width="1.663cm" svg:height="0.681cm" svg:x="11.369cm" svg:y="7.739cm">
          <text:p text:style-name="P5"><text:span text:style-name="T3">instr 4</text:span></text:p>
        </draw:rect>
        <draw:rect draw:style-name="gr15" draw:text-style-name="P9" draw:layer="layout" svg:width="1.663cm" svg:height="0.681cm" svg:x="13.003cm" svg:y="7.738cm">
          <text:p text:style-name="P5"><text:span text:style-name="T3">instr 5</text:span></text:p>
        </draw:rect>
        <draw:frame draw:style-name="gr1" draw:text-style-name="P17" draw:layer="layout" svg:width="6.348cm" svg:height="0.963cm" svg:x="5.997cm" svg:y="8.876cm">
          <draw:text-box>
            <text:p text:style-name="P1"><text:span text:style-name="T9">Un autre programme</text:span></text:p>
          </draw:text-box>
        </draw:frame>
        <draw:custom-shape draw:style-name="gr4" draw:text-style-name="P12" draw:layer="layout" svg:width="1.448cm" svg:height="0.825cm" draw:transform="rotate (1.05941485596036) translate (12.913cm 7.165cm)">
          <text:p text:style-name="P1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7" draw:layer="layout" svg:width="8.465cm" svg:height="0.963cm" svg:x="4.347cm" svg:y="6.385cm">
          <draw:text-box>
            <text:p text:style-name="P1"><text:span text:style-name="T4">L'infection virale commence!</text:span></text:p>
          </draw:text-box>
        </draw:frame>
        <draw:path draw:style-name="gr10" draw:text-style-name="P12" draw:layer="layout" svg:width="10.35cm" svg:height="0.977cm" svg:x="3.439cm" svg:y="3.957cm" svg:viewBox="0 0 10351 978" svg:d="m0 946 4243-669c2106-332 4661-638 6107 700">
          <text:p text:style-name="P1"/>
        </draw:path>
        <draw:frame draw:style-name="gr1" draw:text-style-name="P8" draw:layer="layout" svg:width="6.378cm" svg:height="0.963cm" svg:x="14.382cm" svg:y="0.437cm">
          <draw:text-box>
            <text:p text:style-name="P1"><text:span text:style-name="T5">Cliquer pour avancer</text:span></text:p>
          </draw:text-box>
        </draw:frame>
      </draw:page>
      <draw:page draw:name="page26" draw:style-name="dp1" draw:master-page-name="Standard">
        <office:forms form:automatic-focus="false" form:apply-design-mode="false"/>
        <draw:rect draw:style-name="gr3" draw:text-style-name="P9" draw:layer="layout" svg:width="1.663cm" svg:height="0.681cm" svg:x="2.056cm" svg:y="2.696cm">
          <text:p text:style-name="P5"><text:span text:style-name="T3">instr A</text:span></text:p>
        </draw:rect>
        <draw:rect draw:style-name="gr3" draw:text-style-name="P9" draw:layer="layout" svg:width="1.663cm" svg:height="0.681cm" svg:x="3.723cm" svg:y="2.697cm">
          <text:p text:style-name="P5"><text:span text:style-name="T3">instr B</text:span></text:p>
        </draw:rect>
        <draw:rect draw:style-name="gr3" draw:text-style-name="P9" draw:layer="layout" svg:width="1.663cm" svg:height="0.681cm" svg:x="5.39cm" svg:y="2.698cm">
          <text:p text:style-name="P5"><text:span text:style-name="T3">instr C</text:span></text:p>
        </draw:rect>
        <draw:rect draw:style-name="gr2" draw:text-style-name="P6" draw:layer="layout" svg:width="1.663cm" svg:height="0.681cm" svg:x="3.719cm" svg:y="5.138cm">
          <text:p text:style-name="P5"><text:span text:style-name="T3">instr 1</text:span></text:p>
        </draw:rect>
        <draw:rect draw:style-name="gr2" draw:text-style-name="P6" draw:layer="layout" svg:width="1.663cm" svg:height="0.681cm" svg:x="5.338cm" svg:y="5.139cm">
          <text:p text:style-name="P5"><text:span text:style-name="T3">instr 2</text:span></text:p>
        </draw:rect>
        <draw:rect draw:style-name="gr2" draw:text-style-name="P6" draw:layer="layout" svg:width="1.663cm" svg:height="0.681cm" svg:x="6.971cm" svg:y="5.138cm">
          <text:p text:style-name="P5"><text:span text:style-name="T3">instr 3</text:span></text:p>
        </draw:rect>
        <draw:rect draw:style-name="gr2" draw:text-style-name="P6" draw:layer="layout" svg:width="1.663cm" svg:height="0.681cm" svg:x="8.638cm" svg:y="5.139cm">
          <text:p text:style-name="P5"><text:span text:style-name="T3">instr 4</text:span></text:p>
        </draw:rect>
        <draw:rect draw:style-name="gr2" draw:text-style-name="P6" draw:layer="layout" svg:width="1.663cm" svg:height="0.681cm" svg:x="10.271cm" svg:y="5.138cm">
          <text:p text:style-name="P5"><text:span text:style-name="T3">instr 5</text:span></text:p>
        </draw:rect>
        <draw:rect draw:style-name="gr2" draw:text-style-name="P6" draw:layer="layout" svg:width="1.663cm" svg:height="0.681cm" svg:x="11.938cm" svg:y="5.139cm">
          <text:p text:style-name="P5"><text:span text:style-name="T3">instr 6</text:span></text:p>
        </draw:rect>
        <draw:rect draw:style-name="gr16" draw:text-style-name="P9" draw:layer="layout" svg:width="1.663cm" svg:height="0.681cm" svg:x="2.057cm" svg:y="5.129cm">
          <text:p text:style-name="P5"><text:span text:style-name="T3">Goto A</text:span></text:p>
        </draw:rect>
        <draw:rect draw:style-name="gr17" draw:text-style-name="P9" draw:layer="layout" svg:width="1.663cm" svg:height="0.681cm" svg:x="13.593cm" svg:y="5.129cm">
          <text:p text:style-name="P5"><text:span text:style-name="T3">instr A</text:span></text:p>
        </draw:rect>
        <draw:rect draw:style-name="gr12" draw:text-style-name="P9" draw:layer="layout" svg:width="1.663cm" svg:height="0.681cm" svg:x="15.26cm" svg:y="5.13cm">
          <text:p text:style-name="P5"><text:span text:style-name="T3">instr B</text:span></text:p>
        </draw:rect>
        <draw:rect draw:style-name="gr12" draw:text-style-name="P9" draw:layer="layout" svg:width="1.663cm" svg:height="0.681cm" svg:x="16.927cm" svg:y="5.131cm">
          <text:p text:style-name="P5"><text:span text:style-name="T3">instr C</text:span></text:p>
        </draw:rect>
        <draw:rect draw:style-name="gr13" draw:text-style-name="P9" draw:layer="layout" svg:width="1.663cm" svg:height="0.681cm" svg:x="18.596cm" svg:y="5.132cm">
          <text:p text:style-name="P5"><text:span text:style-name="T3">Goto 1</text:span></text:p>
        </draw:rect>
        <draw:rect draw:style-name="gr15" draw:text-style-name="P9" draw:layer="layout" svg:width="1.663cm" svg:height="0.681cm" svg:x="6.402cm" svg:y="7.738cm">
          <text:p text:style-name="P5"><text:span text:style-name="T3">instr 1</text:span></text:p>
        </draw:rect>
        <draw:rect draw:style-name="gr15" draw:text-style-name="P9" draw:layer="layout" svg:width="1.663cm" svg:height="0.681cm" svg:x="8.069cm" svg:y="7.739cm">
          <text:p text:style-name="P5"><text:span text:style-name="T3">instr 2</text:span></text:p>
        </draw:rect>
        <draw:rect draw:style-name="gr15" draw:text-style-name="P9" draw:layer="layout" svg:width="1.663cm" svg:height="0.681cm" svg:x="9.702cm" svg:y="7.738cm">
          <text:p text:style-name="P5"><text:span text:style-name="T3">instr 3</text:span></text:p>
        </draw:rect>
        <draw:rect draw:style-name="gr15" draw:text-style-name="P9" draw:layer="layout" svg:width="1.663cm" svg:height="0.681cm" svg:x="11.369cm" svg:y="7.739cm">
          <text:p text:style-name="P5"><text:span text:style-name="T3">instr 4</text:span></text:p>
        </draw:rect>
        <draw:rect draw:style-name="gr15" draw:text-style-name="P9" draw:layer="layout" svg:width="1.663cm" svg:height="0.681cm" svg:x="13.003cm" svg:y="7.738cm">
          <text:p text:style-name="P5"><text:span text:style-name="T3">instr 5</text:span></text:p>
        </draw:rect>
        <draw:frame draw:style-name="gr1" draw:text-style-name="P17" draw:layer="layout" svg:width="6.348cm" svg:height="0.963cm" svg:x="5.997cm" svg:y="8.876cm">
          <draw:text-box>
            <text:p text:style-name="P1"><text:span text:style-name="T9">Un autre programme</text:span></text:p>
          </draw:text-box>
        </draw:frame>
        <draw:custom-shape draw:style-name="gr4" draw:text-style-name="P12" draw:layer="layout" svg:width="1.448cm" svg:height="0.825cm" draw:transform="rotate (1.05941485596036) translate (12.913cm 7.165cm)">
          <text:p text:style-name="P1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8" draw:layer="layout" svg:width="6.378cm" svg:height="0.963cm" svg:x="14.382cm" svg:y="0.437cm">
          <draw:text-box>
            <text:p text:style-name="P1"><text:span text:style-name="T5">Cliquer pour avancer</text:span></text:p>
          </draw:text-box>
        </draw:frame>
        <draw:line draw:style-name="gr6" draw:text-style-name="P12" draw:layer="layout" svg:x1="14.342cm" svg:y1="3.717cm" svg:x2="14.342cm" svg:y2="4.788cm">
          <text:p text:style-name="P1"/>
        </draw:line>
        <draw:frame draw:style-name="gr18" draw:text-style-name="P7" draw:layer="layout" svg:width="8.465cm" svg:height="0.963cm" svg:x="4.348cm" svg:y="6.386cm">
          <draw:text-box>
            <text:p text:style-name="P1"><text:span text:style-name="T4">L'infection virale commence!</text:span></text:p>
          </draw:text-box>
        </draw:frame>
        <draw:rect draw:style-name="gr19" draw:text-style-name="P9" draw:layer="layout" svg:width="1.663cm" svg:height="0.681cm" svg:x="4.728cm" svg:y="7.732cm">
          <text:p text:style-name="P5"><text:span text:style-name="T3">Goto A</text:span></text:p>
        </draw:rect>
      </draw:page>
      <draw:page draw:name="page27" draw:style-name="dp1" draw:master-page-name="Standard">
        <office:forms form:automatic-focus="false" form:apply-design-mode="false"/>
        <draw:rect draw:style-name="gr3" draw:text-style-name="P9" draw:layer="layout" svg:width="1.663cm" svg:height="0.681cm" svg:x="2.057cm" svg:y="2.697cm">
          <text:p text:style-name="P5"><text:span text:style-name="T3">instr A</text:span></text:p>
        </draw:rect>
        <draw:rect draw:style-name="gr3" draw:text-style-name="P9" draw:layer="layout" svg:width="1.663cm" svg:height="0.681cm" svg:x="3.724cm" svg:y="2.698cm">
          <text:p text:style-name="P5"><text:span text:style-name="T3">instr B</text:span></text:p>
        </draw:rect>
        <draw:rect draw:style-name="gr3" draw:text-style-name="P9" draw:layer="layout" svg:width="1.663cm" svg:height="0.681cm" svg:x="5.391cm" svg:y="2.699cm">
          <text:p text:style-name="P5"><text:span text:style-name="T3">instr C</text:span></text:p>
        </draw:rect>
        <draw:rect draw:style-name="gr2" draw:text-style-name="P6" draw:layer="layout" svg:width="1.663cm" svg:height="0.681cm" svg:x="3.72cm" svg:y="5.139cm">
          <text:p text:style-name="P5"><text:span text:style-name="T3">instr 1</text:span></text:p>
        </draw:rect>
        <draw:rect draw:style-name="gr2" draw:text-style-name="P6" draw:layer="layout" svg:width="1.663cm" svg:height="0.681cm" svg:x="5.339cm" svg:y="5.14cm">
          <text:p text:style-name="P5"><text:span text:style-name="T3">instr 2</text:span></text:p>
        </draw:rect>
        <draw:rect draw:style-name="gr2" draw:text-style-name="P6" draw:layer="layout" svg:width="1.663cm" svg:height="0.681cm" svg:x="6.972cm" svg:y="5.139cm">
          <text:p text:style-name="P5"><text:span text:style-name="T3">instr 3</text:span></text:p>
        </draw:rect>
        <draw:rect draw:style-name="gr2" draw:text-style-name="P6" draw:layer="layout" svg:width="1.663cm" svg:height="0.681cm" svg:x="8.639cm" svg:y="5.14cm">
          <text:p text:style-name="P5"><text:span text:style-name="T3">instr 4</text:span></text:p>
        </draw:rect>
        <draw:rect draw:style-name="gr2" draw:text-style-name="P6" draw:layer="layout" svg:width="1.663cm" svg:height="0.681cm" svg:x="10.272cm" svg:y="5.139cm">
          <text:p text:style-name="P5"><text:span text:style-name="T3">instr 5</text:span></text:p>
        </draw:rect>
        <draw:rect draw:style-name="gr2" draw:text-style-name="P6" draw:layer="layout" svg:width="1.663cm" svg:height="0.681cm" svg:x="11.939cm" svg:y="5.14cm">
          <text:p text:style-name="P5"><text:span text:style-name="T3">instr 6</text:span></text:p>
        </draw:rect>
        <draw:rect draw:style-name="gr16" draw:text-style-name="P9" draw:layer="layout" svg:width="1.663cm" svg:height="0.681cm" svg:x="2.058cm" svg:y="5.13cm">
          <text:p text:style-name="P5"><text:span text:style-name="T3">Goto A</text:span></text:p>
        </draw:rect>
        <draw:rect draw:style-name="gr12" draw:text-style-name="P9" draw:layer="layout" svg:width="1.663cm" svg:height="0.681cm" svg:x="13.594cm" svg:y="5.13cm">
          <text:p text:style-name="P5"><text:span text:style-name="T3">instr A</text:span></text:p>
        </draw:rect>
        <draw:rect draw:style-name="gr17" draw:text-style-name="P9" draw:layer="layout" svg:width="1.663cm" svg:height="0.681cm" svg:x="15.261cm" svg:y="5.131cm">
          <text:p text:style-name="P5"><text:span text:style-name="T3">instr B</text:span></text:p>
        </draw:rect>
        <draw:rect draw:style-name="gr12" draw:text-style-name="P9" draw:layer="layout" svg:width="1.663cm" svg:height="0.681cm" svg:x="16.928cm" svg:y="5.132cm">
          <text:p text:style-name="P5"><text:span text:style-name="T3">instr C</text:span></text:p>
        </draw:rect>
        <draw:rect draw:style-name="gr13" draw:text-style-name="P9" draw:layer="layout" svg:width="1.663cm" svg:height="0.681cm" svg:x="18.597cm" svg:y="5.133cm">
          <text:p text:style-name="P5"><text:span text:style-name="T3">Goto 1</text:span></text:p>
        </draw:rect>
        <draw:rect draw:style-name="gr15" draw:text-style-name="P9" draw:layer="layout" svg:width="1.663cm" svg:height="0.681cm" svg:x="6.403cm" svg:y="7.739cm">
          <text:p text:style-name="P5"><text:span text:style-name="T3">instr 1</text:span></text:p>
        </draw:rect>
        <draw:rect draw:style-name="gr15" draw:text-style-name="P9" draw:layer="layout" svg:width="1.663cm" svg:height="0.681cm" svg:x="8.07cm" svg:y="7.74cm">
          <text:p text:style-name="P5"><text:span text:style-name="T3">instr 2</text:span></text:p>
        </draw:rect>
        <draw:rect draw:style-name="gr15" draw:text-style-name="P9" draw:layer="layout" svg:width="1.663cm" svg:height="0.681cm" svg:x="9.703cm" svg:y="7.739cm">
          <text:p text:style-name="P5"><text:span text:style-name="T3">instr 3</text:span></text:p>
        </draw:rect>
        <draw:rect draw:style-name="gr15" draw:text-style-name="P9" draw:layer="layout" svg:width="1.663cm" svg:height="0.681cm" svg:x="11.37cm" svg:y="7.74cm">
          <text:p text:style-name="P5"><text:span text:style-name="T3">instr 4</text:span></text:p>
        </draw:rect>
        <draw:rect draw:style-name="gr15" draw:text-style-name="P9" draw:layer="layout" svg:width="1.663cm" svg:height="0.681cm" svg:x="13.004cm" svg:y="7.739cm">
          <text:p text:style-name="P5"><text:span text:style-name="T3">instr 5</text:span></text:p>
        </draw:rect>
        <draw:frame draw:style-name="gr1" draw:text-style-name="P17" draw:layer="layout" svg:width="6.348cm" svg:height="0.963cm" svg:x="5.998cm" svg:y="8.877cm">
          <draw:text-box>
            <text:p text:style-name="P1"><text:span text:style-name="T9">Un autre programme</text:span></text:p>
          </draw:text-box>
        </draw:frame>
        <draw:custom-shape draw:style-name="gr4" draw:text-style-name="P12" draw:layer="layout" svg:width="1.448cm" svg:height="0.825cm" draw:transform="rotate (1.05941485596036) translate (12.914cm 7.166cm)">
          <text:p text:style-name="P1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9" draw:text-style-name="P9" draw:layer="layout" svg:width="1.663cm" svg:height="0.681cm" svg:x="4.727cm" svg:y="7.731cm">
          <text:p text:style-name="P5"><text:span text:style-name="T3">Goto A</text:span></text:p>
        </draw:rect>
        <draw:rect draw:style-name="gr19" draw:text-style-name="P9" draw:layer="layout" svg:width="1.663cm" svg:height="0.681cm" svg:x="14.667cm" svg:y="7.746cm">
          <text:p text:style-name="P5"><text:span text:style-name="T3">instr A</text:span></text:p>
        </draw:rect>
        <draw:rect draw:style-name="gr19" draw:text-style-name="P9" draw:layer="layout" svg:width="1.663cm" svg:height="0.681cm" svg:x="16.334cm" svg:y="7.747cm">
          <text:p text:style-name="P5"><text:span text:style-name="T3">instr B</text:span></text:p>
        </draw:rect>
        <draw:rect draw:style-name="gr19" draw:text-style-name="P9" draw:layer="layout" svg:width="1.663cm" svg:height="0.681cm" svg:x="18.001cm" svg:y="7.748cm">
          <text:p text:style-name="P5"><text:span text:style-name="T3">instr C</text:span></text:p>
        </draw:rect>
        <draw:path draw:style-name="gr10" draw:text-style-name="P12" draw:layer="layout" svg:width="1.821cm" svg:height="0.985cm" svg:x="14.552cm" svg:y="3.902cm" svg:viewBox="0 0 1822 986" svg:d="m0 954 747-669c370-332 820-638 1074 700">
          <text:p text:style-name="P1"/>
        </draw:path>
        <draw:frame draw:style-name="gr1" draw:text-style-name="P8" draw:layer="layout" svg:width="6.378cm" svg:height="0.963cm" svg:x="14.382cm" svg:y="0.437cm">
          <draw:text-box>
            <text:p text:style-name="P1"><text:span text:style-name="T5">Cliquer pour avancer</text:span></text:p>
          </draw:text-box>
        </draw:frame>
        <draw:frame draw:style-name="gr18" draw:text-style-name="P7" draw:layer="layout" svg:width="8.465cm" svg:height="0.963cm" svg:x="4.348cm" svg:y="6.386cm">
          <draw:text-box>
            <text:p text:style-name="P1"><text:span text:style-name="T4">L'infection virale commence!</text:span></text:p>
          </draw:text-box>
        </draw:frame>
      </draw:page>
      <draw:page draw:name="page28" draw:style-name="dp1" draw:master-page-name="Standard">
        <office:forms form:automatic-focus="false" form:apply-design-mode="false"/>
        <draw:rect draw:style-name="gr3" draw:text-style-name="P9" draw:layer="layout" svg:width="1.663cm" svg:height="0.681cm" svg:x="2.058cm" svg:y="2.698cm">
          <text:p text:style-name="P5"><text:span text:style-name="T3">instr A</text:span></text:p>
        </draw:rect>
        <draw:rect draw:style-name="gr3" draw:text-style-name="P9" draw:layer="layout" svg:width="1.663cm" svg:height="0.681cm" svg:x="3.725cm" svg:y="2.699cm">
          <text:p text:style-name="P5"><text:span text:style-name="T3">instr B</text:span></text:p>
        </draw:rect>
        <draw:rect draw:style-name="gr3" draw:text-style-name="P9" draw:layer="layout" svg:width="1.663cm" svg:height="0.681cm" svg:x="5.392cm" svg:y="2.7cm">
          <text:p text:style-name="P5"><text:span text:style-name="T3">instr C</text:span></text:p>
        </draw:rect>
        <draw:rect draw:style-name="gr2" draw:text-style-name="P6" draw:layer="layout" svg:width="1.663cm" svg:height="0.681cm" svg:x="3.721cm" svg:y="5.14cm">
          <text:p text:style-name="P5"><text:span text:style-name="T3">instr 1</text:span></text:p>
        </draw:rect>
        <draw:rect draw:style-name="gr2" draw:text-style-name="P6" draw:layer="layout" svg:width="1.663cm" svg:height="0.681cm" svg:x="5.34cm" svg:y="5.141cm">
          <text:p text:style-name="P5"><text:span text:style-name="T3">instr 2</text:span></text:p>
        </draw:rect>
        <draw:rect draw:style-name="gr2" draw:text-style-name="P6" draw:layer="layout" svg:width="1.663cm" svg:height="0.681cm" svg:x="6.973cm" svg:y="5.14cm">
          <text:p text:style-name="P5"><text:span text:style-name="T3">instr 3</text:span></text:p>
        </draw:rect>
        <draw:rect draw:style-name="gr2" draw:text-style-name="P6" draw:layer="layout" svg:width="1.663cm" svg:height="0.681cm" svg:x="8.64cm" svg:y="5.141cm">
          <text:p text:style-name="P5"><text:span text:style-name="T3">instr 4</text:span></text:p>
        </draw:rect>
        <draw:rect draw:style-name="gr2" draw:text-style-name="P6" draw:layer="layout" svg:width="1.663cm" svg:height="0.681cm" svg:x="10.273cm" svg:y="5.14cm">
          <text:p text:style-name="P5"><text:span text:style-name="T3">instr 5</text:span></text:p>
        </draw:rect>
        <draw:rect draw:style-name="gr2" draw:text-style-name="P6" draw:layer="layout" svg:width="1.663cm" svg:height="0.681cm" svg:x="11.94cm" svg:y="5.141cm">
          <text:p text:style-name="P5"><text:span text:style-name="T3">instr 6</text:span></text:p>
        </draw:rect>
        <draw:rect draw:style-name="gr16" draw:text-style-name="P9" draw:layer="layout" svg:width="1.663cm" svg:height="0.681cm" svg:x="2.059cm" svg:y="5.131cm">
          <text:p text:style-name="P5"><text:span text:style-name="T3">Goto A</text:span></text:p>
        </draw:rect>
        <draw:rect draw:style-name="gr12" draw:text-style-name="P9" draw:layer="layout" svg:width="1.663cm" svg:height="0.681cm" svg:x="13.595cm" svg:y="5.131cm">
          <text:p text:style-name="P5"><text:span text:style-name="T3">instr A</text:span></text:p>
        </draw:rect>
        <draw:rect draw:style-name="gr12" draw:text-style-name="P9" draw:layer="layout" svg:width="1.663cm" svg:height="0.681cm" svg:x="15.262cm" svg:y="5.132cm">
          <text:p text:style-name="P5"><text:span text:style-name="T3">instr B</text:span></text:p>
        </draw:rect>
        <draw:rect draw:style-name="gr17" draw:text-style-name="P9" draw:layer="layout" svg:width="1.663cm" svg:height="0.681cm" svg:x="16.929cm" svg:y="5.133cm">
          <text:p text:style-name="P5"><text:span text:style-name="T3">instr C</text:span></text:p>
        </draw:rect>
        <draw:rect draw:style-name="gr13" draw:text-style-name="P9" draw:layer="layout" svg:width="1.663cm" svg:height="0.681cm" svg:x="18.598cm" svg:y="5.134cm">
          <text:p text:style-name="P5"><text:span text:style-name="T3">Goto 1</text:span></text:p>
        </draw:rect>
        <draw:rect draw:style-name="gr15" draw:text-style-name="P9" draw:layer="layout" svg:width="1.663cm" svg:height="0.681cm" svg:x="6.404cm" svg:y="7.74cm">
          <text:p text:style-name="P5"><text:span text:style-name="T3">instr 1</text:span></text:p>
        </draw:rect>
        <draw:rect draw:style-name="gr15" draw:text-style-name="P9" draw:layer="layout" svg:width="1.663cm" svg:height="0.681cm" svg:x="8.071cm" svg:y="7.741cm">
          <text:p text:style-name="P5"><text:span text:style-name="T3">instr 2</text:span></text:p>
        </draw:rect>
        <draw:rect draw:style-name="gr15" draw:text-style-name="P9" draw:layer="layout" svg:width="1.663cm" svg:height="0.681cm" svg:x="9.704cm" svg:y="7.74cm">
          <text:p text:style-name="P5"><text:span text:style-name="T3">instr 3</text:span></text:p>
        </draw:rect>
        <draw:rect draw:style-name="gr15" draw:text-style-name="P9" draw:layer="layout" svg:width="1.663cm" svg:height="0.681cm" svg:x="11.371cm" svg:y="7.741cm">
          <text:p text:style-name="P5"><text:span text:style-name="T3">instr 4</text:span></text:p>
        </draw:rect>
        <draw:rect draw:style-name="gr15" draw:text-style-name="P9" draw:layer="layout" svg:width="1.663cm" svg:height="0.681cm" svg:x="13.005cm" svg:y="7.74cm">
          <text:p text:style-name="P5"><text:span text:style-name="T3">instr 5</text:span></text:p>
        </draw:rect>
        <draw:frame draw:style-name="gr1" draw:text-style-name="P17" draw:layer="layout" svg:width="6.348cm" svg:height="0.963cm" svg:x="5.999cm" svg:y="8.878cm">
          <draw:text-box>
            <text:p text:style-name="P1"><text:span text:style-name="T9">Un autre programme</text:span></text:p>
          </draw:text-box>
        </draw:frame>
        <draw:custom-shape draw:style-name="gr4" draw:text-style-name="P12" draw:layer="layout" svg:width="1.448cm" svg:height="0.825cm" draw:transform="rotate (1.05941485596036) translate (12.915cm 7.167cm)">
          <text:p text:style-name="P1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0" draw:text-style-name="P9" draw:layer="layout" svg:width="1.663cm" svg:height="0.681cm" svg:x="4.728cm" svg:y="7.732cm">
          <text:p text:style-name="P5"><text:span text:style-name="T3">Goto A</text:span></text:p>
        </draw:rect>
        <draw:rect draw:style-name="gr20" draw:text-style-name="P9" draw:layer="layout" svg:width="1.663cm" svg:height="0.681cm" svg:x="14.668cm" svg:y="7.747cm">
          <text:p text:style-name="P5"><text:span text:style-name="T3">instr A</text:span></text:p>
        </draw:rect>
        <draw:rect draw:style-name="gr20" draw:text-style-name="P9" draw:layer="layout" svg:width="1.663cm" svg:height="0.681cm" svg:x="16.335cm" svg:y="7.748cm">
          <text:p text:style-name="P5"><text:span text:style-name="T3">instr B</text:span></text:p>
        </draw:rect>
        <draw:rect draw:style-name="gr20" draw:text-style-name="P9" draw:layer="layout" svg:width="1.663cm" svg:height="0.681cm" svg:x="18.002cm" svg:y="7.749cm">
          <text:p text:style-name="P5"><text:span text:style-name="T3">instr C</text:span></text:p>
        </draw:rect>
        <draw:path draw:style-name="gr10" draw:text-style-name="P12" draw:layer="layout" svg:width="1.821cm" svg:height="0.985cm" svg:x="16.354cm" svg:y="3.904cm" svg:viewBox="0 0 1822 986" svg:d="m0 954 747-669c370-332 820-638 1074 700">
          <text:p text:style-name="P1"/>
        </draw:path>
        <draw:frame draw:style-name="gr1" draw:text-style-name="P8" draw:layer="layout" svg:width="6.378cm" svg:height="0.963cm" svg:x="14.382cm" svg:y="0.437cm">
          <draw:text-box>
            <text:p text:style-name="P1"><text:span text:style-name="T5">Cliquer pour avancer</text:span></text:p>
          </draw:text-box>
        </draw:frame>
        <draw:rect draw:style-name="gr13" draw:text-style-name="P9" draw:layer="layout" svg:width="1.663cm" svg:height="0.681cm" svg:x="19.673cm" svg:y="7.752cm">
          <text:p text:style-name="P5"><text:span text:style-name="T3">Goto 1</text:span></text:p>
        </draw:rect>
        <draw:frame draw:style-name="gr18" draw:text-style-name="P19" draw:layer="layout" svg:width="7.229cm" svg:height="0.963cm" svg:x="5.858cm" svg:y="6.492cm">
          <draw:text-box>
            <text:p text:style-name="P1"><text:span text:style-name="T4">Infection virale terminée</text:span></text:p>
          </draw:text-box>
        </draw:frame>
      </draw:page>
      <draw:page draw:name="page29" draw:style-name="dp1" draw:master-page-name="Standard">
        <office:forms form:automatic-focus="false" form:apply-design-mode="false"/>
        <draw:rect draw:style-name="gr3" draw:text-style-name="P9" draw:layer="layout" svg:width="1.663cm" svg:height="0.681cm" svg:x="2.059cm" svg:y="2.699cm">
          <text:p text:style-name="P5"><text:span text:style-name="T3">instr A</text:span></text:p>
        </draw:rect>
        <draw:rect draw:style-name="gr3" draw:text-style-name="P9" draw:layer="layout" svg:width="1.663cm" svg:height="0.681cm" svg:x="3.726cm" svg:y="2.7cm">
          <text:p text:style-name="P5"><text:span text:style-name="T3">instr B</text:span></text:p>
        </draw:rect>
        <draw:rect draw:style-name="gr3" draw:text-style-name="P9" draw:layer="layout" svg:width="1.663cm" svg:height="0.681cm" svg:x="5.393cm" svg:y="2.701cm">
          <text:p text:style-name="P5"><text:span text:style-name="T3">instr C</text:span></text:p>
        </draw:rect>
        <draw:rect draw:style-name="gr2" draw:text-style-name="P6" draw:layer="layout" svg:width="1.663cm" svg:height="0.681cm" svg:x="3.722cm" svg:y="5.141cm">
          <text:p text:style-name="P5"><text:span text:style-name="T3">instr 1</text:span></text:p>
        </draw:rect>
        <draw:rect draw:style-name="gr2" draw:text-style-name="P6" draw:layer="layout" svg:width="1.663cm" svg:height="0.681cm" svg:x="5.341cm" svg:y="5.142cm">
          <text:p text:style-name="P5"><text:span text:style-name="T3">instr 2</text:span></text:p>
        </draw:rect>
        <draw:rect draw:style-name="gr2" draw:text-style-name="P6" draw:layer="layout" svg:width="1.663cm" svg:height="0.681cm" svg:x="6.974cm" svg:y="5.141cm">
          <text:p text:style-name="P5"><text:span text:style-name="T3">instr 3</text:span></text:p>
        </draw:rect>
        <draw:rect draw:style-name="gr2" draw:text-style-name="P6" draw:layer="layout" svg:width="1.663cm" svg:height="0.681cm" svg:x="8.641cm" svg:y="5.142cm">
          <text:p text:style-name="P5"><text:span text:style-name="T3">instr 4</text:span></text:p>
        </draw:rect>
        <draw:rect draw:style-name="gr2" draw:text-style-name="P6" draw:layer="layout" svg:width="1.663cm" svg:height="0.681cm" svg:x="10.274cm" svg:y="5.141cm">
          <text:p text:style-name="P5"><text:span text:style-name="T3">instr 5</text:span></text:p>
        </draw:rect>
        <draw:rect draw:style-name="gr2" draw:text-style-name="P6" draw:layer="layout" svg:width="1.663cm" svg:height="0.681cm" svg:x="11.941cm" svg:y="5.142cm">
          <text:p text:style-name="P5"><text:span text:style-name="T3">instr 6</text:span></text:p>
        </draw:rect>
        <draw:rect draw:style-name="gr16" draw:text-style-name="P9" draw:layer="layout" svg:width="1.663cm" svg:height="0.681cm" svg:x="2.06cm" svg:y="5.132cm">
          <text:p text:style-name="P5"><text:span text:style-name="T3">Goto A</text:span></text:p>
        </draw:rect>
        <draw:rect draw:style-name="gr12" draw:text-style-name="P9" draw:layer="layout" svg:width="1.663cm" svg:height="0.681cm" svg:x="13.596cm" svg:y="5.132cm">
          <text:p text:style-name="P5"><text:span text:style-name="T3">instr A</text:span></text:p>
        </draw:rect>
        <draw:rect draw:style-name="gr12" draw:text-style-name="P9" draw:layer="layout" svg:width="1.663cm" svg:height="0.681cm" svg:x="15.263cm" svg:y="5.133cm">
          <text:p text:style-name="P5"><text:span text:style-name="T3">instr B</text:span></text:p>
        </draw:rect>
        <draw:rect draw:style-name="gr12" draw:text-style-name="P9" draw:layer="layout" svg:width="1.663cm" svg:height="0.681cm" svg:x="16.93cm" svg:y="5.134cm">
          <text:p text:style-name="P5"><text:span text:style-name="T3">instr C</text:span></text:p>
        </draw:rect>
        <draw:rect draw:style-name="gr17" draw:text-style-name="P9" draw:layer="layout" svg:width="1.663cm" svg:height="0.681cm" svg:x="18.599cm" svg:y="5.135cm">
          <text:p text:style-name="P5"><text:span text:style-name="T3">Goto 1</text:span></text:p>
        </draw:rect>
        <draw:rect draw:style-name="gr15" draw:text-style-name="P9" draw:layer="layout" svg:width="1.663cm" svg:height="0.681cm" svg:x="6.405cm" svg:y="7.741cm">
          <text:p text:style-name="P5"><text:span text:style-name="T3">instr 1</text:span></text:p>
        </draw:rect>
        <draw:rect draw:style-name="gr15" draw:text-style-name="P9" draw:layer="layout" svg:width="1.663cm" svg:height="0.681cm" svg:x="8.072cm" svg:y="7.742cm">
          <text:p text:style-name="P5"><text:span text:style-name="T3">instr 2</text:span></text:p>
        </draw:rect>
        <draw:rect draw:style-name="gr15" draw:text-style-name="P9" draw:layer="layout" svg:width="1.663cm" svg:height="0.681cm" svg:x="9.705cm" svg:y="7.741cm">
          <text:p text:style-name="P5"><text:span text:style-name="T3">instr 3</text:span></text:p>
        </draw:rect>
        <draw:rect draw:style-name="gr15" draw:text-style-name="P9" draw:layer="layout" svg:width="1.663cm" svg:height="0.681cm" svg:x="11.372cm" svg:y="7.742cm">
          <text:p text:style-name="P5"><text:span text:style-name="T3">instr 4</text:span></text:p>
        </draw:rect>
        <draw:rect draw:style-name="gr15" draw:text-style-name="P9" draw:layer="layout" svg:width="1.663cm" svg:height="0.681cm" svg:x="13.006cm" svg:y="7.741cm">
          <text:p text:style-name="P5"><text:span text:style-name="T3">instr 5</text:span></text:p>
        </draw:rect>
        <draw:frame draw:style-name="gr1" draw:text-style-name="P17" draw:layer="layout" svg:width="8.571cm" svg:height="0.983cm" svg:x="6cm" svg:y="8.879cm">
          <draw:text-box>
            <text:p text:style-name="P1"><text:span text:style-name="T9">Un autre programme </text:span><text:span text:style-name="T11">infecté</text:span></text:p>
          </draw:text-box>
        </draw:frame>
        <draw:rect draw:style-name="gr12" draw:text-style-name="P9" draw:layer="layout" svg:width="1.663cm" svg:height="0.681cm" svg:x="4.729cm" svg:y="7.733cm">
          <text:p text:style-name="P5"><text:span text:style-name="T3">Goto A</text:span></text:p>
        </draw:rect>
        <draw:rect draw:style-name="gr12" draw:text-style-name="P9" draw:layer="layout" svg:width="1.663cm" svg:height="0.681cm" svg:x="14.669cm" svg:y="7.748cm">
          <text:p text:style-name="P5"><text:span text:style-name="T3">instr A</text:span></text:p>
        </draw:rect>
        <draw:rect draw:style-name="gr12" draw:text-style-name="P9" draw:layer="layout" svg:width="1.663cm" svg:height="0.681cm" svg:x="16.336cm" svg:y="7.749cm">
          <text:p text:style-name="P5"><text:span text:style-name="T3">instr B</text:span></text:p>
        </draw:rect>
        <draw:rect draw:style-name="gr12" draw:text-style-name="P9" draw:layer="layout" svg:width="1.663cm" svg:height="0.681cm" svg:x="18.003cm" svg:y="7.75cm">
          <text:p text:style-name="P5"><text:span text:style-name="T3">instr C</text:span></text:p>
        </draw:rect>
        <draw:rect draw:style-name="gr13" draw:text-style-name="P9" draw:layer="layout" svg:width="1.663cm" svg:height="0.681cm" svg:x="19.672cm" svg:y="7.751cm">
          <text:p text:style-name="P5"><text:span text:style-name="T3">Goto 1</text:span></text:p>
        </draw:rect>
        <draw:path draw:style-name="gr10" draw:text-style-name="P12" draw:layer="layout" svg:width="1.821cm" svg:height="0.985cm" svg:x="18.056cm" svg:y="3.906cm" svg:viewBox="0 0 1822 986" svg:d="m0 954 747-669c370-332 820-638 1074 700">
          <text:p text:style-name="P1"/>
        </draw:path>
        <draw:frame draw:style-name="gr1" draw:text-style-name="P8" draw:layer="layout" svg:width="6.378cm" svg:height="0.963cm" svg:x="14.382cm" svg:y="0.437cm">
          <draw:text-box>
            <text:p text:style-name="P1"><text:span text:style-name="T5">Cliquer pour avancer</text:span></text:p>
          </draw:text-box>
        </draw:frame>
      </draw:page>
      <draw:page draw:name="page30" draw:style-name="dp1" draw:master-page-name="Standard">
        <office:forms form:automatic-focus="false" form:apply-design-mode="false"/>
        <draw:rect draw:style-name="gr3" draw:text-style-name="P9" draw:layer="layout" svg:width="1.663cm" svg:height="0.681cm" svg:x="2.06cm" svg:y="2.7cm">
          <text:p text:style-name="P5"><text:span text:style-name="T3">instr A</text:span></text:p>
        </draw:rect>
        <draw:rect draw:style-name="gr3" draw:text-style-name="P9" draw:layer="layout" svg:width="1.663cm" svg:height="0.681cm" svg:x="3.727cm" svg:y="2.701cm">
          <text:p text:style-name="P5"><text:span text:style-name="T3">instr B</text:span></text:p>
        </draw:rect>
        <draw:rect draw:style-name="gr3" draw:text-style-name="P9" draw:layer="layout" svg:width="1.663cm" svg:height="0.681cm" svg:x="5.394cm" svg:y="2.702cm">
          <text:p text:style-name="P5"><text:span text:style-name="T3">instr C</text:span></text:p>
        </draw:rect>
        <draw:rect draw:style-name="gr5" draw:text-style-name="P9" draw:layer="layout" svg:width="1.663cm" svg:height="0.681cm" svg:x="3.723cm" svg:y="5.142cm">
          <text:p text:style-name="P5"><text:span text:style-name="T3">instr 1</text:span></text:p>
        </draw:rect>
        <draw:rect draw:style-name="gr2" draw:text-style-name="P6" draw:layer="layout" svg:width="1.663cm" svg:height="0.681cm" svg:x="5.342cm" svg:y="5.143cm">
          <text:p text:style-name="P5"><text:span text:style-name="T3">instr 2</text:span></text:p>
        </draw:rect>
        <draw:rect draw:style-name="gr2" draw:text-style-name="P6" draw:layer="layout" svg:width="1.663cm" svg:height="0.681cm" svg:x="6.975cm" svg:y="5.142cm">
          <text:p text:style-name="P5"><text:span text:style-name="T3">instr 3</text:span></text:p>
        </draw:rect>
        <draw:rect draw:style-name="gr2" draw:text-style-name="P6" draw:layer="layout" svg:width="1.663cm" svg:height="0.681cm" svg:x="8.642cm" svg:y="5.143cm">
          <text:p text:style-name="P5"><text:span text:style-name="T3">instr 4</text:span></text:p>
        </draw:rect>
        <draw:rect draw:style-name="gr2" draw:text-style-name="P6" draw:layer="layout" svg:width="1.663cm" svg:height="0.681cm" svg:x="10.275cm" svg:y="5.142cm">
          <text:p text:style-name="P5"><text:span text:style-name="T3">instr 5</text:span></text:p>
        </draw:rect>
        <draw:rect draw:style-name="gr2" draw:text-style-name="P6" draw:layer="layout" svg:width="1.663cm" svg:height="0.681cm" svg:x="11.942cm" svg:y="5.143cm">
          <text:p text:style-name="P5"><text:span text:style-name="T3">instr 6</text:span></text:p>
        </draw:rect>
        <draw:rect draw:style-name="gr16" draw:text-style-name="P9" draw:layer="layout" svg:width="1.663cm" svg:height="0.681cm" svg:x="2.061cm" svg:y="5.133cm">
          <text:p text:style-name="P5"><text:span text:style-name="T3">Goto A</text:span></text:p>
        </draw:rect>
        <draw:rect draw:style-name="gr12" draw:text-style-name="P9" draw:layer="layout" svg:width="1.663cm" svg:height="0.681cm" svg:x="13.597cm" svg:y="5.133cm">
          <text:p text:style-name="P5"><text:span text:style-name="T3">instr A</text:span></text:p>
        </draw:rect>
        <draw:rect draw:style-name="gr12" draw:text-style-name="P9" draw:layer="layout" svg:width="1.663cm" svg:height="0.681cm" svg:x="15.264cm" svg:y="5.134cm">
          <text:p text:style-name="P5"><text:span text:style-name="T3">instr B</text:span></text:p>
        </draw:rect>
        <draw:rect draw:style-name="gr12" draw:text-style-name="P9" draw:layer="layout" svg:width="1.663cm" svg:height="0.681cm" svg:x="16.931cm" svg:y="5.135cm">
          <text:p text:style-name="P5"><text:span text:style-name="T3">instr C</text:span></text:p>
        </draw:rect>
        <draw:rect draw:style-name="gr17" draw:text-style-name="P9" draw:layer="layout" svg:width="1.663cm" svg:height="0.681cm" svg:x="18.6cm" svg:y="5.136cm">
          <text:p text:style-name="P5"><text:span text:style-name="T3">Goto 1</text:span></text:p>
        </draw:rect>
        <draw:rect draw:style-name="gr15" draw:text-style-name="P9" draw:layer="layout" svg:width="1.663cm" svg:height="0.681cm" svg:x="6.406cm" svg:y="7.742cm">
          <text:p text:style-name="P5"><text:span text:style-name="T3">instr 1</text:span></text:p>
        </draw:rect>
        <draw:rect draw:style-name="gr15" draw:text-style-name="P9" draw:layer="layout" svg:width="1.663cm" svg:height="0.681cm" svg:x="8.073cm" svg:y="7.743cm">
          <text:p text:style-name="P5"><text:span text:style-name="T3">instr 2</text:span></text:p>
        </draw:rect>
        <draw:rect draw:style-name="gr15" draw:text-style-name="P9" draw:layer="layout" svg:width="1.663cm" svg:height="0.681cm" svg:x="9.706cm" svg:y="7.742cm">
          <text:p text:style-name="P5"><text:span text:style-name="T3">instr 3</text:span></text:p>
        </draw:rect>
        <draw:rect draw:style-name="gr15" draw:text-style-name="P9" draw:layer="layout" svg:width="1.663cm" svg:height="0.681cm" svg:x="11.373cm" svg:y="7.743cm">
          <text:p text:style-name="P5"><text:span text:style-name="T3">instr 4</text:span></text:p>
        </draw:rect>
        <draw:rect draw:style-name="gr15" draw:text-style-name="P9" draw:layer="layout" svg:width="1.663cm" svg:height="0.681cm" svg:x="13.007cm" svg:y="7.742cm">
          <text:p text:style-name="P5"><text:span text:style-name="T3">instr 5</text:span></text:p>
        </draw:rect>
        <draw:frame draw:style-name="gr1" draw:text-style-name="P17" draw:layer="layout" svg:width="8.571cm" svg:height="0.983cm" svg:x="6.001cm" svg:y="8.88cm">
          <draw:text-box>
            <text:p text:style-name="P1"><text:span text:style-name="T9">Un autre programme </text:span><text:span text:style-name="T11">infecté</text:span></text:p>
          </draw:text-box>
        </draw:frame>
        <draw:rect draw:style-name="gr12" draw:text-style-name="P9" draw:layer="layout" svg:width="1.663cm" svg:height="0.681cm" svg:x="4.73cm" svg:y="7.734cm">
          <text:p text:style-name="P5"><text:span text:style-name="T3">Goto A</text:span></text:p>
        </draw:rect>
        <draw:rect draw:style-name="gr12" draw:text-style-name="P9" draw:layer="layout" svg:width="1.663cm" svg:height="0.681cm" svg:x="14.67cm" svg:y="7.749cm">
          <text:p text:style-name="P5"><text:span text:style-name="T3">instr A</text:span></text:p>
        </draw:rect>
        <draw:rect draw:style-name="gr12" draw:text-style-name="P9" draw:layer="layout" svg:width="1.663cm" svg:height="0.681cm" svg:x="16.337cm" svg:y="7.75cm">
          <text:p text:style-name="P5"><text:span text:style-name="T3">instr B</text:span></text:p>
        </draw:rect>
        <draw:rect draw:style-name="gr12" draw:text-style-name="P9" draw:layer="layout" svg:width="1.663cm" svg:height="0.681cm" svg:x="18.004cm" svg:y="7.751cm">
          <text:p text:style-name="P5"><text:span text:style-name="T3">instr C</text:span></text:p>
        </draw:rect>
        <draw:rect draw:style-name="gr13" draw:text-style-name="P9" draw:layer="layout" svg:width="1.663cm" svg:height="0.681cm" svg:x="19.673cm" svg:y="7.752cm">
          <text:p text:style-name="P5"><text:span text:style-name="T3">Goto 1</text:span></text:p>
        </draw:rect>
        <draw:path draw:style-name="gr10" draw:text-style-name="P12" draw:layer="layout" svg:width="14.865cm" svg:height="0.977cm" svg:x="5.012cm" svg:y="3.915cm" svg:viewBox="0 0 14866 978" svg:d="m14865 946-6098-669c-3021-332-6694-638-8767 700">
          <text:p text:style-name="P1"/>
        </draw:path>
        <draw:frame draw:style-name="gr1" draw:text-style-name="P15" draw:layer="layout" svg:width="14.883cm" svg:height="0.963cm" svg:x="3.396cm" svg:y="6.307cm">
          <draw:text-box>
            <text:p text:style-name="P1"><text:span text:style-name="T7">Retour à l'exécution normale du programme infecté</text:span></text:p>
          </draw:text-box>
        </draw:frame>
        <draw:frame draw:style-name="gr1" draw:text-style-name="P8" draw:layer="layout" svg:width="6.378cm" svg:height="0.963cm" svg:x="14.382cm" svg:y="0.437cm">
          <draw:text-box>
            <text:p text:style-name="P1"><text:span text:style-name="T5">Cliquer pour avancer</text:span></text:p>
          </draw:text-box>
        </draw:frame>
      </draw:page>
      <draw:page draw:name="page31" draw:style-name="dp1" draw:master-page-name="Standard">
        <office:forms form:automatic-focus="false" form:apply-design-mode="false"/>
        <draw:rect draw:style-name="gr3" draw:text-style-name="P9" draw:layer="layout" svg:width="1.663cm" svg:height="0.681cm" svg:x="2.061cm" svg:y="2.701cm">
          <text:p text:style-name="P5"><text:span text:style-name="T3">instr A</text:span></text:p>
        </draw:rect>
        <draw:rect draw:style-name="gr3" draw:text-style-name="P9" draw:layer="layout" svg:width="1.663cm" svg:height="0.681cm" svg:x="3.728cm" svg:y="2.702cm">
          <text:p text:style-name="P5"><text:span text:style-name="T3">instr B</text:span></text:p>
        </draw:rect>
        <draw:rect draw:style-name="gr3" draw:text-style-name="P9" draw:layer="layout" svg:width="1.663cm" svg:height="0.681cm" svg:x="5.395cm" svg:y="2.703cm">
          <text:p text:style-name="P5"><text:span text:style-name="T3">instr C</text:span></text:p>
        </draw:rect>
        <draw:rect draw:style-name="gr2" draw:text-style-name="P6" draw:layer="layout" svg:width="1.663cm" svg:height="0.681cm" svg:x="3.724cm" svg:y="5.143cm">
          <text:p text:style-name="P5"><text:span text:style-name="T3">instr 1</text:span></text:p>
        </draw:rect>
        <draw:rect draw:style-name="gr5" draw:text-style-name="P9" draw:layer="layout" svg:width="1.663cm" svg:height="0.681cm" svg:x="5.343cm" svg:y="5.144cm">
          <text:p text:style-name="P5"><text:span text:style-name="T3">instr 2</text:span></text:p>
        </draw:rect>
        <draw:rect draw:style-name="gr21" draw:text-style-name="P9" draw:layer="layout" svg:width="1.663cm" svg:height="0.681cm" svg:x="6.976cm" svg:y="5.143cm">
          <text:p text:style-name="P5"><text:span text:style-name="T3">instr 3</text:span></text:p>
        </draw:rect>
        <draw:rect draw:style-name="gr2" draw:text-style-name="P6" draw:layer="layout" svg:width="1.663cm" svg:height="0.681cm" svg:x="8.643cm" svg:y="5.144cm">
          <text:p text:style-name="P5"><text:span text:style-name="T3">instr 4</text:span></text:p>
        </draw:rect>
        <draw:rect draw:style-name="gr2" draw:text-style-name="P6" draw:layer="layout" svg:width="1.663cm" svg:height="0.681cm" svg:x="10.276cm" svg:y="5.143cm">
          <text:p text:style-name="P5"><text:span text:style-name="T3">instr 5</text:span></text:p>
        </draw:rect>
        <draw:rect draw:style-name="gr2" draw:text-style-name="P6" draw:layer="layout" svg:width="1.663cm" svg:height="0.681cm" svg:x="11.943cm" svg:y="5.144cm">
          <text:p text:style-name="P5"><text:span text:style-name="T3">instr 6</text:span></text:p>
        </draw:rect>
        <draw:rect draw:style-name="gr16" draw:text-style-name="P9" draw:layer="layout" svg:width="1.663cm" svg:height="0.681cm" svg:x="2.062cm" svg:y="5.134cm">
          <text:p text:style-name="P5"><text:span text:style-name="T3">Goto A</text:span></text:p>
        </draw:rect>
        <draw:rect draw:style-name="gr12" draw:text-style-name="P9" draw:layer="layout" svg:width="1.663cm" svg:height="0.681cm" svg:x="13.598cm" svg:y="5.134cm">
          <text:p text:style-name="P5"><text:span text:style-name="T3">instr A</text:span></text:p>
        </draw:rect>
        <draw:rect draw:style-name="gr12" draw:text-style-name="P9" draw:layer="layout" svg:width="1.663cm" svg:height="0.681cm" svg:x="15.265cm" svg:y="5.135cm">
          <text:p text:style-name="P5"><text:span text:style-name="T3">instr B</text:span></text:p>
        </draw:rect>
        <draw:rect draw:style-name="gr12" draw:text-style-name="P9" draw:layer="layout" svg:width="1.663cm" svg:height="0.681cm" svg:x="16.932cm" svg:y="5.136cm">
          <text:p text:style-name="P5"><text:span text:style-name="T3">instr C</text:span></text:p>
        </draw:rect>
        <draw:rect draw:style-name="gr13" draw:text-style-name="P9" draw:layer="layout" svg:width="1.663cm" svg:height="0.681cm" svg:x="18.601cm" svg:y="5.137cm">
          <text:p text:style-name="P5"><text:span text:style-name="T3">Goto 1</text:span></text:p>
        </draw:rect>
        <draw:rect draw:style-name="gr15" draw:text-style-name="P9" draw:layer="layout" svg:width="1.663cm" svg:height="0.681cm" svg:x="6.407cm" svg:y="7.743cm">
          <text:p text:style-name="P5"><text:span text:style-name="T3">instr 1</text:span></text:p>
        </draw:rect>
        <draw:rect draw:style-name="gr15" draw:text-style-name="P9" draw:layer="layout" svg:width="1.663cm" svg:height="0.681cm" svg:x="8.074cm" svg:y="7.744cm">
          <text:p text:style-name="P5"><text:span text:style-name="T3">instr 2</text:span></text:p>
        </draw:rect>
        <draw:rect draw:style-name="gr15" draw:text-style-name="P9" draw:layer="layout" svg:width="1.663cm" svg:height="0.681cm" svg:x="9.707cm" svg:y="7.743cm">
          <text:p text:style-name="P5"><text:span text:style-name="T3">instr 3</text:span></text:p>
        </draw:rect>
        <draw:rect draw:style-name="gr15" draw:text-style-name="P9" draw:layer="layout" svg:width="1.663cm" svg:height="0.681cm" svg:x="11.374cm" svg:y="7.744cm">
          <text:p text:style-name="P5"><text:span text:style-name="T3">instr 4</text:span></text:p>
        </draw:rect>
        <draw:rect draw:style-name="gr15" draw:text-style-name="P9" draw:layer="layout" svg:width="1.663cm" svg:height="0.681cm" svg:x="13.008cm" svg:y="7.743cm">
          <text:p text:style-name="P5"><text:span text:style-name="T3">instr 5</text:span></text:p>
        </draw:rect>
        <draw:frame draw:style-name="gr1" draw:text-style-name="P17" draw:layer="layout" svg:width="8.571cm" svg:height="0.983cm" svg:x="6.002cm" svg:y="8.881cm">
          <draw:text-box>
            <text:p text:style-name="P1"><text:span text:style-name="T9">Un autre programme </text:span><text:span text:style-name="T11">infecté</text:span></text:p>
          </draw:text-box>
        </draw:frame>
        <draw:frame draw:style-name="gr1" draw:text-style-name="P7" draw:layer="layout" svg:width="14.883cm" svg:height="0.963cm" svg:x="3.395cm" svg:y="6.306cm">
          <draw:text-box>
            <text:p text:style-name="P1"><text:span text:style-name="T4">Retour à l'exécution normale du programme infecté</text:span></text:p>
          </draw:text-box>
        </draw:frame>
        <draw:path draw:style-name="gr10" draw:text-style-name="P12" draw:layer="layout" svg:width="1.821cm" svg:height="0.985cm" svg:x="4.457cm" svg:y="3.907cm" svg:viewBox="0 0 1822 986" svg:d="m0 954 747-669c370-332 820-638 1074 700">
          <text:p text:style-name="P1"/>
        </draw:path>
        <draw:rect draw:style-name="gr12" draw:text-style-name="P9" draw:layer="layout" svg:width="1.663cm" svg:height="0.681cm" svg:x="4.731cm" svg:y="7.735cm">
          <text:p text:style-name="P5"><text:span text:style-name="T3">Goto A</text:span></text:p>
        </draw:rect>
        <draw:rect draw:style-name="gr12" draw:text-style-name="P9" draw:layer="layout" svg:width="1.663cm" svg:height="0.681cm" svg:x="14.671cm" svg:y="7.742cm">
          <text:p text:style-name="P5"><text:span text:style-name="T3">instr A</text:span></text:p>
        </draw:rect>
        <draw:rect draw:style-name="gr12" draw:text-style-name="P9" draw:layer="layout" svg:width="1.663cm" svg:height="0.681cm" svg:x="16.338cm" svg:y="7.743cm">
          <text:p text:style-name="P5"><text:span text:style-name="T3">instr B</text:span></text:p>
        </draw:rect>
        <draw:rect draw:style-name="gr12" draw:text-style-name="P9" draw:layer="layout" svg:width="1.663cm" svg:height="0.681cm" svg:x="18.005cm" svg:y="7.744cm">
          <text:p text:style-name="P5"><text:span text:style-name="T3">instr C</text:span></text:p>
        </draw:rect>
        <draw:rect draw:style-name="gr13" draw:text-style-name="P9" draw:layer="layout" svg:width="1.663cm" svg:height="0.681cm" svg:x="19.674cm" svg:y="7.745cm">
          <text:p text:style-name="P5"><text:span text:style-name="T3">Goto 1</text:span></text:p>
        </draw:rect>
        <draw:frame draw:style-name="gr1" draw:text-style-name="P8" draw:layer="layout" svg:width="5.51cm" svg:height="0.963cm" svg:x="8.988cm" svg:y="3.969cm">
          <draw:text-box>
            <text:p text:style-name="P1"><text:span text:style-name="T5">Et ainsi de suite...</text:span></text:p>
          </draw:text-box>
        </draw:frame>
      </draw:page>
      <draw:page draw:name="page32" draw:style-name="dp1" draw:master-page-name="Standard">
        <office:forms form:automatic-focus="false" form:apply-design-mode="false"/>
        <draw:rect draw:style-name="gr3" draw:text-style-name="P9" draw:layer="layout" svg:width="1.663cm" svg:height="0.681cm" svg:x="2.061cm" svg:y="2.702cm">
          <text:p text:style-name="P5"><text:span text:style-name="T3">instr A</text:span></text:p>
        </draw:rect>
        <draw:rect draw:style-name="gr3" draw:text-style-name="P9" draw:layer="layout" svg:width="1.663cm" svg:height="0.681cm" svg:x="3.728cm" svg:y="2.703cm">
          <text:p text:style-name="P5"><text:span text:style-name="T3">instr B</text:span></text:p>
        </draw:rect>
        <draw:rect draw:style-name="gr3" draw:text-style-name="P9" draw:layer="layout" svg:width="1.663cm" svg:height="0.681cm" svg:x="5.395cm" svg:y="2.704cm">
          <text:p text:style-name="P5"><text:span text:style-name="T3">instr C</text:span></text:p>
        </draw:rect>
        <draw:rect draw:style-name="gr2" draw:text-style-name="P6" draw:layer="layout" svg:width="1.663cm" svg:height="0.681cm" svg:x="3.724cm" svg:y="5.144cm">
          <text:p text:style-name="P5"><text:span text:style-name="T3">instr 1</text:span></text:p>
        </draw:rect>
        <draw:rect draw:style-name="gr5" draw:text-style-name="P9" draw:layer="layout" svg:width="1.663cm" svg:height="0.681cm" svg:x="5.343cm" svg:y="5.145cm">
          <text:p text:style-name="P5"><text:span text:style-name="T3">instr 2</text:span></text:p>
        </draw:rect>
        <draw:rect draw:style-name="gr21" draw:text-style-name="P9" draw:layer="layout" svg:width="1.663cm" svg:height="0.681cm" svg:x="6.976cm" svg:y="5.144cm">
          <text:p text:style-name="P5"><text:span text:style-name="T3">instr 3</text:span></text:p>
        </draw:rect>
        <draw:rect draw:style-name="gr2" draw:text-style-name="P6" draw:layer="layout" svg:width="1.663cm" svg:height="0.681cm" svg:x="8.643cm" svg:y="5.145cm">
          <text:p text:style-name="P5"><text:span text:style-name="T3">instr 4</text:span></text:p>
        </draw:rect>
        <draw:rect draw:style-name="gr2" draw:text-style-name="P6" draw:layer="layout" svg:width="1.663cm" svg:height="0.681cm" svg:x="10.276cm" svg:y="5.144cm">
          <text:p text:style-name="P5"><text:span text:style-name="T3">instr 5</text:span></text:p>
        </draw:rect>
        <draw:rect draw:style-name="gr2" draw:text-style-name="P6" draw:layer="layout" svg:width="1.663cm" svg:height="0.681cm" svg:x="11.943cm" svg:y="5.145cm">
          <text:p text:style-name="P5"><text:span text:style-name="T3">instr 6</text:span></text:p>
        </draw:rect>
        <draw:rect draw:style-name="gr16" draw:text-style-name="P9" draw:layer="layout" svg:width="1.663cm" svg:height="0.681cm" svg:x="2.062cm" svg:y="5.135cm">
          <text:p text:style-name="P5"><text:span text:style-name="T3">Goto A</text:span></text:p>
        </draw:rect>
        <draw:rect draw:style-name="gr12" draw:text-style-name="P9" draw:layer="layout" svg:width="1.663cm" svg:height="0.681cm" svg:x="13.598cm" svg:y="5.135cm">
          <text:p text:style-name="P5"><text:span text:style-name="T3">instr A</text:span></text:p>
        </draw:rect>
        <draw:rect draw:style-name="gr12" draw:text-style-name="P9" draw:layer="layout" svg:width="1.663cm" svg:height="0.681cm" svg:x="15.265cm" svg:y="5.136cm">
          <text:p text:style-name="P5"><text:span text:style-name="T3">instr B</text:span></text:p>
        </draw:rect>
        <draw:rect draw:style-name="gr12" draw:text-style-name="P9" draw:layer="layout" svg:width="1.663cm" svg:height="0.681cm" svg:x="16.932cm" svg:y="5.137cm">
          <text:p text:style-name="P5"><text:span text:style-name="T3">instr C</text:span></text:p>
        </draw:rect>
        <draw:rect draw:style-name="gr13" draw:text-style-name="P9" draw:layer="layout" svg:width="1.663cm" svg:height="0.681cm" svg:x="18.601cm" svg:y="5.138cm">
          <text:p text:style-name="P5"><text:span text:style-name="T3">Goto 1</text:span></text:p>
        </draw:rect>
        <draw:rect draw:style-name="gr15" draw:text-style-name="P9" draw:layer="layout" svg:width="1.663cm" svg:height="0.681cm" svg:x="6.407cm" svg:y="7.744cm">
          <text:p text:style-name="P5"><text:span text:style-name="T3">instr 1</text:span></text:p>
        </draw:rect>
        <draw:rect draw:style-name="gr15" draw:text-style-name="P9" draw:layer="layout" svg:width="1.663cm" svg:height="0.681cm" svg:x="8.074cm" svg:y="7.745cm">
          <text:p text:style-name="P5"><text:span text:style-name="T3">instr 2</text:span></text:p>
        </draw:rect>
        <draw:rect draw:style-name="gr15" draw:text-style-name="P9" draw:layer="layout" svg:width="1.663cm" svg:height="0.681cm" svg:x="9.707cm" svg:y="7.744cm">
          <text:p text:style-name="P5"><text:span text:style-name="T3">instr 3</text:span></text:p>
        </draw:rect>
        <draw:rect draw:style-name="gr15" draw:text-style-name="P9" draw:layer="layout" svg:width="1.663cm" svg:height="0.681cm" svg:x="11.374cm" svg:y="7.745cm">
          <text:p text:style-name="P5"><text:span text:style-name="T3">instr 4</text:span></text:p>
        </draw:rect>
        <draw:rect draw:style-name="gr15" draw:text-style-name="P9" draw:layer="layout" svg:width="1.663cm" svg:height="0.681cm" svg:x="13.008cm" svg:y="7.744cm">
          <text:p text:style-name="P5"><text:span text:style-name="T3">instr 5</text:span></text:p>
        </draw:rect>
        <draw:frame draw:style-name="gr1" draw:text-style-name="P17" draw:layer="layout" svg:width="8.571cm" svg:height="0.983cm" svg:x="6.002cm" svg:y="8.882cm">
          <draw:text-box>
            <text:p text:style-name="P1"><text:span text:style-name="T9">Un autre programme </text:span><text:span text:style-name="T11">infecté</text:span></text:p>
          </draw:text-box>
        </draw:frame>
        <draw:frame draw:style-name="gr1" draw:text-style-name="P7" draw:layer="layout" svg:width="14.883cm" svg:height="0.963cm" svg:x="3.395cm" svg:y="6.307cm">
          <draw:text-box>
            <text:p text:style-name="P1"><text:span text:style-name="T4">Retour à l'exécution normale du programme infecté</text:span></text:p>
          </draw:text-box>
        </draw:frame>
        <draw:rect draw:style-name="gr12" draw:text-style-name="P9" draw:layer="layout" svg:width="1.663cm" svg:height="0.681cm" svg:x="4.731cm" svg:y="7.736cm">
          <text:p text:style-name="P5"><text:span text:style-name="T3">Goto A</text:span></text:p>
        </draw:rect>
        <draw:rect draw:style-name="gr12" draw:text-style-name="P9" draw:layer="layout" svg:width="1.663cm" svg:height="0.681cm" svg:x="14.671cm" svg:y="7.743cm">
          <text:p text:style-name="P5"><text:span text:style-name="T3">instr A</text:span></text:p>
        </draw:rect>
        <draw:rect draw:style-name="gr12" draw:text-style-name="P9" draw:layer="layout" svg:width="1.663cm" svg:height="0.681cm" svg:x="16.338cm" svg:y="7.744cm">
          <text:p text:style-name="P5"><text:span text:style-name="T3">instr B</text:span></text:p>
        </draw:rect>
        <draw:rect draw:style-name="gr12" draw:text-style-name="P9" draw:layer="layout" svg:width="1.663cm" svg:height="0.681cm" svg:x="18.005cm" svg:y="7.745cm">
          <text:p text:style-name="P5"><text:span text:style-name="T3">instr C</text:span></text:p>
        </draw:rect>
        <draw:rect draw:style-name="gr13" draw:text-style-name="P9" draw:layer="layout" svg:width="1.663cm" svg:height="0.681cm" svg:x="19.674cm" svg:y="7.746cm">
          <text:p text:style-name="P5"><text:span text:style-name="T3">Goto 1</text:span></text:p>
        </draw:rect>
        <draw:frame draw:style-name="gr22" draw:text-style-name="P20" draw:layer="layout" svg:width="12.109cm" svg:height="1.773cm" svg:x="8.455cm" svg:y="0.436cm">
          <draw:text-box>
            <text:p text:style-name="P1"><text:span text:style-name="T12">Cliquer pour rejou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12cm" style:print-orientation="landscape"/>
    </style:page-layout>
    <style:style style:name="dp1" style:family="drawing-page">
      <style:drawing-page-properties draw:background-size="border" draw:fill="solid" draw:fill-color="#ffffcc" draw:fill-gradient-name="Linear_20_yellow_2f_brown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5-10-31T22:59:41</meta:creation-date>
    <dc:date>2005-11-01T16:05:20</dc:date>
    <dc:language>fr-BE</dc:language>
    <meta:editing-cycles>8</meta:editing-cycles>
    <meta:editing-duration>PT2H4M55S</meta:editing-duration>
    <meta:user-defined meta:name="Info 1"/>
    <meta:user-defined meta:name="Info 2"/>
    <meta:user-defined meta:name="Info 3"/>
    <meta:user-defined meta:name="Info 4"/>
    <meta:document-statistic meta:object-count="589"/>
  </office:meta>
</office:document-meta>
</file>